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68.73mm" svg:height="135.73mm" svg:x="194.66mm" svg:y="30.28mm">
            <loext:p draw:notify-on-update-of-ranges="Sheet1.A1:Sheet1.A92 Sheet1.B1:Sheet1.B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87.12mm" svg:height="159.38mm" svg:x="76.27mm" svg:y="186.19mm">
            <loext:p draw:notify-on-update-of-ranges="Sheet1.C2:Sheet1.C943 Sheet1.D2:Sheet1.D9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82.22mm" svg:height="138.12mm" svg:x="136.57mm" svg:y="163.62mm">
            <loext:p draw:notify-on-update-of-ranges="Sheet1.F37:Sheet1.F10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812" calcext:value-type="float">
            <text:p>35812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9637" calcext:value-type="float">
            <text:p>19637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7815" calcext:value-type="float">
            <text:p>7815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995" calcext:value-type="float">
            <text:p>3995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616" calcext:value-type="float">
            <text:p>2616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689" calcext:value-type="float">
            <text:p>1689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220" calcext:value-type="float">
            <text:p>1220</text:p>
          </table:table-cell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900" calcext:value-type="float">
            <text:p>90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634" calcext:value-type="float">
            <text:p>634</text:p>
          </table:table-cell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20" calcext:value-type="float">
            <text:p>52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391" calcext:value-type="float">
            <text:p>391</text:p>
          </table:table-cell>
          <table:table-cell office:value-type="float" office:value="0.44" calcext:value-type="float">
            <text:p>0.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293" calcext:value-type="float">
            <text:p>293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269" calcext:value-type="float">
            <text:p>269</text:p>
          </table:table-cell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19" calcext:value-type="float">
            <text:p>219</text:p>
          </table:table-cell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83" calcext:value-type="float">
            <text:p>18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37" calcext:value-type="float">
            <text:p>137</text:p>
          </table:table-cell>
          <table:table-cell office:value-type="float" office:value="0.64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08" calcext:value-type="float">
            <text:p>108</text:p>
          </table:table-cell>
          <table:table-cell office:value-type="float" office:value="0.68" calcext:value-type="float">
            <text:p>0.6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17" calcext:value-type="float">
            <text:p>117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92" calcext:value-type="float">
            <text:p>92</text:p>
          </table:table-cell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5" calcext:value-type="float">
            <text:p>75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59" calcext:value-type="float">
            <text:p>59</text:p>
          </table:table-cell>
          <table:table-cell office:value-type="float" office:value="0.84" calcext:value-type="float">
            <text:p>0.8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56" calcext:value-type="float">
            <text:p>56</text:p>
          </table:table-cell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1" calcext:value-type="float">
            <text:p>41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36" calcext:value-type="float">
            <text:p>36</text:p>
          </table:table-cell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28" calcext:value-type="float">
            <text:p>28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5" calcext:value-type="float">
            <text:p>25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21" calcext:value-type="float">
            <text:p>21</text:p>
          </table:table-cell>
          <table:table-cell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19" calcext:value-type="float">
            <text:p>19</text:p>
          </table:table-cell>
          <table:table-cell office:value-type="float" office:value="1.16" calcext:value-type="float">
            <text:p>1.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9" calcext:value-type="float">
            <text:p>9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5" calcext:value-type="float">
            <text:p>5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10" calcext:value-type="float">
            <text:p>10</text:p>
          </table:table-cell>
          <table:table-cell office:value-type="float" office:value="1.52" calcext:value-type="float">
            <text:p>1.52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4" calcext:value-type="float">
            <text:p>4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3" calcext:value-type="float">
            <text:p>3</text:p>
          </table:table-cell>
          <table:table-cell office:value-type="float" office:value="1.64" calcext:value-type="float">
            <text:p>1.64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3" calcext:value-type="float">
            <text:p>3</text:p>
          </table:table-cell>
          <table:table-cell office:value-type="float" office:value="1.76" calcext:value-type="float">
            <text:p>1.76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1" calcext:value-type="float">
            <text:p>1</text:p>
          </table:table-cell>
          <table:table-cell office:value-type="float" office:value="1.84" calcext:value-type="float">
            <text:p>1.8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3" calcext:value-type="float">
            <text:p>3</text:p>
          </table:table-cell>
          <table:table-cell office:value-type="float" office:value="1.88" calcext:value-type="float">
            <text:p>1.88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1" calcext:value-type="float">
            <text:p>1</text:p>
          </table:table-cell>
          <table:table-cell office:value-type="float" office:value="1.92" calcext:value-type="float">
            <text:p>1.92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0.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" calcext:value-type="float">
            <text:p>1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1" calcext:value-type="float">
            <text:p>1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" calcext:value-type="float">
            <text:p>2</text:p>
          </table:table-cell>
          <table:table-cell office:value-type="float" office:value="2.16" calcext:value-type="float">
            <text:p>2.16</text:p>
          </table:table-cell>
          <table:table-cell office:value-type="float" office:value="2" calcext:value-type="float">
            <text:p>2</text:p>
          </table:table-cell>
          <table:table-cell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.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1" calcext:value-type="float">
            <text:p>1</text:p>
          </table:table-cell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2" calcext:value-type="float">
            <text:p>2</text:p>
          </table:table-cell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" calcext:value-type="float">
            <text:p>1</text:p>
          </table:table-cell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.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  <table:table-cell office:value-type="float" office:value="2.76" calcext:value-type="float">
            <text:p>2.76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0" calcext:value-type="float">
            <text:p>0</text:p>
          </table:table-cell>
          <table:table-cell office:value-type="float" office:value="2.92" calcext:value-type="float">
            <text:p>2.9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3.08" calcext:value-type="float">
            <text:p>3.08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0" calcext:value-type="float">
            <text:p>0</text:p>
          </table:table-cell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0" calcext:value-type="float">
            <text:p>0</text:p>
          </table:table-cell>
          <table:table-cell office:value-type="float" office:value="3.56" calcext:value-type="float">
            <text:p>3.56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.68" calcext:value-type="float">
            <text:p>3.68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.76" calcext:value-type="float">
            <text:p>3.76</text:p>
          </table:table-cell>
          <table:table-cell office:value-type="float" office:value="2" calcext:value-type="float">
            <text:p>2</text:p>
          </table:table-cell>
          <table:table-cell office:value-type="float" office:value="2.32" calcext:value-type="float">
            <text:p>2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.84" calcext:value-type="float">
            <text:p>3.8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.88" calcext:value-type="float">
            <text:p>3.88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.92" calcext:value-type="float">
            <text:p>3.92</text:p>
          </table:table-cell>
          <table:table-cell office:value-type="float" office:value="1" calcext:value-type="float">
            <text:p>1</text:p>
          </table:table-cell>
          <table:table-cell office:value-type="float" office:value="2.48" calcext:value-type="float">
            <text:p>2.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.96" calcext:value-type="float">
            <text:p>3.96</text:p>
          </table:table-cell>
          <table:table-cell office:value-type="float" office:value="1" calcext:value-type="float">
            <text:p>1</text:p>
          </table:table-cell>
          <table:table-cell office:value-type="float" office:value="2.52" calcext:value-type="float">
            <text:p>2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.04" calcext:value-type="float">
            <text:p>4.04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.12" calcext:value-type="float">
            <text:p>4.12</text:p>
          </table:table-cell>
          <table:table-cell office:value-type="float" office:value="1" calcext:value-type="float">
            <text:p>1</text:p>
          </table:table-cell>
          <table:table-cell office:value-type="float" office:value="2.68" calcext:value-type="float">
            <text:p>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.24" calcext:value-type="float">
            <text:p>4.24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.28" calcext:value-type="float">
            <text:p>4.28</text:p>
          </table:table-cell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.36" calcext:value-type="float">
            <text:p>4.36</text:p>
          </table:table-cell>
          <table:table-cell office:value-type="float" office:value="2" calcext:value-type="float">
            <text:p>2</text:p>
          </table:table-cell>
          <table:table-cell office:value-type="float" office:value="2.92" calcext:value-type="float">
            <text:p>2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2.96" calcext:value-type="float">
            <text:p>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.48" calcext:value-type="float">
            <text:p>4.48</text:p>
          </table:table-cell>
          <table:table-cell office:value-type="float" office:value="3" calcext:value-type="float">
            <text:p>3</text:p>
          </table:table-cell>
          <table:table-cell office:value-type="float" office:value="3.04" calcext:value-type="float">
            <text:p>3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.52" calcext:value-type="float">
            <text:p>4.52</text:p>
          </table:table-cell>
          <table:table-cell office:value-type="float" office:value="2" calcext:value-type="float">
            <text:p>2</text:p>
          </table:table-cell>
          <table:table-cell office:value-type="float" office:value="3.08" calcext:value-type="float">
            <text:p>3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.56" calcext:value-type="float">
            <text:p>4.56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.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3.16" calcext:value-type="float">
            <text:p>3.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.64" calcext:value-type="float">
            <text:p>4.64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.68" calcext:value-type="float">
            <text:p>4.68</text:p>
          </table:table-cell>
          <table:table-cell office:value-type="float" office:value="1" calcext:value-type="float">
            <text:p>1</text:p>
          </table:table-cell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.72" calcext:value-type="float">
            <text:p>4.72</text:p>
          </table:table-cell>
          <table:table-cell office:value-type="float" office:value="1" calcext:value-type="float">
            <text:p>1</text:p>
          </table:table-cell>
          <table:table-cell office:value-type="float" office:value="3.28" calcext:value-type="float">
            <text:p>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.76" calcext:value-type="float">
            <text:p>4.76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.84" calcext:value-type="float">
            <text:p>4.8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.88" calcext:value-type="float">
            <text:p>4.88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.92" calcext:value-type="float">
            <text:p>4.92</text:p>
          </table:table-cell>
          <table:table-cell office:value-type="float" office:value="4" calcext:value-type="float">
            <text:p>4</text:p>
          </table:table-cell>
          <table:table-cell office:value-type="float" office:value="3.48" calcext:value-type="float">
            <text:p>3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.96" calcext:value-type="float">
            <text:p>4.96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.56" calcext:value-type="float">
            <text:p>3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.04" calcext:value-type="float">
            <text:p>5.04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.08" calcext:value-type="float">
            <text:p>5.08</text:p>
          </table:table-cell>
          <table:table-cell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12" calcext:value-type="float">
            <text:p>5.12</text:p>
          </table:table-cell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.16" calcext:value-type="float">
            <text:p>5.16</text:p>
          </table:table-cell>
          <table:table-cell office:value-type="float" office:value="1" calcext:value-type="float">
            <text:p>1</text:p>
          </table:table-cell>
          <table:table-cell office:value-type="float" office:value="3.72" calcext:value-type="float">
            <text:p>3.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3.76" calcext:value-type="float">
            <text:p>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24" calcext:value-type="float">
            <text:p>5.24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3.84" calcext:value-type="float">
            <text:p>3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.32" calcext:value-type="float">
            <text:p>5.32</text:p>
          </table:table-cell>
          <table:table-cell office:value-type="float" office:value="1" calcext:value-type="float">
            <text:p>1</text:p>
          </table:table-cell>
          <table:table-cell office:value-type="float" office:value="3.88" calcext:value-type="float">
            <text:p>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36" calcext:value-type="float">
            <text:p>5.36</text:p>
          </table:table-cell>
          <table:table-cell office:value-type="float" office:value="1" calcext:value-type="float">
            <text:p>1</text:p>
          </table:table-cell>
          <table:table-cell office:value-type="float" office:value="3.92" calcext:value-type="float">
            <text:p>3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44" calcext:value-type="float">
            <text:p>5.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48" calcext:value-type="float">
            <text:p>5.48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.52" calcext:value-type="float">
            <text:p>5.52</text:p>
          </table:table-cell>
          <table:table-cell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4.12" calcext:value-type="float">
            <text:p>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68" calcext:value-type="float">
            <text:p>5.68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.72" calcext:value-type="float">
            <text:p>5.72</text:p>
          </table:table-cell>
          <table:table-cell office:value-type="float" office:value="1" calcext:value-type="float">
            <text:p>1</text:p>
          </table:table-cell>
          <table:table-cell office:value-type="float" office:value="4.28" calcext:value-type="float">
            <text:p>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76" calcext:value-type="float">
            <text:p>5.76</text:p>
          </table:table-cell>
          <table:table-cell office:value-type="float" office:value="1" calcext:value-type="float">
            <text:p>1</text:p>
          </table:table-cell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4.36" calcext:value-type="float">
            <text:p>4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.84" calcext:value-type="float">
            <text:p>5.84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92" calcext:value-type="float">
            <text:p>5.92</text:p>
          </table:table-cell>
          <table:table-cell office:value-type="float" office:value="0" calcext:value-type="float">
            <text:p>0</text:p>
          </table:table-cell>
          <table:table-cell office:value-type="float" office:value="4.48" calcext:value-type="float">
            <text:p>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office:value-type="float" office:value="4.52" calcext:value-type="float">
            <text:p>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04" calcext:value-type="float">
            <text:p>6.04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.08" calcext:value-type="float">
            <text:p>6.08</text:p>
          </table:table-cell>
          <table:table-cell office:value-type="float" office:value="0" calcext:value-type="float">
            <text:p>0</text:p>
          </table:table-cell>
          <table:table-cell office:value-type="float" office:value="4.64" calcext:value-type="float">
            <text:p>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12" calcext:value-type="float">
            <text:p>6.12</text:p>
          </table:table-cell>
          <table:table-cell office:value-type="float" office:value="0" calcext:value-type="float">
            <text:p>0</text:p>
          </table:table-cell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16" calcext:value-type="float">
            <text:p>6.16</text:p>
          </table:table-cell>
          <table:table-cell office:value-type="float" office:value="1" calcext:value-type="float">
            <text:p>1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2" calcext:value-type="float">
            <text:p>6.2</text:p>
          </table:table-cell>
          <table:table-cell office:value-type="float" office:value="3" calcext:value-type="float">
            <text:p>3</text:p>
          </table:table-cell>
          <table:table-cell office:value-type="float" office:value="4.76" calcext:value-type="float">
            <text:p>4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.24" calcext:value-type="float">
            <text:p>6.24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28" calcext:value-type="float">
            <text:p>6.28</text:p>
          </table:table-cell>
          <table:table-cell office:value-type="float" office:value="1" calcext:value-type="float">
            <text:p>1</text:p>
          </table:table-cell>
          <table:table-cell office:value-type="float" office:value="4.84" calcext:value-type="float">
            <text:p>4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.32" calcext:value-type="float">
            <text:p>6.32</text:p>
          </table:table-cell>
          <table:table-cell office:value-type="float" office:value="1" calcext:value-type="float">
            <text:p>1</text:p>
          </table:table-cell>
          <table:table-cell office:value-type="float" office:value="4.88" calcext:value-type="float">
            <text:p>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4.96" calcext:value-type="float">
            <text:p>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44" calcext:value-type="float">
            <text:p>6.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48" calcext:value-type="float">
            <text:p>6.48</text:p>
          </table:table-cell>
          <table:table-cell office:value-type="float" office:value="0" calcext:value-type="float">
            <text:p>0</text:p>
          </table:table-cell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52" calcext:value-type="float">
            <text:p>6.52</text:p>
          </table:table-cell>
          <table:table-cell office:value-type="float" office:value="0" calcext:value-type="float">
            <text:p>0</text:p>
          </table:table-cell>
          <table:table-cell office:value-type="float" office:value="5.08" calcext:value-type="float">
            <text:p>5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56" calcext:value-type="float">
            <text:p>6.56</text:p>
          </table:table-cell>
          <table:table-cell office:value-type="float" office:value="0" calcext:value-type="float">
            <text:p>0</text:p>
          </table:table-cell>
          <table:table-cell office:value-type="float" office:value="5.12" calcext:value-type="float">
            <text:p>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64" calcext:value-type="float">
            <text:p>6.64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68" calcext:value-type="float">
            <text:p>6.68</text:p>
          </table:table-cell>
          <table:table-cell office:value-type="float" office:value="0" calcext:value-type="float">
            <text:p>0</text:p>
          </table:table-cell>
          <table:table-cell office:value-type="float" office:value="5.24" calcext:value-type="float">
            <text:p>5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72" calcext:value-type="float">
            <text:p>6.72</text:p>
          </table:table-cell>
          <table:table-cell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  <table:table-cell office:value-type="float" office:value="5.32" calcext:value-type="float">
            <text:p>5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5.36" calcext:value-type="float">
            <text:p>5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.84" calcext:value-type="float">
            <text:p>6.84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88" calcext:value-type="float">
            <text:p>6.88</text:p>
          </table:table-cell>
          <table:table-cell office:value-type="float" office:value="1" calcext:value-type="float">
            <text:p>1</text:p>
          </table:table-cell>
          <table:table-cell office:value-type="float" office:value="5.44" calcext:value-type="float">
            <text:p>5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.92" calcext:value-type="float">
            <text:p>6.92</text:p>
          </table:table-cell>
          <table:table-cell office:value-type="float" office:value="0" calcext:value-type="float">
            <text:p>0</text:p>
          </table:table-cell>
          <table:table-cell office:value-type="float" office:value="5.48" calcext:value-type="float">
            <text:p>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office:value-type="float" office:value="5.52" calcext:value-type="float">
            <text:p>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08" calcext:value-type="float">
            <text:p>7.08</text:p>
          </table:table-cell>
          <table:table-cell office:value-type="float" office:value="1" calcext:value-type="float">
            <text:p>1</text:p>
          </table:table-cell>
          <table:table-cell office:value-type="float" office:value="5.64" calcext:value-type="float">
            <text:p>5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.12" calcext:value-type="float">
            <text:p>7.12</text:p>
          </table:table-cell>
          <table:table-cell office:value-type="float" office:value="1" calcext:value-type="float">
            <text:p>1</text:p>
          </table:table-cell>
          <table:table-cell office:value-type="float" office:value="5.68" calcext:value-type="float">
            <text:p>5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.16" calcext:value-type="float">
            <text:p>7.16</text:p>
          </table:table-cell>
          <table:table-cell office:value-type="float" office:value="0" calcext:value-type="float">
            <text:p>0</text:p>
          </table:table-cell>
          <table:table-cell office:value-type="float" office:value="5.72" calcext:value-type="float">
            <text:p>5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24" calcext:value-type="float">
            <text:p>7.24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.28" calcext:value-type="float">
            <text:p>7.28</text:p>
          </table:table-cell>
          <table:table-cell office:value-type="float" office:value="0" calcext:value-type="float">
            <text:p>0</text:p>
          </table:table-cell>
          <table:table-cell office:value-type="float" office:value="5.84" calcext:value-type="float">
            <text:p>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32" calcext:value-type="float">
            <text:p>7.32</text:p>
          </table:table-cell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36" calcext:value-type="float">
            <text:p>7.36</text:p>
          </table:table-cell>
          <table:table-cell office:value-type="float" office:value="1" calcext:value-type="float">
            <text:p>1</text:p>
          </table:table-cell>
          <table:table-cell office:value-type="float" office:value="5.92" calcext:value-type="float">
            <text:p>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44" calcext:value-type="float">
            <text:p>7.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48" calcext:value-type="float">
            <text:p>7.48</text:p>
          </table:table-cell>
          <table:table-cell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52" calcext:value-type="float">
            <text:p>7.52</text:p>
          </table:table-cell>
          <table:table-cell office:value-type="float" office:value="0" calcext:value-type="float">
            <text:p>0</text:p>
          </table:table-cell>
          <table:table-cell office:value-type="float" office:value="6.08" calcext:value-type="float">
            <text:p>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56" calcext:value-type="float">
            <text:p>7.56</text:p>
          </table:table-cell>
          <table:table-cell office:value-type="float" office:value="0" calcext:value-type="float">
            <text:p>0</text:p>
          </table:table-cell>
          <table:table-cell office:value-type="float" office:value="6.12" calcext:value-type="float">
            <text:p>6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6.16" calcext:value-type="float">
            <text:p>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64" calcext:value-type="float">
            <text:p>7.64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  <table:table-cell office:value-type="float" office:value="6.24" calcext:value-type="float">
            <text:p>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72" calcext:value-type="float">
            <text:p>7.72</text:p>
          </table:table-cell>
          <table:table-cell office:value-type="float" office:value="0" calcext:value-type="float">
            <text:p>0</text:p>
          </table:table-cell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76" calcext:value-type="float">
            <text:p>7.76</text:p>
          </table:table-cell>
          <table:table-cell office:value-type="float" office:value="0" calcext:value-type="float">
            <text:p>0</text:p>
          </table:table-cell>
          <table:table-cell office:value-type="float" office:value="6.32" calcext:value-type="float">
            <text:p>6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84" calcext:value-type="float">
            <text:p>7.84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88" calcext:value-type="float">
            <text:p>7.88</text:p>
          </table:table-cell>
          <table:table-cell office:value-type="float" office:value="0" calcext:value-type="float">
            <text:p>0</text:p>
          </table:table-cell>
          <table:table-cell office:value-type="float" office:value="6.44" calcext:value-type="float">
            <text:p>6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.92" calcext:value-type="float">
            <text:p>7.92</text:p>
          </table:table-cell>
          <table:table-cell office:value-type="float" office:value="0" calcext:value-type="float">
            <text:p>0</text:p>
          </table:table-cell>
          <table:table-cell office:value-type="float" office:value="6.48" calcext:value-type="float">
            <text:p>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96" calcext:value-type="float">
            <text:p>7.96</text:p>
          </table:table-cell>
          <table:table-cell office:value-type="float" office:value="0" calcext:value-type="float">
            <text:p>0</text:p>
          </table:table-cell>
          <table:table-cell office:value-type="float" office:value="6.52" calcext:value-type="float">
            <text:p>6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.04" calcext:value-type="float">
            <text:p>8.04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08" calcext:value-type="float">
            <text:p>8.08</text:p>
          </table:table-cell>
          <table:table-cell office:value-type="float" office:value="1" calcext:value-type="float">
            <text:p>1</text:p>
          </table:table-cell>
          <table:table-cell office:value-type="float" office:value="6.64" calcext:value-type="float">
            <text:p>6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.12" calcext:value-type="float">
            <text:p>8.12</text:p>
          </table:table-cell>
          <table:table-cell office:value-type="float" office:value="1" calcext:value-type="float">
            <text:p>1</text:p>
          </table:table-cell>
          <table:table-cell office:value-type="float" office:value="6.68" calcext:value-type="float">
            <text:p>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16" calcext:value-type="float">
            <text:p>8.16</text:p>
          </table:table-cell>
          <table:table-cell office:value-type="float" office:value="0" calcext:value-type="float">
            <text:p>0</text:p>
          </table:table-cell>
          <table:table-cell office:value-type="float" office:value="6.72" calcext:value-type="float">
            <text:p>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24" calcext:value-type="float">
            <text:p>8.24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office:value-type="float" office:value="6.84" calcext:value-type="float">
            <text:p>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32" calcext:value-type="float">
            <text:p>8.32</text:p>
          </table:table-cell>
          <table:table-cell office:value-type="float" office:value="0" calcext:value-type="float">
            <text:p>0</text:p>
          </table:table-cell>
          <table:table-cell office:value-type="float" office:value="6.88" calcext:value-type="float">
            <text:p>6.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.36" calcext:value-type="float">
            <text:p>8.36</text:p>
          </table:table-cell>
          <table:table-cell office:value-type="float" office:value="0" calcext:value-type="float">
            <text:p>0</text:p>
          </table:table-cell>
          <table:table-cell office:value-type="float" office:value="6.92" calcext:value-type="float">
            <text:p>6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.44" calcext:value-type="float">
            <text:p>8.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48" calcext:value-type="float">
            <text:p>8.48</text:p>
          </table:table-cell>
          <table:table-cell office:value-type="float" office:value="1" calcext:value-type="float">
            <text:p>1</text:p>
          </table:table-cell>
          <table:table-cell office:value-type="float" office:value="7.04" calcext:value-type="float">
            <text:p>7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.52" calcext:value-type="float">
            <text:p>8.52</text:p>
          </table:table-cell>
          <table:table-cell office:value-type="float" office:value="0" calcext:value-type="float">
            <text:p>0</text:p>
          </table:table-cell>
          <table:table-cell office:value-type="float" office:value="7.08" calcext:value-type="float">
            <text:p>7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7.12" calcext:value-type="float">
            <text:p>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64" calcext:value-type="float">
            <text:p>8.64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.68" calcext:value-type="float">
            <text:p>8.68</text:p>
          </table:table-cell>
          <table:table-cell office:value-type="float" office:value="0" calcext:value-type="float">
            <text:p>0</text:p>
          </table:table-cell>
          <table:table-cell office:value-type="float" office:value="7.24" calcext:value-type="float">
            <text:p>7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72" calcext:value-type="float">
            <text:p>8.72</text:p>
          </table:table-cell>
          <table:table-cell office:value-type="float" office:value="1" calcext:value-type="float">
            <text:p>1</text:p>
          </table:table-cell>
          <table:table-cell office:value-type="float" office:value="7.28" calcext:value-type="float">
            <text:p>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76" calcext:value-type="float">
            <text:p>8.76</text:p>
          </table:table-cell>
          <table:table-cell office:value-type="float" office:value="0" calcext:value-type="float">
            <text:p>0</text:p>
          </table:table-cell>
          <table:table-cell office:value-type="float" office:value="7.32" calcext:value-type="float">
            <text:p>7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7.36" calcext:value-type="float">
            <text:p>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84" calcext:value-type="float">
            <text:p>8.84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88" calcext:value-type="float">
            <text:p>8.88</text:p>
          </table:table-cell>
          <table:table-cell office:value-type="float" office:value="0" calcext:value-type="float">
            <text:p>0</text:p>
          </table:table-cell>
          <table:table-cell office:value-type="float" office:value="7.44" calcext:value-type="float">
            <text:p>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92" calcext:value-type="float">
            <text:p>8.92</text:p>
          </table:table-cell>
          <table:table-cell office:value-type="float" office:value="0" calcext:value-type="float">
            <text:p>0</text:p>
          </table:table-cell>
          <table:table-cell office:value-type="float" office:value="7.48" calcext:value-type="float">
            <text:p>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96" calcext:value-type="float">
            <text:p>8.96</text:p>
          </table:table-cell>
          <table:table-cell office:value-type="float" office:value="0" calcext:value-type="float">
            <text:p>0</text:p>
          </table:table-cell>
          <table:table-cell office:value-type="float" office:value="7.52" calcext:value-type="float">
            <text:p>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.56" calcext:value-type="float">
            <text:p>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04" calcext:value-type="float">
            <text:p>9.04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08" calcext:value-type="float">
            <text:p>9.08</text:p>
          </table:table-cell>
          <table:table-cell office:value-type="float" office:value="0" calcext:value-type="float">
            <text:p>0</text:p>
          </table:table-cell>
          <table:table-cell office:value-type="float" office:value="7.64" calcext:value-type="float">
            <text:p>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12" calcext:value-type="float">
            <text:p>9.12</text:p>
          </table:table-cell>
          <table:table-cell office:value-type="float" office:value="0" calcext:value-type="float">
            <text:p>0</text:p>
          </table:table-cell>
          <table:table-cell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16" calcext:value-type="float">
            <text:p>9.16</text:p>
          </table:table-cell>
          <table:table-cell office:value-type="float" office:value="1" calcext:value-type="float">
            <text:p>1</text:p>
          </table:table-cell>
          <table:table-cell office:value-type="float" office:value="7.72" calcext:value-type="float">
            <text:p>7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7.76" calcext:value-type="float">
            <text:p>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24" calcext:value-type="float">
            <text:p>9.24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28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.32" calcext:value-type="float">
            <text:p>9.32</text:p>
          </table:table-cell>
          <table:table-cell office:value-type="float" office:value="0" calcext:value-type="float">
            <text:p>0</text:p>
          </table:table-cell>
          <table:table-cell office:value-type="float" office:value="7.88" calcext:value-type="float">
            <text:p>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36" calcext:value-type="float">
            <text:p>9.36</text:p>
          </table:table-cell>
          <table:table-cell office:value-type="float" office:value="0" calcext:value-type="float">
            <text:p>0</text:p>
          </table:table-cell>
          <table:table-cell office:value-type="float" office:value="7.92" calcext:value-type="float">
            <text:p>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7.96" calcext:value-type="float">
            <text:p>7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44" calcext:value-type="float">
            <text:p>9.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48" calcext:value-type="float">
            <text:p>9.48</text:p>
          </table:table-cell>
          <table:table-cell office:value-type="float" office:value="1" calcext:value-type="float">
            <text:p>1</text:p>
          </table:table-cell>
          <table:table-cell office:value-type="float" office:value="8.04" calcext:value-type="float">
            <text:p>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52" calcext:value-type="float">
            <text:p>9.52</text:p>
          </table:table-cell>
          <table:table-cell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56" calcext:value-type="float">
            <text:p>9.56</text:p>
          </table:table-cell>
          <table:table-cell office:value-type="float" office:value="0" calcext:value-type="float">
            <text:p>0</text:p>
          </table:table-cell>
          <table:table-cell office:value-type="float" office:value="8.12" calcext:value-type="float">
            <text:p>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8.16" calcext:value-type="float">
            <text:p>8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.64" calcext:value-type="float">
            <text:p>9.64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68" calcext:value-type="float">
            <text:p>9.68</text:p>
          </table:table-cell>
          <table:table-cell office:value-type="float" office:value="0" calcext:value-type="float">
            <text:p>0</text:p>
          </table:table-cell>
          <table:table-cell office:value-type="float" office:value="8.24" calcext:value-type="float">
            <text:p>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72" calcext:value-type="float">
            <text:p>9.72</text:p>
          </table:table-cell>
          <table:table-cell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76" calcext:value-type="float">
            <text:p>9.76</text:p>
          </table:table-cell>
          <table:table-cell office:value-type="float" office:value="0" calcext:value-type="float">
            <text:p>0</text:p>
          </table:table-cell>
          <table:table-cell office:value-type="float" office:value="8.32" calcext:value-type="float">
            <text:p>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8.36" calcext:value-type="float">
            <text:p>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84" calcext:value-type="float">
            <text:p>9.8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88" calcext:value-type="float">
            <text:p>9.88</text:p>
          </table:table-cell>
          <table:table-cell office:value-type="float" office:value="0" calcext:value-type="float">
            <text:p>0</text:p>
          </table:table-cell>
          <table:table-cell office:value-type="float" office:value="8.44" calcext:value-type="float">
            <text:p>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92" calcext:value-type="float">
            <text:p>9.92</text:p>
          </table:table-cell>
          <table:table-cell office:value-type="float" office:value="0" calcext:value-type="float">
            <text:p>0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  <table:table-cell office:value-type="float" office:value="8.52" calcext:value-type="float">
            <text:p>8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04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  <table:table-cell office:value-type="float" office:value="8.64" calcext:value-type="float">
            <text:p>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12" calcext:value-type="float">
            <text:p>10.12</text:p>
          </table:table-cell>
          <table:table-cell office:value-type="float" office:value="0" calcext:value-type="float">
            <text:p>0</text:p>
          </table:table-cell>
          <table:table-cell office:value-type="float" office:value="8.68" calcext:value-type="float">
            <text:p>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16" calcext:value-type="float">
            <text:p>10.16</text:p>
          </table:table-cell>
          <table:table-cell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8.76" calcext:value-type="float">
            <text:p>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28" calcext:value-type="float">
            <text:p>10.28</text:p>
          </table:table-cell>
          <table:table-cell office:value-type="float" office:value="0" calcext:value-type="float">
            <text:p>0</text:p>
          </table:table-cell>
          <table:table-cell office:value-type="float" office:value="8.84" calcext:value-type="float">
            <text:p>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32" calcext:value-type="float">
            <text:p>10.32</text:p>
          </table:table-cell>
          <table:table-cell office:value-type="float" office:value="0" calcext:value-type="float">
            <text:p>0</text:p>
          </table:table-cell>
          <table:table-cell office:value-type="float" office:value="8.88" calcext:value-type="float">
            <text:p>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  <table:table-cell office:value-type="float" office:value="8.92" calcext:value-type="float">
            <text:p>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office:value-type="float" office:value="8.96" calcext:value-type="float">
            <text:p>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  <table:table-cell office:value-type="float" office:value="9.04" calcext:value-type="float">
            <text:p>9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  <table:table-cell office:value-type="float" office:value="9.08" calcext:value-type="float">
            <text:p>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  <table:table-cell office:value-type="float" office:value="9.12" calcext:value-type="float">
            <text:p>9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.6" calcext:value-type="float">
            <text:p>10.6</text:p>
          </table:table-cell>
          <table:table-cell office:value-type="float" office:value="1" calcext:value-type="float">
            <text:p>1</text:p>
          </table:table-cell>
          <table:table-cell office:value-type="float" office:value="9.16" calcext:value-type="float">
            <text:p>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68" calcext:value-type="float">
            <text:p>10.68</text:p>
          </table:table-cell>
          <table:table-cell office:value-type="float" office:value="1" calcext:value-type="float">
            <text:p>1</text:p>
          </table:table-cell>
          <table:table-cell office:value-type="float" office:value="9.24" calcext:value-type="float">
            <text:p>9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  <table:table-cell office:value-type="float" office:value="9.28" calcext:value-type="float">
            <text:p>9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  <table:table-cell office:value-type="float" office:value="9.32" calcext:value-type="float">
            <text:p>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9.36" calcext:value-type="float">
            <text:p>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88" calcext:value-type="float">
            <text:p>10.88</text:p>
          </table:table-cell>
          <table:table-cell office:value-type="float" office:value="1" calcext:value-type="float">
            <text:p>1</text:p>
          </table:table-cell>
          <table:table-cell office:value-type="float" office:value="9.44" calcext:value-type="float">
            <text:p>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  <table:table-cell office:value-type="float" office:value="9.48" calcext:value-type="float">
            <text:p>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  <table:table-cell office:value-type="float" office:value="9.52" calcext:value-type="float">
            <text:p>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.56" calcext:value-type="float">
            <text:p>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  <table:table-cell office:value-type="float" office:value="9.64" calcext:value-type="float">
            <text:p>9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  <table:table-cell office:value-type="float" office:value="9.68" calcext:value-type="float">
            <text:p>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  <table:table-cell office:value-type="float" office:value="9.72" calcext:value-type="float">
            <text:p>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office:value-type="float" office:value="9.76" calcext:value-type="float">
            <text:p>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24" calcext:value-type="float">
            <text:p>11.24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28" calcext:value-type="float">
            <text:p>11.28</text:p>
          </table:table-cell>
          <table:table-cell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32" calcext:value-type="float">
            <text:p>11.32</text:p>
          </table:table-cell>
          <table:table-cell office:value-type="float" office:value="0" calcext:value-type="float">
            <text:p>0</text:p>
          </table:table-cell>
          <table:table-cell office:value-type="float" office:value="9.88" calcext:value-type="float">
            <text:p>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  <table:table-cell office:value-type="float" office:value="9.92" calcext:value-type="float">
            <text:p>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4" calcext:value-type="float">
            <text:p>11.4</text:p>
          </table:table-cell>
          <table:table-cell office:value-type="float" office:value="1" calcext:value-type="float">
            <text:p>1</text:p>
          </table:table-cell>
          <table:table-cell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44" calcext:value-type="float">
            <text:p>11.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  <table:table-cell office:value-type="float" office:value="10.04" calcext:value-type="float">
            <text:p>1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52" calcext:value-type="float">
            <text:p>11.52</text:p>
          </table:table-cell>
          <table:table-cell office:value-type="float" office:value="0" calcext:value-type="float">
            <text:p>0</text:p>
          </table:table-cell>
          <table:table-cell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56" calcext:value-type="float">
            <text:p>11.56</text:p>
          </table:table-cell>
          <table:table-cell office:value-type="float" office:value="0" calcext:value-type="float">
            <text:p>0</text:p>
          </table:table-cell>
          <table:table-cell office:value-type="float" office:value="10.12" calcext:value-type="float">
            <text:p>10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10.16" calcext:value-type="float">
            <text:p>1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64" calcext:value-type="float">
            <text:p>11.64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.68" calcext:value-type="float">
            <text:p>11.68</text:p>
          </table:table-cell>
          <table:table-cell office:value-type="float" office:value="0" calcext:value-type="float">
            <text:p>0</text:p>
          </table:table-cell>
          <table:table-cell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72" calcext:value-type="float">
            <text:p>11.72</text:p>
          </table:table-cell>
          <table:table-cell office:value-type="float" office:value="0" calcext:value-type="float">
            <text:p>0</text:p>
          </table:table-cell>
          <table:table-cell office:value-type="float" office:value="10.28" calcext:value-type="float">
            <text:p>1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0.32" calcext:value-type="float">
            <text:p>1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84" calcext:value-type="float">
            <text:p>11.84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88" calcext:value-type="float">
            <text:p>11.88</text:p>
          </table:table-cell>
          <table:table-cell office:value-type="float" office:value="0" calcext:value-type="float">
            <text:p>0</text:p>
          </table:table-cell>
          <table:table-cell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92" calcext:value-type="float">
            <text:p>11.92</text:p>
          </table:table-cell>
          <table:table-cell office:value-type="float" office:value="0" calcext:value-type="float">
            <text:p>0</text:p>
          </table:table-cell>
          <table:table-cell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96" calcext:value-type="float">
            <text:p>11.96</text:p>
          </table:table-cell>
          <table:table-cell office:value-type="float" office:value="0" calcext:value-type="float">
            <text:p>0</text:p>
          </table:table-cell>
          <table:table-cell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.04" calcext:value-type="float">
            <text:p>12.04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08" calcext:value-type="float">
            <text:p>12.08</text:p>
          </table:table-cell>
          <table:table-cell office:value-type="float" office:value="0" calcext:value-type="float">
            <text:p>0</text:p>
          </table:table-cell>
          <table:table-cell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16" calcext:value-type="float">
            <text:p>12.16</text:p>
          </table:table-cell>
          <table:table-cell office:value-type="float" office:value="0" calcext:value-type="float">
            <text:p>0</text:p>
          </table:table-cell>
          <table:table-cell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" calcext:value-type="float">
            <text:p>1</text:p>
          </table:table-cell>
          <table:table-cell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24" calcext:value-type="float">
            <text:p>12.24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28" calcext:value-type="float">
            <text:p>12.28</text:p>
          </table:table-cell>
          <table:table-cell office:value-type="float" office:value="0" calcext:value-type="float">
            <text:p>0</text:p>
          </table:table-cell>
          <table:table-cell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10.88" calcext:value-type="float">
            <text:p>10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44" calcext:value-type="float">
            <text:p>12.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52" calcext:value-type="float">
            <text:p>12.52</text:p>
          </table:table-cell>
          <table:table-cell office:value-type="float" office:value="0" calcext:value-type="float">
            <text:p>0</text:p>
          </table:table-cell>
          <table:table-cell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  <table:table-cell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64" calcext:value-type="float">
            <text:p>12.64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68" calcext:value-type="float">
            <text:p>12.68</text:p>
          </table:table-cell>
          <table:table-cell office:value-type="float" office:value="0" calcext:value-type="float">
            <text:p>0</text:p>
          </table:table-cell>
          <table:table-cell office:value-type="float" office:value="11.24" calcext:value-type="float">
            <text:p>1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72" calcext:value-type="float">
            <text:p>12.72</text:p>
          </table:table-cell>
          <table:table-cell office:value-type="float" office:value="0" calcext:value-type="float">
            <text:p>0</text:p>
          </table:table-cell>
          <table:table-cell office:value-type="float" office:value="11.28" calcext:value-type="float">
            <text:p>1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  <table:table-cell office:value-type="float" office:value="11.32" calcext:value-type="float">
            <text:p>1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84" calcext:value-type="float">
            <text:p>12.84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88" calcext:value-type="float">
            <text:p>12.88</text:p>
          </table:table-cell>
          <table:table-cell office:value-type="float" office:value="0" calcext:value-type="float">
            <text:p>0</text:p>
          </table:table-cell>
          <table:table-cell office:value-type="float" office:value="11.44" calcext:value-type="float">
            <text:p>1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92" calcext:value-type="float">
            <text:p>12.92</text:p>
          </table:table-cell>
          <table:table-cell office:value-type="float" office:value="1" calcext:value-type="float">
            <text:p>1</text:p>
          </table:table-cell>
          <table:table-cell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96" calcext:value-type="float">
            <text:p>12.96</text:p>
          </table:table-cell>
          <table:table-cell office:value-type="float" office:value="0" calcext:value-type="float">
            <text:p>0</text:p>
          </table:table-cell>
          <table:table-cell office:value-type="float" office:value="11.52" calcext:value-type="float">
            <text:p>1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56" calcext:value-type="float">
            <text:p>11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.04" calcext:value-type="float">
            <text:p>13.04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08" calcext:value-type="float">
            <text:p>13.08</text:p>
          </table:table-cell>
          <table:table-cell office:value-type="float" office:value="2" calcext:value-type="float">
            <text:p>2</text:p>
          </table:table-cell>
          <table:table-cell office:value-type="float" office:value="11.64" calcext:value-type="float">
            <text:p>11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.12" calcext:value-type="float">
            <text:p>13.12</text:p>
          </table:table-cell>
          <table:table-cell office:value-type="float" office:value="0" calcext:value-type="float">
            <text:p>0</text:p>
          </table:table-cell>
          <table:table-cell office:value-type="float" office:value="11.68" calcext:value-type="float">
            <text:p>1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16" calcext:value-type="float">
            <text:p>13.16</text:p>
          </table:table-cell>
          <table:table-cell office:value-type="float" office:value="0" calcext:value-type="float">
            <text:p>0</text:p>
          </table:table-cell>
          <table:table-cell office:value-type="float" office:value="11.72" calcext:value-type="float">
            <text:p>1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24" calcext:value-type="float">
            <text:p>13.24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28" calcext:value-type="float">
            <text:p>13.28</text:p>
          </table:table-cell>
          <table:table-cell office:value-type="float" office:value="1" calcext:value-type="float">
            <text:p>1</text:p>
          </table:table-cell>
          <table:table-cell office:value-type="float" office:value="11.84" calcext:value-type="float">
            <text:p>1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32" calcext:value-type="float">
            <text:p>13.32</text:p>
          </table:table-cell>
          <table:table-cell office:value-type="float" office:value="0" calcext:value-type="float">
            <text:p>0</text:p>
          </table:table-cell>
          <table:table-cell office:value-type="float" office:value="11.88" calcext:value-type="float">
            <text:p>1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36" calcext:value-type="float">
            <text:p>13.36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office:value-type="float" office:value="11.96" calcext:value-type="float">
            <text:p>11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44" calcext:value-type="float">
            <text:p>13.4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48" calcext:value-type="float">
            <text:p>13.48</text:p>
          </table:table-cell>
          <table:table-cell office:value-type="float" office:value="0" calcext:value-type="float">
            <text:p>0</text:p>
          </table:table-cell>
          <table:table-cell office:value-type="float" office:value="12.04" calcext:value-type="float">
            <text:p>1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52" calcext:value-type="float">
            <text:p>13.52</text:p>
          </table:table-cell>
          <table:table-cell office:value-type="float" office:value="0" calcext:value-type="float">
            <text:p>0</text:p>
          </table:table-cell>
          <table:table-cell office:value-type="float" office:value="12.08" calcext:value-type="float">
            <text:p>1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56" calcext:value-type="float">
            <text:p>13.56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office:value-type="float" office:value="12.16" calcext:value-type="float">
            <text:p>1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64" calcext:value-type="float">
            <text:p>13.64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68" calcext:value-type="float">
            <text:p>13.68</text:p>
          </table:table-cell>
          <table:table-cell office:value-type="float" office:value="1" calcext:value-type="float">
            <text:p>1</text:p>
          </table:table-cell>
          <table:table-cell office:value-type="float" office:value="12.24" calcext:value-type="float">
            <text:p>1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72" calcext:value-type="float">
            <text:p>13.72</text:p>
          </table:table-cell>
          <table:table-cell office:value-type="float" office:value="0" calcext:value-type="float">
            <text:p>0</text:p>
          </table:table-cell>
          <table:table-cell office:value-type="float" office:value="12.28" calcext:value-type="float">
            <text:p>1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76" calcext:value-type="float">
            <text:p>13.76</text:p>
          </table:table-cell>
          <table:table-cell office:value-type="float" office:value="1" calcext:value-type="float">
            <text:p>1</text:p>
          </table:table-cell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84" calcext:value-type="float">
            <text:p>13.8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88" calcext:value-type="float">
            <text:p>13.88</text:p>
          </table:table-cell>
          <table:table-cell office:value-type="float" office:value="1" calcext:value-type="float">
            <text:p>1</text:p>
          </table:table-cell>
          <table:table-cell office:value-type="float" office:value="12.44" calcext:value-type="float">
            <text:p>1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12.52" calcext:value-type="float">
            <text:p>1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04" calcext:value-type="float">
            <text:p>14.04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08" calcext:value-type="float">
            <text:p>14.08</text:p>
          </table:table-cell>
          <table:table-cell office:value-type="float" office:value="1" calcext:value-type="float">
            <text:p>1</text:p>
          </table:table-cell>
          <table:table-cell office:value-type="float" office:value="12.64" calcext:value-type="float">
            <text:p>1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12" calcext:value-type="float">
            <text:p>14.12</text:p>
          </table:table-cell>
          <table:table-cell office:value-type="float" office:value="0" calcext:value-type="float">
            <text:p>0</text:p>
          </table:table-cell>
          <table:table-cell office:value-type="float" office:value="12.68" calcext:value-type="float">
            <text:p>1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16" calcext:value-type="float">
            <text:p>14.16</text:p>
          </table:table-cell>
          <table:table-cell office:value-type="float" office:value="0" calcext:value-type="float">
            <text:p>0</text:p>
          </table:table-cell>
          <table:table-cell office:value-type="float" office:value="12.72" calcext:value-type="float">
            <text:p>1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24" calcext:value-type="float">
            <text:p>14.24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28" calcext:value-type="float">
            <text:p>14.28</text:p>
          </table:table-cell>
          <table:table-cell office:value-type="float" office:value="0" calcext:value-type="float">
            <text:p>0</text:p>
          </table:table-cell>
          <table:table-cell office:value-type="float" office:value="12.84" calcext:value-type="float">
            <text:p>1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32" calcext:value-type="float">
            <text:p>14.32</text:p>
          </table:table-cell>
          <table:table-cell office:value-type="float" office:value="0" calcext:value-type="float">
            <text:p>0</text:p>
          </table:table-cell>
          <table:table-cell office:value-type="float" office:value="12.88" calcext:value-type="float">
            <text:p>1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36" calcext:value-type="float">
            <text:p>14.36</text:p>
          </table:table-cell>
          <table:table-cell office:value-type="float" office:value="1" calcext:value-type="float">
            <text:p>1</text:p>
          </table:table-cell>
          <table:table-cell office:value-type="float" office:value="12.92" calcext:value-type="float">
            <text:p>1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office:value-type="float" office:value="12.96" calcext:value-type="float">
            <text:p>1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44" calcext:value-type="float">
            <text:p>14.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48" calcext:value-type="float">
            <text:p>14.48</text:p>
          </table:table-cell>
          <table:table-cell office:value-type="float" office:value="0" calcext:value-type="float">
            <text:p>0</text:p>
          </table:table-cell>
          <table:table-cell office:value-type="float" office:value="13.04" calcext:value-type="float">
            <text:p>1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52" calcext:value-type="float">
            <text:p>14.52</text:p>
          </table:table-cell>
          <table:table-cell office:value-type="float" office:value="0" calcext:value-type="float">
            <text:p>0</text:p>
          </table:table-cell>
          <table:table-cell office:value-type="float" office:value="13.08" calcext:value-type="float">
            <text:p>13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56" calcext:value-type="float">
            <text:p>14.56</text:p>
          </table:table-cell>
          <table:table-cell office:value-type="float" office:value="0" calcext:value-type="float">
            <text:p>0</text:p>
          </table:table-cell>
          <table:table-cell office:value-type="float" office:value="13.12" calcext:value-type="float">
            <text:p>1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float" office:value="13.16" calcext:value-type="float">
            <text:p>1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64" calcext:value-type="float">
            <text:p>14.64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68" calcext:value-type="float">
            <text:p>14.68</text:p>
          </table:table-cell>
          <table:table-cell office:value-type="float" office:value="0" calcext:value-type="float">
            <text:p>0</text:p>
          </table:table-cell>
          <table:table-cell office:value-type="float" office:value="13.24" calcext:value-type="float">
            <text:p>1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72" calcext:value-type="float">
            <text:p>14.72</text:p>
          </table:table-cell>
          <table:table-cell office:value-type="float" office:value="0" calcext:value-type="float">
            <text:p>0</text:p>
          </table:table-cell>
          <table:table-cell office:value-type="float" office:value="13.28" calcext:value-type="float">
            <text:p>1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76" calcext:value-type="float">
            <text:p>14.76</text:p>
          </table:table-cell>
          <table:table-cell office:value-type="float" office:value="0" calcext:value-type="float">
            <text:p>0</text:p>
          </table:table-cell>
          <table:table-cell office:value-type="float" office:value="13.32" calcext:value-type="float">
            <text:p>13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office:value-type="float" office:value="13.36" calcext:value-type="float">
            <text:p>1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84" calcext:value-type="float">
            <text:p>14.84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88" calcext:value-type="float">
            <text:p>14.88</text:p>
          </table:table-cell>
          <table:table-cell office:value-type="float" office:value="0" calcext:value-type="float">
            <text:p>0</text:p>
          </table:table-cell>
          <table:table-cell office:value-type="float" office:value="13.44" calcext:value-type="float">
            <text:p>1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92" calcext:value-type="float">
            <text:p>14.92</text:p>
          </table:table-cell>
          <table:table-cell office:value-type="float" office:value="0" calcext:value-type="float">
            <text:p>0</text:p>
          </table:table-cell>
          <table:table-cell office:value-type="float" office:value="13.48" calcext:value-type="float">
            <text:p>1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96" calcext:value-type="float">
            <text:p>14.96</text:p>
          </table:table-cell>
          <table:table-cell office:value-type="float" office:value="0" calcext:value-type="float">
            <text:p>0</text:p>
          </table:table-cell>
          <table:table-cell office:value-type="float" office:value="13.52" calcext:value-type="float">
            <text:p>1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6" calcext:value-type="float">
            <text:p>1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04" calcext:value-type="float">
            <text:p>15.04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08" calcext:value-type="float">
            <text:p>15.08</text:p>
          </table:table-cell>
          <table:table-cell office:value-type="float" office:value="0" calcext:value-type="float">
            <text:p>0</text:p>
          </table:table-cell>
          <table:table-cell office:value-type="float" office:value="13.64" calcext:value-type="float">
            <text:p>1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12" calcext:value-type="float">
            <text:p>15.12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16" calcext:value-type="float">
            <text:p>15.16</text:p>
          </table:table-cell>
          <table:table-cell office:value-type="float" office:value="0" calcext:value-type="float">
            <text:p>0</text:p>
          </table:table-cell>
          <table:table-cell office:value-type="float" office:value="13.72" calcext:value-type="float">
            <text:p>1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office:value-type="float" office:value="13.76" calcext:value-type="float">
            <text:p>1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24" calcext:value-type="float">
            <text:p>15.24</text:p>
          </table:table-cell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28" calcext:value-type="float">
            <text:p>15.28</text:p>
          </table:table-cell>
          <table:table-cell office:value-type="float" office:value="0" calcext:value-type="float">
            <text:p>0</text:p>
          </table:table-cell>
          <table:table-cell office:value-type="float" office:value="13.84" calcext:value-type="float">
            <text:p>13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32" calcext:value-type="float">
            <text:p>15.32</text:p>
          </table:table-cell>
          <table:table-cell office:value-type="float" office:value="0" calcext:value-type="float">
            <text:p>0</text:p>
          </table:table-cell>
          <table:table-cell office:value-type="float" office:value="13.88" calcext:value-type="float">
            <text:p>1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36" calcext:value-type="float">
            <text:p>15.36</text:p>
          </table:table-cell>
          <table:table-cell office:value-type="float" office:value="0" calcext:value-type="float">
            <text:p>0</text:p>
          </table:table-cell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44" calcext:value-type="float">
            <text:p>15.4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48" calcext:value-type="float">
            <text:p>15.48</text:p>
          </table:table-cell>
          <table:table-cell office:value-type="float" office:value="0" calcext:value-type="float">
            <text:p>0</text:p>
          </table:table-cell>
          <table:table-cell office:value-type="float" office:value="14.04" calcext:value-type="float">
            <text:p>14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.52" calcext:value-type="float">
            <text:p>15.52</text:p>
          </table:table-cell>
          <table:table-cell office:value-type="float" office:value="0" calcext:value-type="float">
            <text:p>0</text:p>
          </table:table-cell>
          <table:table-cell office:value-type="float" office:value="14.08" calcext:value-type="float">
            <text:p>1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56" calcext:value-type="float">
            <text:p>15.56</text:p>
          </table:table-cell>
          <table:table-cell office:value-type="float" office:value="0" calcext:value-type="float">
            <text:p>0</text:p>
          </table:table-cell>
          <table:table-cell office:value-type="float" office:value="14.12" calcext:value-type="float">
            <text:p>1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office:value-type="float" office:value="14.16" calcext:value-type="float">
            <text:p>1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64" calcext:value-type="float">
            <text:p>15.64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68" calcext:value-type="float">
            <text:p>15.68</text:p>
          </table:table-cell>
          <table:table-cell office:value-type="float" office:value="1" calcext:value-type="float">
            <text:p>1</text:p>
          </table:table-cell>
          <table:table-cell office:value-type="float" office:value="14.24" calcext:value-type="float">
            <text:p>1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72" calcext:value-type="float">
            <text:p>15.72</text:p>
          </table:table-cell>
          <table:table-cell office:value-type="float" office:value="0" calcext:value-type="float">
            <text:p>0</text:p>
          </table:table-cell>
          <table:table-cell office:value-type="float" office:value="14.28" calcext:value-type="float">
            <text:p>1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76" calcext:value-type="float">
            <text:p>15.76</text:p>
          </table:table-cell>
          <table:table-cell office:value-type="float" office:value="0" calcext:value-type="float">
            <text:p>0</text:p>
          </table:table-cell>
          <table:table-cell office:value-type="float" office:value="14.32" calcext:value-type="float">
            <text:p>1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office:value-type="float" office:value="14.36" calcext:value-type="float">
            <text:p>1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84" calcext:value-type="float">
            <text:p>15.84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88" calcext:value-type="float">
            <text:p>15.88</text:p>
          </table:table-cell>
          <table:table-cell office:value-type="float" office:value="0" calcext:value-type="float">
            <text:p>0</text:p>
          </table:table-cell>
          <table:table-cell office:value-type="float" office:value="14.44" calcext:value-type="float">
            <text:p>14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.92" calcext:value-type="float">
            <text:p>15.92</text:p>
          </table:table-cell>
          <table:table-cell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96" calcext:value-type="float">
            <text:p>15.96</text:p>
          </table:table-cell>
          <table:table-cell office:value-type="float" office:value="0" calcext:value-type="float">
            <text:p>0</text:p>
          </table:table-cell>
          <table:table-cell office:value-type="float" office:value="14.52" calcext:value-type="float">
            <text:p>14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.56" calcext:value-type="float">
            <text:p>1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04" calcext:value-type="float">
            <text:p>16.04</text:p>
          </table:table-cell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08" calcext:value-type="float">
            <text:p>16.08</text:p>
          </table:table-cell>
          <table:table-cell office:value-type="float" office:value="0" calcext:value-type="float">
            <text:p>0</text:p>
          </table:table-cell>
          <table:table-cell office:value-type="float" office:value="14.64" calcext:value-type="float">
            <text:p>1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12" calcext:value-type="float">
            <text:p>16.12</text:p>
          </table:table-cell>
          <table:table-cell office:value-type="float" office:value="0" calcext:value-type="float">
            <text:p>0</text:p>
          </table:table-cell>
          <table:table-cell office:value-type="float" office:value="14.68" calcext:value-type="float">
            <text:p>1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16" calcext:value-type="float">
            <text:p>16.16</text:p>
          </table:table-cell>
          <table:table-cell office:value-type="float" office:value="0" calcext:value-type="float">
            <text:p>0</text:p>
          </table:table-cell>
          <table:table-cell office:value-type="float" office:value="14.72" calcext:value-type="float">
            <text:p>1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  <table:table-cell office:value-type="float" office:value="14.76" calcext:value-type="float">
            <text:p>14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24" calcext:value-type="float">
            <text:p>16.24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28" calcext:value-type="float">
            <text:p>16.28</text:p>
          </table:table-cell>
          <table:table-cell office:value-type="float" office:value="0" calcext:value-type="float">
            <text:p>0</text:p>
          </table:table-cell>
          <table:table-cell office:value-type="float" office:value="14.84" calcext:value-type="float">
            <text:p>1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32" calcext:value-type="float">
            <text:p>16.32</text:p>
          </table:table-cell>
          <table:table-cell office:value-type="float" office:value="0" calcext:value-type="float">
            <text:p>0</text:p>
          </table:table-cell>
          <table:table-cell office:value-type="float" office:value="14.88" calcext:value-type="float">
            <text:p>1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36" calcext:value-type="float">
            <text:p>16.36</text:p>
          </table:table-cell>
          <table:table-cell office:value-type="float" office:value="0" calcext:value-type="float">
            <text:p>0</text:p>
          </table:table-cell>
          <table:table-cell office:value-type="float" office:value="14.92" calcext:value-type="float">
            <text:p>1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14.96" calcext:value-type="float">
            <text:p>1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44" calcext:value-type="float">
            <text:p>16.4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48" calcext:value-type="float">
            <text:p>16.48</text:p>
          </table:table-cell>
          <table:table-cell office:value-type="float" office:value="0" calcext:value-type="float">
            <text:p>0</text:p>
          </table:table-cell>
          <table:table-cell office:value-type="float" office:value="15.04" calcext:value-type="float">
            <text:p>1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52" calcext:value-type="float">
            <text:p>16.52</text:p>
          </table:table-cell>
          <table:table-cell office:value-type="float" office:value="0" calcext:value-type="float">
            <text:p>0</text:p>
          </table:table-cell>
          <table:table-cell office:value-type="float" office:value="15.08" calcext:value-type="float">
            <text:p>15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56" calcext:value-type="float">
            <text:p>16.56</text:p>
          </table:table-cell>
          <table:table-cell office:value-type="float" office:value="0" calcext:value-type="float">
            <text:p>0</text:p>
          </table:table-cell>
          <table:table-cell office:value-type="float" office:value="15.12" calcext:value-type="float">
            <text:p>1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office:value-type="float" office:value="15.16" calcext:value-type="float">
            <text:p>1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64" calcext:value-type="float">
            <text:p>16.64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68" calcext:value-type="float">
            <text:p>16.68</text:p>
          </table:table-cell>
          <table:table-cell office:value-type="float" office:value="0" calcext:value-type="float">
            <text:p>0</text:p>
          </table:table-cell>
          <table:table-cell office:value-type="float" office:value="15.24" calcext:value-type="float">
            <text:p>15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72" calcext:value-type="float">
            <text:p>16.72</text:p>
          </table:table-cell>
          <table:table-cell office:value-type="float" office:value="0" calcext:value-type="float">
            <text:p>0</text:p>
          </table:table-cell>
          <table:table-cell office:value-type="float" office:value="15.28" calcext:value-type="float">
            <text:p>1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76" calcext:value-type="float">
            <text:p>16.76</text:p>
          </table:table-cell>
          <table:table-cell office:value-type="float" office:value="0" calcext:value-type="float">
            <text:p>0</text:p>
          </table:table-cell>
          <table:table-cell office:value-type="float" office:value="15.32" calcext:value-type="float">
            <text:p>15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office:value-type="float" office:value="15.36" calcext:value-type="float">
            <text:p>1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84" calcext:value-type="float">
            <text:p>16.84</text:p>
          </table:table-cell>
          <table:table-cell office:value-type="float" office:value="0" calcext:value-type="float">
            <text:p>0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88" calcext:value-type="float">
            <text:p>16.88</text:p>
          </table:table-cell>
          <table:table-cell office:value-type="float" office:value="0" calcext:value-type="float">
            <text:p>0</text:p>
          </table:table-cell>
          <table:table-cell office:value-type="float" office:value="15.44" calcext:value-type="float">
            <text:p>1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92" calcext:value-type="float">
            <text:p>16.92</text:p>
          </table:table-cell>
          <table:table-cell office:value-type="float" office:value="0" calcext:value-type="float">
            <text:p>0</text:p>
          </table:table-cell>
          <table:table-cell office:value-type="float" office:value="15.48" calcext:value-type="float">
            <text:p>1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96" calcext:value-type="float">
            <text:p>16.96</text:p>
          </table:table-cell>
          <table:table-cell office:value-type="float" office:value="0" calcext:value-type="float">
            <text:p>0</text:p>
          </table:table-cell>
          <table:table-cell office:value-type="float" office:value="15.52" calcext:value-type="float">
            <text:p>1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.56" calcext:value-type="float">
            <text:p>1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04" calcext:value-type="float">
            <text:p>17.04</text:p>
          </table:table-cell>
          <table:table-cell office:value-type="float" office:value="1" calcext:value-type="float">
            <text:p>1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08" calcext:value-type="float">
            <text:p>17.08</text:p>
          </table:table-cell>
          <table:table-cell office:value-type="float" office:value="0" calcext:value-type="float">
            <text:p>0</text:p>
          </table:table-cell>
          <table:table-cell office:value-type="float" office:value="15.64" calcext:value-type="float">
            <text:p>1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12" calcext:value-type="float">
            <text:p>17.12</text:p>
          </table:table-cell>
          <table:table-cell office:value-type="float" office:value="0" calcext:value-type="float">
            <text:p>0</text:p>
          </table:table-cell>
          <table:table-cell office:value-type="float" office:value="15.68" calcext:value-type="float">
            <text:p>1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16" calcext:value-type="float">
            <text:p>17.16</text:p>
          </table:table-cell>
          <table:table-cell office:value-type="float" office:value="0" calcext:value-type="float">
            <text:p>0</text:p>
          </table:table-cell>
          <table:table-cell office:value-type="float" office:value="15.72" calcext:value-type="float">
            <text:p>15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float" office:value="15.76" calcext:value-type="float">
            <text:p>1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24" calcext:value-type="float">
            <text:p>17.24</text:p>
          </table:table-cell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.28" calcext:value-type="float">
            <text:p>17.28</text:p>
          </table:table-cell>
          <table:table-cell office:value-type="float" office:value="0" calcext:value-type="float">
            <text:p>0</text:p>
          </table:table-cell>
          <table:table-cell office:value-type="float" office:value="15.84" calcext:value-type="float">
            <text:p>1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32" calcext:value-type="float">
            <text:p>17.32</text:p>
          </table:table-cell>
          <table:table-cell office:value-type="float" office:value="0" calcext:value-type="float">
            <text:p>0</text:p>
          </table:table-cell>
          <table:table-cell office:value-type="float" office:value="15.88" calcext:value-type="float">
            <text:p>1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36" calcext:value-type="float">
            <text:p>17.36</text:p>
          </table:table-cell>
          <table:table-cell office:value-type="float" office:value="1" calcext:value-type="float">
            <text:p>1</text:p>
          </table:table-cell>
          <table:table-cell office:value-type="float" office:value="15.92" calcext:value-type="float">
            <text:p>1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  <table:table-cell office:value-type="float" office:value="15.96" calcext:value-type="float">
            <text:p>1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44" calcext:value-type="float">
            <text:p>17.4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48" calcext:value-type="float">
            <text:p>17.48</text:p>
          </table:table-cell>
          <table:table-cell office:value-type="float" office:value="0" calcext:value-type="float">
            <text:p>0</text:p>
          </table:table-cell>
          <table:table-cell office:value-type="float" office:value="16.04" calcext:value-type="float">
            <text:p>16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52" calcext:value-type="float">
            <text:p>17.52</text:p>
          </table:table-cell>
          <table:table-cell office:value-type="float" office:value="0" calcext:value-type="float">
            <text:p>0</text:p>
          </table:table-cell>
          <table:table-cell office:value-type="float" office:value="16.08" calcext:value-type="float">
            <text:p>1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56" calcext:value-type="float">
            <text:p>17.56</text:p>
          </table:table-cell>
          <table:table-cell office:value-type="float" office:value="0" calcext:value-type="float">
            <text:p>0</text:p>
          </table:table-cell>
          <table:table-cell office:value-type="float" office:value="16.12" calcext:value-type="float">
            <text:p>16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6" calcext:value-type="float">
            <text:p>17.6</text:p>
          </table:table-cell>
          <table:table-cell office:value-type="float" office:value="0" calcext:value-type="float">
            <text:p>0</text:p>
          </table:table-cell>
          <table:table-cell office:value-type="float" office:value="16.16" calcext:value-type="float">
            <text:p>16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.64" calcext:value-type="float">
            <text:p>17.64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68" calcext:value-type="float">
            <text:p>17.68</text:p>
          </table:table-cell>
          <table:table-cell office:value-type="float" office:value="0" calcext:value-type="float">
            <text:p>0</text:p>
          </table:table-cell>
          <table:table-cell office:value-type="float" office:value="16.24" calcext:value-type="float">
            <text:p>1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72" calcext:value-type="float">
            <text:p>17.72</text:p>
          </table:table-cell>
          <table:table-cell office:value-type="float" office:value="0" calcext:value-type="float">
            <text:p>0</text:p>
          </table:table-cell>
          <table:table-cell office:value-type="float" office:value="16.28" calcext:value-type="float">
            <text:p>1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76" calcext:value-type="float">
            <text:p>17.76</text:p>
          </table:table-cell>
          <table:table-cell office:value-type="float" office:value="0" calcext:value-type="float">
            <text:p>0</text:p>
          </table:table-cell>
          <table:table-cell office:value-type="float" office:value="16.32" calcext:value-type="float">
            <text:p>16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16.36" calcext:value-type="float">
            <text:p>1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84" calcext:value-type="float">
            <text:p>17.84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88" calcext:value-type="float">
            <text:p>17.88</text:p>
          </table:table-cell>
          <table:table-cell office:value-type="float" office:value="0" calcext:value-type="float">
            <text:p>0</text:p>
          </table:table-cell>
          <table:table-cell office:value-type="float" office:value="16.44" calcext:value-type="float">
            <text:p>1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92" calcext:value-type="float">
            <text:p>17.92</text:p>
          </table:table-cell>
          <table:table-cell office:value-type="float" office:value="0" calcext:value-type="float">
            <text:p>0</text:p>
          </table:table-cell>
          <table:table-cell office:value-type="float" office:value="16.48" calcext:value-type="float">
            <text:p>1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96" calcext:value-type="float">
            <text:p>17.96</text:p>
          </table:table-cell>
          <table:table-cell office:value-type="float" office:value="0" calcext:value-type="float">
            <text:p>0</text:p>
          </table:table-cell>
          <table:table-cell office:value-type="float" office:value="16.52" calcext:value-type="float">
            <text:p>16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.56" calcext:value-type="float">
            <text:p>1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04" calcext:value-type="float">
            <text:p>18.04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08" calcext:value-type="float">
            <text:p>18.08</text:p>
          </table:table-cell>
          <table:table-cell office:value-type="float" office:value="1" calcext:value-type="float">
            <text:p>1</text:p>
          </table:table-cell>
          <table:table-cell office:value-type="float" office:value="16.64" calcext:value-type="float">
            <text:p>16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.12" calcext:value-type="float">
            <text:p>18.12</text:p>
          </table:table-cell>
          <table:table-cell office:value-type="float" office:value="0" calcext:value-type="float">
            <text:p>0</text:p>
          </table:table-cell>
          <table:table-cell office:value-type="float" office:value="16.68" calcext:value-type="float">
            <text:p>1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16" calcext:value-type="float">
            <text:p>18.16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  <table:table-cell office:value-type="float" office:value="16.76" calcext:value-type="float">
            <text:p>1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24" calcext:value-type="float">
            <text:p>18.24</text:p>
          </table:table-cell>
          <table:table-cell office:value-type="float" office:value="1" calcext:value-type="float">
            <text:p>1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.28" calcext:value-type="float">
            <text:p>18.28</text:p>
          </table:table-cell>
          <table:table-cell office:value-type="float" office:value="0" calcext:value-type="float">
            <text:p>0</text:p>
          </table:table-cell>
          <table:table-cell office:value-type="float" office:value="16.84" calcext:value-type="float">
            <text:p>1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32" calcext:value-type="float">
            <text:p>18.32</text:p>
          </table:table-cell>
          <table:table-cell office:value-type="float" office:value="0" calcext:value-type="float">
            <text:p>0</text:p>
          </table:table-cell>
          <table:table-cell office:value-type="float" office:value="16.88" calcext:value-type="float">
            <text:p>1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36" calcext:value-type="float">
            <text:p>18.36</text:p>
          </table:table-cell>
          <table:table-cell office:value-type="float" office:value="0" calcext:value-type="float">
            <text:p>0</text:p>
          </table:table-cell>
          <table:table-cell office:value-type="float" office:value="16.92" calcext:value-type="float">
            <text:p>16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.4" calcext:value-type="float">
            <text:p>18.4</text:p>
          </table:table-cell>
          <table:table-cell office:value-type="float" office:value="0" calcext:value-type="float">
            <text:p>0</text:p>
          </table:table-cell>
          <table:table-cell office:value-type="float" office:value="16.96" calcext:value-type="float">
            <text:p>1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44" calcext:value-type="float">
            <text:p>18.4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48" calcext:value-type="float">
            <text:p>18.48</text:p>
          </table:table-cell>
          <table:table-cell office:value-type="float" office:value="1" calcext:value-type="float">
            <text:p>1</text:p>
          </table:table-cell>
          <table:table-cell office:value-type="float" office:value="17.04" calcext:value-type="float">
            <text:p>1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52" calcext:value-type="float">
            <text:p>18.52</text:p>
          </table:table-cell>
          <table:table-cell office:value-type="float" office:value="0" calcext:value-type="float">
            <text:p>0</text:p>
          </table:table-cell>
          <table:table-cell office:value-type="float" office:value="17.08" calcext:value-type="float">
            <text:p>17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56" calcext:value-type="float">
            <text:p>18.56</text:p>
          </table:table-cell>
          <table:table-cell office:value-type="float" office:value="0" calcext:value-type="float">
            <text:p>0</text:p>
          </table:table-cell>
          <table:table-cell office:value-type="float" office:value="17.12" calcext:value-type="float">
            <text:p>1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float" office:value="17.16" calcext:value-type="float">
            <text:p>1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64" calcext:value-type="float">
            <text:p>18.64</text:p>
          </table:table-cell>
          <table:table-cell office:value-type="float" office:value="0" calcext:value-type="float">
            <text:p>0</text:p>
          </table:table-cell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68" calcext:value-type="float">
            <text:p>18.68</text:p>
          </table:table-cell>
          <table:table-cell office:value-type="float" office:value="0" calcext:value-type="float">
            <text:p>0</text:p>
          </table:table-cell>
          <table:table-cell office:value-type="float" office:value="17.24" calcext:value-type="float">
            <text:p>17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72" calcext:value-type="float">
            <text:p>18.72</text:p>
          </table:table-cell>
          <table:table-cell office:value-type="float" office:value="0" calcext:value-type="float">
            <text:p>0</text:p>
          </table:table-cell>
          <table:table-cell office:value-type="float" office:value="17.28" calcext:value-type="float">
            <text:p>1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76" calcext:value-type="float">
            <text:p>18.76</text:p>
          </table:table-cell>
          <table:table-cell office:value-type="float" office:value="0" calcext:value-type="float">
            <text:p>0</text:p>
          </table:table-cell>
          <table:table-cell office:value-type="float" office:value="17.32" calcext:value-type="float">
            <text:p>17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7.36" calcext:value-type="float">
            <text:p>1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84" calcext:value-type="float">
            <text:p>18.84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88" calcext:value-type="float">
            <text:p>18.88</text:p>
          </table:table-cell>
          <table:table-cell office:value-type="float" office:value="0" calcext:value-type="float">
            <text:p>0</text:p>
          </table:table-cell>
          <table:table-cell office:value-type="float" office:value="17.44" calcext:value-type="float">
            <text:p>1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92" calcext:value-type="float">
            <text:p>18.92</text:p>
          </table:table-cell>
          <table:table-cell office:value-type="float" office:value="0" calcext:value-type="float">
            <text:p>0</text:p>
          </table:table-cell>
          <table:table-cell office:value-type="float" office:value="17.48" calcext:value-type="float">
            <text:p>1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96" calcext:value-type="float">
            <text:p>18.96</text:p>
          </table:table-cell>
          <table:table-cell office:value-type="float" office:value="0" calcext:value-type="float">
            <text:p>0</text:p>
          </table:table-cell>
          <table:table-cell office:value-type="float" office:value="17.52" calcext:value-type="float">
            <text:p>1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.56" calcext:value-type="float">
            <text:p>1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04" calcext:value-type="float">
            <text:p>19.04</text:p>
          </table:table-cell>
          <table:table-cell office:value-type="float" office:value="0" calcext:value-type="float">
            <text:p>0</text:p>
          </table:table-cell>
          <table:table-cell office:value-type="float" office:value="17.6" calcext:value-type="float">
            <text:p>1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08" calcext:value-type="float">
            <text:p>19.08</text:p>
          </table:table-cell>
          <table:table-cell office:value-type="float" office:value="0" calcext:value-type="float">
            <text:p>0</text:p>
          </table:table-cell>
          <table:table-cell office:value-type="float" office:value="17.64" calcext:value-type="float">
            <text:p>1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12" calcext:value-type="float">
            <text:p>19.12</text:p>
          </table:table-cell>
          <table:table-cell office:value-type="float" office:value="0" calcext:value-type="float">
            <text:p>0</text:p>
          </table:table-cell>
          <table:table-cell office:value-type="float" office:value="17.68" calcext:value-type="float">
            <text:p>17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16" calcext:value-type="float">
            <text:p>19.16</text:p>
          </table:table-cell>
          <table:table-cell office:value-type="float" office:value="0" calcext:value-type="float">
            <text:p>0</text:p>
          </table:table-cell>
          <table:table-cell office:value-type="float" office:value="17.72" calcext:value-type="float">
            <text:p>17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office:value-type="float" office:value="17.76" calcext:value-type="float">
            <text:p>1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24" calcext:value-type="float">
            <text:p>19.24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28" calcext:value-type="float">
            <text:p>19.28</text:p>
          </table:table-cell>
          <table:table-cell office:value-type="float" office:value="0" calcext:value-type="float">
            <text:p>0</text:p>
          </table:table-cell>
          <table:table-cell office:value-type="float" office:value="17.84" calcext:value-type="float">
            <text:p>17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32" calcext:value-type="float">
            <text:p>19.32</text:p>
          </table:table-cell>
          <table:table-cell office:value-type="float" office:value="0" calcext:value-type="float">
            <text:p>0</text:p>
          </table:table-cell>
          <table:table-cell office:value-type="float" office:value="17.88" calcext:value-type="float">
            <text:p>1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36" calcext:value-type="float">
            <text:p>19.36</text:p>
          </table:table-cell>
          <table:table-cell office:value-type="float" office:value="0" calcext:value-type="float">
            <text:p>0</text:p>
          </table:table-cell>
          <table:table-cell office:value-type="float" office:value="17.92" calcext:value-type="float">
            <text:p>17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.4" calcext:value-type="float">
            <text:p>19.4</text:p>
          </table:table-cell>
          <table:table-cell office:value-type="float" office:value="0" calcext:value-type="float">
            <text:p>0</text:p>
          </table:table-cell>
          <table:table-cell office:value-type="float" office:value="17.96" calcext:value-type="float">
            <text:p>17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44" calcext:value-type="float">
            <text:p>19.4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48" calcext:value-type="float">
            <text:p>19.48</text:p>
          </table:table-cell>
          <table:table-cell office:value-type="float" office:value="0" calcext:value-type="float">
            <text:p>0</text:p>
          </table:table-cell>
          <table:table-cell office:value-type="float" office:value="18.04" calcext:value-type="float">
            <text:p>1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52" calcext:value-type="float">
            <text:p>19.52</text:p>
          </table:table-cell>
          <table:table-cell office:value-type="float" office:value="0" calcext:value-type="float">
            <text:p>0</text:p>
          </table:table-cell>
          <table:table-cell office:value-type="float" office:value="18.08" calcext:value-type="float">
            <text:p>1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56" calcext:value-type="float">
            <text:p>19.56</text:p>
          </table:table-cell>
          <table:table-cell office:value-type="float" office:value="0" calcext:value-type="float">
            <text:p>0</text:p>
          </table:table-cell>
          <table:table-cell office:value-type="float" office:value="18.12" calcext:value-type="float">
            <text:p>1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 office:value-type="float" office:value="18.16" calcext:value-type="float">
            <text:p>18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64" calcext:value-type="float">
            <text:p>19.64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68" calcext:value-type="float">
            <text:p>19.68</text:p>
          </table:table-cell>
          <table:table-cell office:value-type="float" office:value="0" calcext:value-type="float">
            <text:p>0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72" calcext:value-type="float">
            <text:p>19.72</text:p>
          </table:table-cell>
          <table:table-cell office:value-type="float" office:value="0" calcext:value-type="float">
            <text:p>0</text:p>
          </table:table-cell>
          <table:table-cell office:value-type="float" office:value="18.28" calcext:value-type="float">
            <text:p>1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76" calcext:value-type="float">
            <text:p>19.76</text:p>
          </table:table-cell>
          <table:table-cell office:value-type="float" office:value="0" calcext:value-type="float">
            <text:p>0</text:p>
          </table:table-cell>
          <table:table-cell office:value-type="float" office:value="18.32" calcext:value-type="float">
            <text:p>1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8" calcext:value-type="float">
            <text:p>19.8</text:p>
          </table:table-cell>
          <table:table-cell office:value-type="float" office:value="0" calcext:value-type="float">
            <text:p>0</text:p>
          </table:table-cell>
          <table:table-cell office:value-type="float" office:value="18.36" calcext:value-type="float">
            <text:p>1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84" calcext:value-type="float">
            <text:p>19.84</text:p>
          </table:table-cell>
          <table:table-cell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88" calcext:value-type="float">
            <text:p>19.88</text:p>
          </table:table-cell>
          <table:table-cell office:value-type="float" office:value="0" calcext:value-type="float">
            <text:p>0</text:p>
          </table:table-cell>
          <table:table-cell office:value-type="float" office:value="18.44" calcext:value-type="float">
            <text:p>1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92" calcext:value-type="float">
            <text:p>19.92</text:p>
          </table:table-cell>
          <table:table-cell office:value-type="float" office:value="0" calcext:value-type="float">
            <text:p>0</text:p>
          </table:table-cell>
          <table:table-cell office:value-type="float" office:value="18.48" calcext:value-type="float">
            <text:p>1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96" calcext:value-type="float">
            <text:p>19.96</text:p>
          </table:table-cell>
          <table:table-cell office:value-type="float" office:value="0" calcext:value-type="float">
            <text:p>0</text:p>
          </table:table-cell>
          <table:table-cell office:value-type="float" office:value="18.52" calcext:value-type="float">
            <text:p>1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56" calcext:value-type="float">
            <text:p>1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04" calcext:value-type="float">
            <text:p>20.04</text:p>
          </table:table-cell>
          <table:table-cell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08" calcext:value-type="float">
            <text:p>20.08</text:p>
          </table:table-cell>
          <table:table-cell office:value-type="float" office:value="0" calcext:value-type="float">
            <text:p>0</text:p>
          </table:table-cell>
          <table:table-cell office:value-type="float" office:value="18.64" calcext:value-type="float">
            <text:p>1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12" calcext:value-type="float">
            <text:p>20.12</text:p>
          </table:table-cell>
          <table:table-cell office:value-type="float" office:value="0" calcext:value-type="float">
            <text:p>0</text:p>
          </table:table-cell>
          <table:table-cell office:value-type="float" office:value="18.68" calcext:value-type="float">
            <text:p>1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16" calcext:value-type="float">
            <text:p>20.16</text:p>
          </table:table-cell>
          <table:table-cell office:value-type="float" office:value="0" calcext:value-type="float">
            <text:p>0</text:p>
          </table:table-cell>
          <table:table-cell office:value-type="float" office:value="18.72" calcext:value-type="float">
            <text:p>1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2" calcext:value-type="float">
            <text:p>20.2</text:p>
          </table:table-cell>
          <table:table-cell office:value-type="float" office:value="1" calcext:value-type="float">
            <text:p>1</text:p>
          </table:table-cell>
          <table:table-cell office:value-type="float" office:value="18.76" calcext:value-type="float">
            <text:p>1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24" calcext:value-type="float">
            <text:p>20.24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.28" calcext:value-type="float">
            <text:p>20.28</text:p>
          </table:table-cell>
          <table:table-cell office:value-type="float" office:value="0" calcext:value-type="float">
            <text:p>0</text:p>
          </table:table-cell>
          <table:table-cell office:value-type="float" office:value="18.84" calcext:value-type="float">
            <text:p>1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32" calcext:value-type="float">
            <text:p>20.32</text:p>
          </table:table-cell>
          <table:table-cell office:value-type="float" office:value="1" calcext:value-type="float">
            <text:p>1</text:p>
          </table:table-cell>
          <table:table-cell office:value-type="float" office:value="18.88" calcext:value-type="float">
            <text:p>1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36" calcext:value-type="float">
            <text:p>20.36</text:p>
          </table:table-cell>
          <table:table-cell office:value-type="float" office:value="0" calcext:value-type="float">
            <text:p>0</text:p>
          </table:table-cell>
          <table:table-cell office:value-type="float" office:value="18.92" calcext:value-type="float">
            <text:p>1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4" calcext:value-type="float">
            <text:p>20.4</text:p>
          </table:table-cell>
          <table:table-cell office:value-type="float" office:value="0" calcext:value-type="float">
            <text:p>0</text:p>
          </table:table-cell>
          <table:table-cell office:value-type="float" office:value="18.96" calcext:value-type="float">
            <text:p>1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44" calcext:value-type="float">
            <text:p>20.4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48" calcext:value-type="float">
            <text:p>20.48</text:p>
          </table:table-cell>
          <table:table-cell office:value-type="float" office:value="0" calcext:value-type="float">
            <text:p>0</text:p>
          </table:table-cell>
          <table:table-cell office:value-type="float" office:value="19.04" calcext:value-type="float">
            <text:p>1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52" calcext:value-type="float">
            <text:p>20.52</text:p>
          </table:table-cell>
          <table:table-cell office:value-type="float" office:value="0" calcext:value-type="float">
            <text:p>0</text:p>
          </table:table-cell>
          <table:table-cell office:value-type="float" office:value="19.08" calcext:value-type="float">
            <text:p>1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56" calcext:value-type="float">
            <text:p>20.56</text:p>
          </table:table-cell>
          <table:table-cell office:value-type="float" office:value="0" calcext:value-type="float">
            <text:p>0</text:p>
          </table:table-cell>
          <table:table-cell office:value-type="float" office:value="19.12" calcext:value-type="float">
            <text:p>1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6" calcext:value-type="float">
            <text:p>20.6</text:p>
          </table:table-cell>
          <table:table-cell office:value-type="float" office:value="0" calcext:value-type="float">
            <text:p>0</text:p>
          </table:table-cell>
          <table:table-cell office:value-type="float" office:value="19.16" calcext:value-type="float">
            <text:p>1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64" calcext:value-type="float">
            <text:p>20.64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68" calcext:value-type="float">
            <text:p>20.68</text:p>
          </table:table-cell>
          <table:table-cell office:value-type="float" office:value="0" calcext:value-type="float">
            <text:p>0</text:p>
          </table:table-cell>
          <table:table-cell office:value-type="float" office:value="19.24" calcext:value-type="float">
            <text:p>1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72" calcext:value-type="float">
            <text:p>20.72</text:p>
          </table:table-cell>
          <table:table-cell office:value-type="float" office:value="0" calcext:value-type="float">
            <text:p>0</text:p>
          </table:table-cell>
          <table:table-cell office:value-type="float" office:value="19.28" calcext:value-type="float">
            <text:p>19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76" calcext:value-type="float">
            <text:p>20.76</text:p>
          </table:table-cell>
          <table:table-cell office:value-type="float" office:value="0" calcext:value-type="float">
            <text:p>0</text:p>
          </table:table-cell>
          <table:table-cell office:value-type="float" office:value="19.32" calcext:value-type="float">
            <text:p>1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19.36" calcext:value-type="float">
            <text:p>1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84" calcext:value-type="float">
            <text:p>20.84</text:p>
          </table:table-cell>
          <table:table-cell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88" calcext:value-type="float">
            <text:p>20.88</text:p>
          </table:table-cell>
          <table:table-cell office:value-type="float" office:value="0" calcext:value-type="float">
            <text:p>0</text:p>
          </table:table-cell>
          <table:table-cell office:value-type="float" office:value="19.44" calcext:value-type="float">
            <text:p>1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92" calcext:value-type="float">
            <text:p>20.92</text:p>
          </table:table-cell>
          <table:table-cell office:value-type="float" office:value="0" calcext:value-type="float">
            <text:p>0</text:p>
          </table:table-cell>
          <table:table-cell office:value-type="float" office:value="19.48" calcext:value-type="float">
            <text:p>1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96" calcext:value-type="float">
            <text:p>20.96</text:p>
          </table:table-cell>
          <table:table-cell office:value-type="float" office:value="0" calcext:value-type="float">
            <text:p>0</text:p>
          </table:table-cell>
          <table:table-cell office:value-type="float" office:value="19.52" calcext:value-type="float">
            <text:p>1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.56" calcext:value-type="float">
            <text:p>1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04" calcext:value-type="float">
            <text:p>21.0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08" calcext:value-type="float">
            <text:p>21.08</text:p>
          </table:table-cell>
          <table:table-cell office:value-type="float" office:value="0" calcext:value-type="float">
            <text:p>0</text:p>
          </table:table-cell>
          <table:table-cell office:value-type="float" office:value="19.64" calcext:value-type="float">
            <text:p>1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12" calcext:value-type="float">
            <text:p>21.12</text:p>
          </table:table-cell>
          <table:table-cell office:value-type="float" office:value="0" calcext:value-type="float">
            <text:p>0</text:p>
          </table:table-cell>
          <table:table-cell office:value-type="float" office:value="19.68" calcext:value-type="float">
            <text:p>1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16" calcext:value-type="float">
            <text:p>21.16</text:p>
          </table:table-cell>
          <table:table-cell office:value-type="float" office:value="0" calcext:value-type="float">
            <text:p>0</text:p>
          </table:table-cell>
          <table:table-cell office:value-type="float" office:value="19.72" calcext:value-type="float">
            <text:p>1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  <table:table-cell office:value-type="float" office:value="19.76" calcext:value-type="float">
            <text:p>1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24" calcext:value-type="float">
            <text:p>21.24</text:p>
          </table:table-cell>
          <table:table-cell office:value-type="float" office:value="0" calcext:value-type="float">
            <text:p>0</text:p>
          </table:table-cell>
          <table:table-cell office:value-type="float" office:value="19.8" calcext:value-type="float">
            <text:p>1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28" calcext:value-type="float">
            <text:p>21.28</text:p>
          </table:table-cell>
          <table:table-cell office:value-type="float" office:value="0" calcext:value-type="float">
            <text:p>0</text:p>
          </table:table-cell>
          <table:table-cell office:value-type="float" office:value="19.84" calcext:value-type="float">
            <text:p>1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32" calcext:value-type="float">
            <text:p>21.32</text:p>
          </table:table-cell>
          <table:table-cell office:value-type="float" office:value="0" calcext:value-type="float">
            <text:p>0</text:p>
          </table:table-cell>
          <table:table-cell office:value-type="float" office:value="19.88" calcext:value-type="float">
            <text:p>1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36" calcext:value-type="float">
            <text:p>21.36</text:p>
          </table:table-cell>
          <table:table-cell office:value-type="float" office:value="0" calcext:value-type="float">
            <text:p>0</text:p>
          </table:table-cell>
          <table:table-cell office:value-type="float" office:value="19.92" calcext:value-type="float">
            <text:p>1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4" calcext:value-type="float">
            <text:p>21.4</text:p>
          </table:table-cell>
          <table:table-cell office:value-type="float" office:value="0" calcext:value-type="float">
            <text:p>0</text:p>
          </table:table-cell>
          <table:table-cell office:value-type="float" office:value="19.96" calcext:value-type="float">
            <text:p>1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44" calcext:value-type="float">
            <text:p>21.4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48" calcext:value-type="float">
            <text:p>21.48</text:p>
          </table:table-cell>
          <table:table-cell office:value-type="float" office:value="0" calcext:value-type="float">
            <text:p>0</text:p>
          </table:table-cell>
          <table:table-cell office:value-type="float" office:value="20.04" calcext:value-type="float">
            <text:p>2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52" calcext:value-type="float">
            <text:p>21.52</text:p>
          </table:table-cell>
          <table:table-cell office:value-type="float" office:value="0" calcext:value-type="float">
            <text:p>0</text:p>
          </table:table-cell>
          <table:table-cell office:value-type="float" office:value="20.08" calcext:value-type="float">
            <text:p>2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56" calcext:value-type="float">
            <text:p>21.56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office:value-type="float" office:value="20.16" calcext:value-type="float">
            <text:p>2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64" calcext:value-type="float">
            <text:p>21.64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.68" calcext:value-type="float">
            <text:p>21.68</text:p>
          </table:table-cell>
          <table:table-cell office:value-type="float" office:value="0" calcext:value-type="float">
            <text:p>0</text:p>
          </table:table-cell>
          <table:table-cell office:value-type="float" office:value="20.24" calcext:value-type="float">
            <text:p>2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72" calcext:value-type="float">
            <text:p>21.72</text:p>
          </table:table-cell>
          <table:table-cell office:value-type="float" office:value="1" calcext:value-type="float">
            <text:p>1</text:p>
          </table:table-cell>
          <table:table-cell office:value-type="float" office:value="20.28" calcext:value-type="float">
            <text:p>2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76" calcext:value-type="float">
            <text:p>21.76</text:p>
          </table:table-cell>
          <table:table-cell office:value-type="float" office:value="0" calcext:value-type="float">
            <text:p>0</text:p>
          </table:table-cell>
          <table:table-cell office:value-type="float" office:value="20.32" calcext:value-type="float">
            <text:p>2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8" calcext:value-type="float">
            <text:p>21.8</text:p>
          </table:table-cell>
          <table:table-cell office:value-type="float" office:value="0" calcext:value-type="float">
            <text:p>0</text:p>
          </table:table-cell>
          <table:table-cell office:value-type="float" office:value="20.36" calcext:value-type="float">
            <text:p>2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84" calcext:value-type="float">
            <text:p>21.84</text:p>
          </table:table-cell>
          <table:table-cell office:value-type="float" office:value="0" calcext:value-type="float">
            <text:p>0</text:p>
          </table:table-cell>
          <table:table-cell office:value-type="float" office:value="20.4" calcext:value-type="float">
            <text:p>2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88" calcext:value-type="float">
            <text:p>21.88</text:p>
          </table:table-cell>
          <table:table-cell office:value-type="float" office:value="0" calcext:value-type="float">
            <text:p>0</text:p>
          </table:table-cell>
          <table:table-cell office:value-type="float" office:value="20.44" calcext:value-type="float">
            <text:p>2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92" calcext:value-type="float">
            <text:p>21.92</text:p>
          </table:table-cell>
          <table:table-cell office:value-type="float" office:value="0" calcext:value-type="float">
            <text:p>0</text:p>
          </table:table-cell>
          <table:table-cell office:value-type="float" office:value="20.48" calcext:value-type="float">
            <text:p>2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96" calcext:value-type="float">
            <text:p>21.96</text:p>
          </table:table-cell>
          <table:table-cell office:value-type="float" office:value="0" calcext:value-type="float">
            <text:p>0</text:p>
          </table:table-cell>
          <table:table-cell office:value-type="float" office:value="20.52" calcext:value-type="float">
            <text:p>2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.56" calcext:value-type="float">
            <text:p>2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04" calcext:value-type="float">
            <text:p>22.04</text:p>
          </table:table-cell>
          <table:table-cell office:value-type="float" office:value="0" calcext:value-type="float">
            <text:p>0</text:p>
          </table:table-cell>
          <table:table-cell office:value-type="float" office:value="20.6" calcext:value-type="float">
            <text:p>2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08" calcext:value-type="float">
            <text:p>22.08</text:p>
          </table:table-cell>
          <table:table-cell office:value-type="float" office:value="0" calcext:value-type="float">
            <text:p>0</text:p>
          </table:table-cell>
          <table:table-cell office:value-type="float" office:value="20.64" calcext:value-type="float">
            <text:p>2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12" calcext:value-type="float">
            <text:p>22.12</text:p>
          </table:table-cell>
          <table:table-cell office:value-type="float" office:value="0" calcext:value-type="float">
            <text:p>0</text:p>
          </table:table-cell>
          <table:table-cell office:value-type="float" office:value="20.68" calcext:value-type="float">
            <text:p>2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16" calcext:value-type="float">
            <text:p>22.16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  <table:table-cell office:value-type="float" office:value="20.76" calcext:value-type="float">
            <text:p>2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24" calcext:value-type="float">
            <text:p>22.24</text:p>
          </table:table-cell>
          <table:table-cell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28" calcext:value-type="float">
            <text:p>22.28</text:p>
          </table:table-cell>
          <table:table-cell office:value-type="float" office:value="0" calcext:value-type="float">
            <text:p>0</text:p>
          </table:table-cell>
          <table:table-cell office:value-type="float" office:value="20.84" calcext:value-type="float">
            <text:p>20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2.32" calcext:value-type="float">
            <text:p>22.32</text:p>
          </table:table-cell>
          <table:table-cell office:value-type="float" office:value="0" calcext:value-type="float">
            <text:p>0</text:p>
          </table:table-cell>
          <table:table-cell office:value-type="float" office:value="20.88" calcext:value-type="float">
            <text:p>2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36" calcext:value-type="float">
            <text:p>22.36</text:p>
          </table:table-cell>
          <table:table-cell office:value-type="float" office:value="0" calcext:value-type="float">
            <text:p>0</text:p>
          </table:table-cell>
          <table:table-cell office:value-type="float" office:value="20.92" calcext:value-type="float">
            <text:p>2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  <table:table-cell office:value-type="float" office:value="20.96" calcext:value-type="float">
            <text:p>2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44" calcext:value-type="float">
            <text:p>22.4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48" calcext:value-type="float">
            <text:p>22.48</text:p>
          </table:table-cell>
          <table:table-cell office:value-type="float" office:value="0" calcext:value-type="float">
            <text:p>0</text:p>
          </table:table-cell>
          <table:table-cell office:value-type="float" office:value="21.04" calcext:value-type="float">
            <text:p>2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52" calcext:value-type="float">
            <text:p>22.52</text:p>
          </table:table-cell>
          <table:table-cell office:value-type="float" office:value="0" calcext:value-type="float">
            <text:p>0</text:p>
          </table:table-cell>
          <table:table-cell office:value-type="float" office:value="21.08" calcext:value-type="float">
            <text:p>2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56" calcext:value-type="float">
            <text:p>22.56</text:p>
          </table:table-cell>
          <table:table-cell office:value-type="float" office:value="0" calcext:value-type="float">
            <text:p>0</text:p>
          </table:table-cell>
          <table:table-cell office:value-type="float" office:value="21.12" calcext:value-type="float">
            <text:p>2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6" calcext:value-type="float">
            <text:p>22.6</text:p>
          </table:table-cell>
          <table:table-cell office:value-type="float" office:value="0" calcext:value-type="float">
            <text:p>0</text:p>
          </table:table-cell>
          <table:table-cell office:value-type="float" office:value="21.16" calcext:value-type="float">
            <text:p>2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64" calcext:value-type="float">
            <text:p>22.64</text:p>
          </table:table-cell>
          <table:table-cell office:value-type="float" office:value="0" calcext:value-type="float">
            <text:p>0</text:p>
          </table:table-cell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68" calcext:value-type="float">
            <text:p>22.68</text:p>
          </table:table-cell>
          <table:table-cell office:value-type="float" office:value="0" calcext:value-type="float">
            <text:p>0</text:p>
          </table:table-cell>
          <table:table-cell office:value-type="float" office:value="21.24" calcext:value-type="float">
            <text:p>21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2.72" calcext:value-type="float">
            <text:p>22.72</text:p>
          </table:table-cell>
          <table:table-cell office:value-type="float" office:value="0" calcext:value-type="float">
            <text:p>0</text:p>
          </table:table-cell>
          <table:table-cell office:value-type="float" office:value="21.28" calcext:value-type="float">
            <text:p>2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76" calcext:value-type="float">
            <text:p>22.76</text:p>
          </table:table-cell>
          <table:table-cell office:value-type="float" office:value="0" calcext:value-type="float">
            <text:p>0</text:p>
          </table:table-cell>
          <table:table-cell office:value-type="float" office:value="21.32" calcext:value-type="float">
            <text:p>2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8" calcext:value-type="float">
            <text:p>22.8</text:p>
          </table:table-cell>
          <table:table-cell office:value-type="float" office:value="0" calcext:value-type="float">
            <text:p>0</text:p>
          </table:table-cell>
          <table:table-cell office:value-type="float" office:value="21.36" calcext:value-type="float">
            <text:p>2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84" calcext:value-type="float">
            <text:p>22.84</text:p>
          </table:table-cell>
          <table:table-cell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88" calcext:value-type="float">
            <text:p>22.88</text:p>
          </table:table-cell>
          <table:table-cell office:value-type="float" office:value="0" calcext:value-type="float">
            <text:p>0</text:p>
          </table:table-cell>
          <table:table-cell office:value-type="float" office:value="21.44" calcext:value-type="float">
            <text:p>2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92" calcext:value-type="float">
            <text:p>22.92</text:p>
          </table:table-cell>
          <table:table-cell office:value-type="float" office:value="0" calcext:value-type="float">
            <text:p>0</text:p>
          </table:table-cell>
          <table:table-cell office:value-type="float" office:value="21.48" calcext:value-type="float">
            <text:p>2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96" calcext:value-type="float">
            <text:p>22.96</text:p>
          </table:table-cell>
          <table:table-cell office:value-type="float" office:value="0" calcext:value-type="float">
            <text:p>0</text:p>
          </table:table-cell>
          <table:table-cell office:value-type="float" office:value="21.52" calcext:value-type="float">
            <text:p>2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.56" calcext:value-type="float">
            <text:p>21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08" calcext:value-type="float">
            <text:p>23.08</text:p>
          </table:table-cell>
          <table:table-cell office:value-type="float" office:value="1" calcext:value-type="float">
            <text:p>1</text:p>
          </table:table-cell>
          <table:table-cell office:value-type="float" office:value="21.64" calcext:value-type="float">
            <text:p>2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12" calcext:value-type="float">
            <text:p>23.12</text:p>
          </table:table-cell>
          <table:table-cell office:value-type="float" office:value="0" calcext:value-type="float">
            <text:p>0</text:p>
          </table:table-cell>
          <table:table-cell office:value-type="float" office:value="21.68" calcext:value-type="float">
            <text:p>2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  <table:table-cell office:value-type="float" office:value="21.72" calcext:value-type="float">
            <text:p>2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2" calcext:value-type="float">
            <text:p>23.2</text:p>
          </table:table-cell>
          <table:table-cell office:value-type="float" office:value="1" calcext:value-type="float">
            <text:p>1</text:p>
          </table:table-cell>
          <table:table-cell office:value-type="float" office:value="21.76" calcext:value-type="float">
            <text:p>2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  <table:table-cell office:value-type="float" office:value="21.8" calcext:value-type="float">
            <text:p>2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  <table:table-cell office:value-type="float" office:value="21.84" calcext:value-type="float">
            <text:p>2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32" calcext:value-type="float">
            <text:p>23.32</text:p>
          </table:table-cell>
          <table:table-cell office:value-type="float" office:value="0" calcext:value-type="float">
            <text:p>0</text:p>
          </table:table-cell>
          <table:table-cell office:value-type="float" office:value="21.88" calcext:value-type="float">
            <text:p>2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36" calcext:value-type="float">
            <text:p>23.36</text:p>
          </table:table-cell>
          <table:table-cell office:value-type="float" office:value="0" calcext:value-type="float">
            <text:p>0</text:p>
          </table:table-cell>
          <table:table-cell office:value-type="float" office:value="21.92" calcext:value-type="float">
            <text:p>2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  <table:table-cell office:value-type="float" office:value="21.96" calcext:value-type="float">
            <text:p>21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44" calcext:value-type="float">
            <text:p>23.4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48" calcext:value-type="float">
            <text:p>23.48</text:p>
          </table:table-cell>
          <table:table-cell office:value-type="float" office:value="0" calcext:value-type="float">
            <text:p>0</text:p>
          </table:table-cell>
          <table:table-cell office:value-type="float" office:value="22.04" calcext:value-type="float">
            <text:p>2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  <table:table-cell office:value-type="float" office:value="22.08" calcext:value-type="float">
            <text:p>2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56" calcext:value-type="float">
            <text:p>23.56</text:p>
          </table:table-cell>
          <table:table-cell office:value-type="float" office:value="0" calcext:value-type="float">
            <text:p>0</text:p>
          </table:table-cell>
          <table:table-cell office:value-type="float" office:value="22.12" calcext:value-type="float">
            <text:p>2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6" calcext:value-type="float">
            <text:p>23.6</text:p>
          </table:table-cell>
          <table:table-cell office:value-type="float" office:value="0" calcext:value-type="float">
            <text:p>0</text:p>
          </table:table-cell>
          <table:table-cell office:value-type="float" office:value="22.16" calcext:value-type="float">
            <text:p>2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68" calcext:value-type="float">
            <text:p>23.68</text:p>
          </table:table-cell>
          <table:table-cell office:value-type="float" office:value="0" calcext:value-type="float">
            <text:p>0</text:p>
          </table:table-cell>
          <table:table-cell office:value-type="float" office:value="22.24" calcext:value-type="float">
            <text:p>2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72" calcext:value-type="float">
            <text:p>23.72</text:p>
          </table:table-cell>
          <table:table-cell office:value-type="float" office:value="0" calcext:value-type="float">
            <text:p>0</text:p>
          </table:table-cell>
          <table:table-cell office:value-type="float" office:value="22.28" calcext:value-type="float">
            <text:p>2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  <table:table-cell office:value-type="float" office:value="22.32" calcext:value-type="float">
            <text:p>2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8" calcext:value-type="float">
            <text:p>23.8</text:p>
          </table:table-cell>
          <table:table-cell office:value-type="float" office:value="0" calcext:value-type="float">
            <text:p>0</text:p>
          </table:table-cell>
          <table:table-cell office:value-type="float" office:value="22.36" calcext:value-type="float">
            <text:p>2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84" calcext:value-type="float">
            <text:p>23.84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88" calcext:value-type="float">
            <text:p>23.88</text:p>
          </table:table-cell>
          <table:table-cell office:value-type="float" office:value="0" calcext:value-type="float">
            <text:p>0</text:p>
          </table:table-cell>
          <table:table-cell office:value-type="float" office:value="22.44" calcext:value-type="float">
            <text:p>2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92" calcext:value-type="float">
            <text:p>23.92</text:p>
          </table:table-cell>
          <table:table-cell office:value-type="float" office:value="0" calcext:value-type="float">
            <text:p>0</text:p>
          </table:table-cell>
          <table:table-cell office:value-type="float" office:value="22.48" calcext:value-type="float">
            <text:p>2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96" calcext:value-type="float">
            <text:p>23.96</text:p>
          </table:table-cell>
          <table:table-cell office:value-type="float" office:value="0" calcext:value-type="float">
            <text:p>0</text:p>
          </table:table-cell>
          <table:table-cell office:value-type="float" office:value="22.52" calcext:value-type="float">
            <text:p>2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.56" calcext:value-type="float">
            <text:p>2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04" calcext:value-type="float">
            <text:p>24.04</text:p>
          </table:table-cell>
          <table:table-cell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08" calcext:value-type="float">
            <text:p>24.08</text:p>
          </table:table-cell>
          <table:table-cell office:value-type="float" office:value="0" calcext:value-type="float">
            <text:p>0</text:p>
          </table:table-cell>
          <table:table-cell office:value-type="float" office:value="22.64" calcext:value-type="float">
            <text:p>2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12" calcext:value-type="float">
            <text:p>24.12</text:p>
          </table:table-cell>
          <table:table-cell office:value-type="float" office:value="0" calcext:value-type="float">
            <text:p>0</text:p>
          </table:table-cell>
          <table:table-cell office:value-type="float" office:value="22.68" calcext:value-type="float">
            <text:p>2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16" calcext:value-type="float">
            <text:p>24.16</text:p>
          </table:table-cell>
          <table:table-cell office:value-type="float" office:value="0" calcext:value-type="float">
            <text:p>0</text:p>
          </table:table-cell>
          <table:table-cell office:value-type="float" office:value="22.72" calcext:value-type="float">
            <text:p>2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2" calcext:value-type="float">
            <text:p>24.2</text:p>
          </table:table-cell>
          <table:table-cell office:value-type="float" office:value="0" calcext:value-type="float">
            <text:p>0</text:p>
          </table:table-cell>
          <table:table-cell office:value-type="float" office:value="22.76" calcext:value-type="float">
            <text:p>2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24" calcext:value-type="float">
            <text:p>24.24</text:p>
          </table:table-cell>
          <table:table-cell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28" calcext:value-type="float">
            <text:p>24.28</text:p>
          </table:table-cell>
          <table:table-cell office:value-type="float" office:value="0" calcext:value-type="float">
            <text:p>0</text:p>
          </table:table-cell>
          <table:table-cell office:value-type="float" office:value="22.84" calcext:value-type="float">
            <text:p>2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32" calcext:value-type="float">
            <text:p>24.32</text:p>
          </table:table-cell>
          <table:table-cell office:value-type="float" office:value="0" calcext:value-type="float">
            <text:p>0</text:p>
          </table:table-cell>
          <table:table-cell office:value-type="float" office:value="22.88" calcext:value-type="float">
            <text:p>2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36" calcext:value-type="float">
            <text:p>24.36</text:p>
          </table:table-cell>
          <table:table-cell office:value-type="float" office:value="0" calcext:value-type="float">
            <text:p>0</text:p>
          </table:table-cell>
          <table:table-cell office:value-type="float" office:value="22.92" calcext:value-type="float">
            <text:p>2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4" calcext:value-type="float">
            <text:p>24.4</text:p>
          </table:table-cell>
          <table:table-cell office:value-type="float" office:value="0" calcext:value-type="float">
            <text:p>0</text:p>
          </table:table-cell>
          <table:table-cell office:value-type="float" office:value="22.96" calcext:value-type="float">
            <text:p>2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44" calcext:value-type="float">
            <text:p>24.4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48" calcext:value-type="float">
            <text:p>24.48</text:p>
          </table:table-cell>
          <table:table-cell office:value-type="float" office:value="0" calcext:value-type="float">
            <text:p>0</text:p>
          </table:table-cell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52" calcext:value-type="float">
            <text:p>24.52</text:p>
          </table:table-cell>
          <table:table-cell office:value-type="float" office:value="0" calcext:value-type="float">
            <text:p>0</text:p>
          </table:table-cell>
          <table:table-cell office:value-type="float" office:value="23.08" calcext:value-type="float">
            <text:p>23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56" calcext:value-type="float">
            <text:p>24.56</text:p>
          </table:table-cell>
          <table:table-cell office:value-type="float" office:value="0" calcext:value-type="float">
            <text:p>0</text:p>
          </table:table-cell>
          <table:table-cell office:value-type="float" office:value="23.12" calcext:value-type="float">
            <text:p>2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6" calcext:value-type="float">
            <text:p>24.6</text:p>
          </table:table-cell>
          <table:table-cell office:value-type="float" office:value="0" calcext:value-type="float">
            <text:p>0</text:p>
          </table:table-cell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64" calcext:value-type="float">
            <text:p>24.64</text:p>
          </table:table-cell>
          <table:table-cell office:value-type="float" office:value="0" calcext:value-type="float">
            <text:p>0</text:p>
          </table:table-cell>
          <table:table-cell office:value-type="float" office:value="23.2" calcext:value-type="float">
            <text:p>2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68" calcext:value-type="float">
            <text:p>24.68</text:p>
          </table:table-cell>
          <table:table-cell office:value-type="float" office:value="0" calcext:value-type="float">
            <text:p>0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72" calcext:value-type="float">
            <text:p>24.72</text:p>
          </table:table-cell>
          <table:table-cell office:value-type="float" office:value="0" calcext:value-type="float">
            <text:p>0</text:p>
          </table:table-cell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76" calcext:value-type="float">
            <text:p>24.76</text:p>
          </table:table-cell>
          <table:table-cell office:value-type="float" office:value="0" calcext:value-type="float">
            <text:p>0</text:p>
          </table:table-cell>
          <table:table-cell office:value-type="float" office:value="23.32" calcext:value-type="float">
            <text:p>23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8" calcext:value-type="float">
            <text:p>24.8</text:p>
          </table:table-cell>
          <table:table-cell office:value-type="float" office:value="0" calcext:value-type="float">
            <text:p>0</text:p>
          </table:table-cell>
          <table:table-cell office:value-type="float" office:value="23.36" calcext:value-type="float">
            <text:p>2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84" calcext:value-type="float">
            <text:p>24.84</text:p>
          </table:table-cell>
          <table:table-cell office:value-type="float" office:value="0" calcext:value-type="float">
            <text:p>0</text:p>
          </table:table-cell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88" calcext:value-type="float">
            <text:p>24.88</text:p>
          </table:table-cell>
          <table:table-cell office:value-type="float" office:value="0" calcext:value-type="float">
            <text:p>0</text:p>
          </table:table-cell>
          <table:table-cell office:value-type="float" office:value="23.44" calcext:value-type="float">
            <text:p>2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92" calcext:value-type="float">
            <text:p>24.92</text:p>
          </table:table-cell>
          <table:table-cell office:value-type="float" office:value="0" calcext:value-type="float">
            <text:p>0</text:p>
          </table:table-cell>
          <table:table-cell office:value-type="float" office:value="23.48" calcext:value-type="float">
            <text:p>2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96" calcext:value-type="float">
            <text:p>24.96</text:p>
          </table:table-cell>
          <table:table-cell office:value-type="float" office:value="0" calcext:value-type="float">
            <text:p>0</text:p>
          </table:table-cell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.56" calcext:value-type="float">
            <text:p>2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04" calcext:value-type="float">
            <text:p>25.04</text:p>
          </table:table-cell>
          <table:table-cell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08" calcext:value-type="float">
            <text:p>25.08</text:p>
          </table:table-cell>
          <table:table-cell office:value-type="float" office:value="0" calcext:value-type="float">
            <text:p>0</text:p>
          </table:table-cell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12" calcext:value-type="float">
            <text:p>25.12</text:p>
          </table:table-cell>
          <table:table-cell office:value-type="float" office:value="0" calcext:value-type="float">
            <text:p>0</text:p>
          </table:table-cell>
          <table:table-cell office:value-type="float" office:value="23.68" calcext:value-type="float">
            <text:p>2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16" calcext:value-type="float">
            <text:p>25.16</text:p>
          </table:table-cell>
          <table:table-cell office:value-type="float" office:value="0" calcext:value-type="float">
            <text:p>0</text:p>
          </table:table-cell>
          <table:table-cell office:value-type="float" office:value="23.72" calcext:value-type="float">
            <text:p>2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24" calcext:value-type="float">
            <text:p>25.24</text:p>
          </table:table-cell>
          <table:table-cell office:value-type="float" office:value="0" calcext:value-type="float">
            <text:p>0</text:p>
          </table:table-cell>
          <table:table-cell office:value-type="float" office:value="23.8" calcext:value-type="float">
            <text:p>2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28" calcext:value-type="float">
            <text:p>25.28</text:p>
          </table:table-cell>
          <table:table-cell office:value-type="float" office:value="0" calcext:value-type="float">
            <text:p>0</text:p>
          </table:table-cell>
          <table:table-cell office:value-type="float" office:value="23.84" calcext:value-type="float">
            <text:p>23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32" calcext:value-type="float">
            <text:p>25.32</text:p>
          </table:table-cell>
          <table:table-cell office:value-type="float" office:value="0" calcext:value-type="float">
            <text:p>0</text:p>
          </table:table-cell>
          <table:table-cell office:value-type="float" office:value="23.88" calcext:value-type="float">
            <text:p>2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36" calcext:value-type="float">
            <text:p>25.36</text:p>
          </table:table-cell>
          <table:table-cell office:value-type="float" office:value="0" calcext:value-type="float">
            <text:p>0</text:p>
          </table:table-cell>
          <table:table-cell office:value-type="float" office:value="23.92" calcext:value-type="float">
            <text:p>2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4" calcext:value-type="float">
            <text:p>25.4</text:p>
          </table:table-cell>
          <table:table-cell office:value-type="float" office:value="0" calcext:value-type="float">
            <text:p>0</text:p>
          </table:table-cell>
          <table:table-cell office:value-type="float" office:value="23.96" calcext:value-type="float">
            <text:p>2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44" calcext:value-type="float">
            <text:p>25.4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48" calcext:value-type="float">
            <text:p>25.48</text:p>
          </table:table-cell>
          <table:table-cell office:value-type="float" office:value="0" calcext:value-type="float">
            <text:p>0</text:p>
          </table:table-cell>
          <table:table-cell office:value-type="float" office:value="24.04" calcext:value-type="float">
            <text:p>2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52" calcext:value-type="float">
            <text:p>25.52</text:p>
          </table:table-cell>
          <table:table-cell office:value-type="float" office:value="0" calcext:value-type="float">
            <text:p>0</text:p>
          </table:table-cell>
          <table:table-cell office:value-type="float" office:value="24.08" calcext:value-type="float">
            <text:p>2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56" calcext:value-type="float">
            <text:p>25.56</text:p>
          </table:table-cell>
          <table:table-cell office:value-type="float" office:value="0" calcext:value-type="float">
            <text:p>0</text:p>
          </table:table-cell>
          <table:table-cell office:value-type="float" office:value="24.12" calcext:value-type="float">
            <text:p>2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6" calcext:value-type="float">
            <text:p>25.6</text:p>
          </table:table-cell>
          <table:table-cell office:value-type="float" office:value="0" calcext:value-type="float">
            <text:p>0</text:p>
          </table:table-cell>
          <table:table-cell office:value-type="float" office:value="24.16" calcext:value-type="float">
            <text:p>2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64" calcext:value-type="float">
            <text:p>25.64</text:p>
          </table:table-cell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68" calcext:value-type="float">
            <text:p>25.68</text:p>
          </table:table-cell>
          <table:table-cell office:value-type="float" office:value="0" calcext:value-type="float">
            <text:p>0</text:p>
          </table:table-cell>
          <table:table-cell office:value-type="float" office:value="24.24" calcext:value-type="float">
            <text:p>2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72" calcext:value-type="float">
            <text:p>25.72</text:p>
          </table:table-cell>
          <table:table-cell office:value-type="float" office:value="0" calcext:value-type="float">
            <text:p>0</text:p>
          </table:table-cell>
          <table:table-cell office:value-type="float" office:value="24.28" calcext:value-type="float">
            <text:p>2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76" calcext:value-type="float">
            <text:p>25.76</text:p>
          </table:table-cell>
          <table:table-cell office:value-type="float" office:value="0" calcext:value-type="float">
            <text:p>0</text:p>
          </table:table-cell>
          <table:table-cell office:value-type="float" office:value="24.32" calcext:value-type="float">
            <text:p>2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8" calcext:value-type="float">
            <text:p>25.8</text:p>
          </table:table-cell>
          <table:table-cell office:value-type="float" office:value="0" calcext:value-type="float">
            <text:p>0</text:p>
          </table:table-cell>
          <table:table-cell office:value-type="float" office:value="24.36" calcext:value-type="float">
            <text:p>2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84" calcext:value-type="float">
            <text:p>25.84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88" calcext:value-type="float">
            <text:p>25.88</text:p>
          </table:table-cell>
          <table:table-cell office:value-type="float" office:value="0" calcext:value-type="float">
            <text:p>0</text:p>
          </table:table-cell>
          <table:table-cell office:value-type="float" office:value="24.44" calcext:value-type="float">
            <text:p>2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  <table:table-cell office:value-type="float" office:value="24.48" calcext:value-type="float">
            <text:p>2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96" calcext:value-type="float">
            <text:p>25.96</text:p>
          </table:table-cell>
          <table:table-cell office:value-type="float" office:value="0" calcext:value-type="float">
            <text:p>0</text:p>
          </table:table-cell>
          <table:table-cell office:value-type="float" office:value="24.52" calcext:value-type="float">
            <text:p>2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.56" calcext:value-type="float">
            <text:p>2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04" calcext:value-type="float">
            <text:p>26.04</text:p>
          </table:table-cell>
          <table:table-cell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08" calcext:value-type="float">
            <text:p>26.08</text:p>
          </table:table-cell>
          <table:table-cell office:value-type="float" office:value="0" calcext:value-type="float">
            <text:p>0</text:p>
          </table:table-cell>
          <table:table-cell office:value-type="float" office:value="24.64" calcext:value-type="float">
            <text:p>2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12" calcext:value-type="float">
            <text:p>26.12</text:p>
          </table:table-cell>
          <table:table-cell office:value-type="float" office:value="0" calcext:value-type="float">
            <text:p>0</text:p>
          </table:table-cell>
          <table:table-cell office:value-type="float" office:value="24.68" calcext:value-type="float">
            <text:p>2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16" calcext:value-type="float">
            <text:p>26.16</text:p>
          </table:table-cell>
          <table:table-cell office:value-type="float" office:value="0" calcext:value-type="float">
            <text:p>0</text:p>
          </table:table-cell>
          <table:table-cell office:value-type="float" office:value="24.72" calcext:value-type="float">
            <text:p>24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.2" calcext:value-type="float">
            <text:p>26.2</text:p>
          </table:table-cell>
          <table:table-cell office:value-type="float" office:value="0" calcext:value-type="float">
            <text:p>0</text:p>
          </table:table-cell>
          <table:table-cell office:value-type="float" office:value="24.76" calcext:value-type="float">
            <text:p>24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24" calcext:value-type="float">
            <text:p>26.24</text:p>
          </table:table-cell>
          <table:table-cell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28" calcext:value-type="float">
            <text:p>26.28</text:p>
          </table:table-cell>
          <table:table-cell office:value-type="float" office:value="0" calcext:value-type="float">
            <text:p>0</text:p>
          </table:table-cell>
          <table:table-cell office:value-type="float" office:value="24.84" calcext:value-type="float">
            <text:p>2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32" calcext:value-type="float">
            <text:p>26.32</text:p>
          </table:table-cell>
          <table:table-cell office:value-type="float" office:value="0" calcext:value-type="float">
            <text:p>0</text:p>
          </table:table-cell>
          <table:table-cell office:value-type="float" office:value="24.88" calcext:value-type="float">
            <text:p>2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36" calcext:value-type="float">
            <text:p>26.36</text:p>
          </table:table-cell>
          <table:table-cell office:value-type="float" office:value="0" calcext:value-type="float">
            <text:p>0</text:p>
          </table:table-cell>
          <table:table-cell office:value-type="float" office:value="24.92" calcext:value-type="float">
            <text:p>2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4" calcext:value-type="float">
            <text:p>26.4</text:p>
          </table:table-cell>
          <table:table-cell office:value-type="float" office:value="0" calcext:value-type="float">
            <text:p>0</text:p>
          </table:table-cell>
          <table:table-cell office:value-type="float" office:value="24.96" calcext:value-type="float">
            <text:p>2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44" calcext:value-type="float">
            <text:p>26.4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48" calcext:value-type="float">
            <text:p>26.48</text:p>
          </table:table-cell>
          <table:table-cell office:value-type="float" office:value="0" calcext:value-type="float">
            <text:p>0</text:p>
          </table:table-cell>
          <table:table-cell office:value-type="float" office:value="25.04" calcext:value-type="float">
            <text:p>2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52" calcext:value-type="float">
            <text:p>26.52</text:p>
          </table:table-cell>
          <table:table-cell office:value-type="float" office:value="0" calcext:value-type="float">
            <text:p>0</text:p>
          </table:table-cell>
          <table:table-cell office:value-type="float" office:value="25.08" calcext:value-type="float">
            <text:p>25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56" calcext:value-type="float">
            <text:p>26.56</text:p>
          </table:table-cell>
          <table:table-cell office:value-type="float" office:value="0" calcext:value-type="float">
            <text:p>0</text:p>
          </table:table-cell>
          <table:table-cell office:value-type="float" office:value="25.12" calcext:value-type="float">
            <text:p>2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6" calcext:value-type="float">
            <text:p>26.6</text:p>
          </table:table-cell>
          <table:table-cell office:value-type="float" office:value="0" calcext:value-type="float">
            <text:p>0</text:p>
          </table:table-cell>
          <table:table-cell office:value-type="float" office:value="25.16" calcext:value-type="float">
            <text:p>2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64" calcext:value-type="float">
            <text:p>26.64</text:p>
          </table:table-cell>
          <table:table-cell office:value-type="float" office:value="0" calcext:value-type="float">
            <text:p>0</text:p>
          </table:table-cell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68" calcext:value-type="float">
            <text:p>26.68</text:p>
          </table:table-cell>
          <table:table-cell office:value-type="float" office:value="0" calcext:value-type="float">
            <text:p>0</text:p>
          </table:table-cell>
          <table:table-cell office:value-type="float" office:value="25.24" calcext:value-type="float">
            <text:p>25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72" calcext:value-type="float">
            <text:p>26.72</text:p>
          </table:table-cell>
          <table:table-cell office:value-type="float" office:value="0" calcext:value-type="float">
            <text:p>0</text:p>
          </table:table-cell>
          <table:table-cell office:value-type="float" office:value="25.28" calcext:value-type="float">
            <text:p>2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76" calcext:value-type="float">
            <text:p>26.76</text:p>
          </table:table-cell>
          <table:table-cell office:value-type="float" office:value="0" calcext:value-type="float">
            <text:p>0</text:p>
          </table:table-cell>
          <table:table-cell office:value-type="float" office:value="25.32" calcext:value-type="float">
            <text:p>25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0" calcext:value-type="float">
            <text:p>0</text:p>
          </table:table-cell>
          <table:table-cell office:value-type="float" office:value="25.36" calcext:value-type="float">
            <text:p>2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84" calcext:value-type="float">
            <text:p>26.84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88" calcext:value-type="float">
            <text:p>26.88</text:p>
          </table:table-cell>
          <table:table-cell office:value-type="float" office:value="0" calcext:value-type="float">
            <text:p>0</text:p>
          </table:table-cell>
          <table:table-cell office:value-type="float" office:value="25.44" calcext:value-type="float">
            <text:p>2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92" calcext:value-type="float">
            <text:p>26.92</text:p>
          </table:table-cell>
          <table:table-cell office:value-type="float" office:value="0" calcext:value-type="float">
            <text:p>0</text:p>
          </table:table-cell>
          <table:table-cell office:value-type="float" office:value="25.48" calcext:value-type="float">
            <text:p>2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96" calcext:value-type="float">
            <text:p>26.96</text:p>
          </table:table-cell>
          <table:table-cell office:value-type="float" office:value="0" calcext:value-type="float">
            <text:p>0</text:p>
          </table:table-cell>
          <table:table-cell office:value-type="float" office:value="25.52" calcext:value-type="float">
            <text:p>2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.56" calcext:value-type="float">
            <text:p>2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04" calcext:value-type="float">
            <text:p>27.04</text:p>
          </table:table-cell>
          <table:table-cell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08" calcext:value-type="float">
            <text:p>27.08</text:p>
          </table:table-cell>
          <table:table-cell office:value-type="float" office:value="0" calcext:value-type="float">
            <text:p>0</text:p>
          </table:table-cell>
          <table:table-cell office:value-type="float" office:value="25.64" calcext:value-type="float">
            <text:p>2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12" calcext:value-type="float">
            <text:p>27.12</text:p>
          </table:table-cell>
          <table:table-cell office:value-type="float" office:value="0" calcext:value-type="float">
            <text:p>0</text:p>
          </table:table-cell>
          <table:table-cell office:value-type="float" office:value="25.68" calcext:value-type="float">
            <text:p>2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16" calcext:value-type="float">
            <text:p>27.16</text:p>
          </table:table-cell>
          <table:table-cell office:value-type="float" office:value="0" calcext:value-type="float">
            <text:p>0</text:p>
          </table:table-cell>
          <table:table-cell office:value-type="float" office:value="25.72" calcext:value-type="float">
            <text:p>25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0" calcext:value-type="float">
            <text:p>0</text:p>
          </table:table-cell>
          <table:table-cell office:value-type="float" office:value="25.76" calcext:value-type="float">
            <text:p>2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24" calcext:value-type="float">
            <text:p>27.24</text:p>
          </table:table-cell>
          <table:table-cell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28" calcext:value-type="float">
            <text:p>27.28</text:p>
          </table:table-cell>
          <table:table-cell office:value-type="float" office:value="0" calcext:value-type="float">
            <text:p>0</text:p>
          </table:table-cell>
          <table:table-cell office:value-type="float" office:value="25.84" calcext:value-type="float">
            <text:p>2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office:value-type="float" office:value="25.88" calcext:value-type="float">
            <text:p>2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36" calcext:value-type="float">
            <text:p>27.36</text:p>
          </table:table-cell>
          <table:table-cell office:value-type="float" office:value="0" calcext:value-type="float">
            <text:p>0</text:p>
          </table:table-cell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  <table:table-cell office:value-type="float" office:value="25.96" calcext:value-type="float">
            <text:p>2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44" calcext:value-type="float">
            <text:p>27.4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48" calcext:value-type="float">
            <text:p>27.48</text:p>
          </table:table-cell>
          <table:table-cell office:value-type="float" office:value="0" calcext:value-type="float">
            <text:p>0</text:p>
          </table:table-cell>
          <table:table-cell office:value-type="float" office:value="26.04" calcext:value-type="float">
            <text:p>26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52" calcext:value-type="float">
            <text:p>27.52</text:p>
          </table:table-cell>
          <table:table-cell office:value-type="float" office:value="0" calcext:value-type="float">
            <text:p>0</text:p>
          </table:table-cell>
          <table:table-cell office:value-type="float" office:value="26.08" calcext:value-type="float">
            <text:p>2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56" calcext:value-type="float">
            <text:p>27.56</text:p>
          </table:table-cell>
          <table:table-cell office:value-type="float" office:value="0" calcext:value-type="float">
            <text:p>0</text:p>
          </table:table-cell>
          <table:table-cell office:value-type="float" office:value="26.12" calcext:value-type="float">
            <text:p>26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6.16" calcext:value-type="float">
            <text:p>2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64" calcext:value-type="float">
            <text:p>27.64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68" calcext:value-type="float">
            <text:p>27.68</text:p>
          </table:table-cell>
          <table:table-cell office:value-type="float" office:value="0" calcext:value-type="float">
            <text:p>0</text:p>
          </table:table-cell>
          <table:table-cell office:value-type="float" office:value="26.24" calcext:value-type="float">
            <text:p>2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72" calcext:value-type="float">
            <text:p>27.72</text:p>
          </table:table-cell>
          <table:table-cell office:value-type="float" office:value="0" calcext:value-type="float">
            <text:p>0</text:p>
          </table:table-cell>
          <table:table-cell office:value-type="float" office:value="26.28" calcext:value-type="float">
            <text:p>2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76" calcext:value-type="float">
            <text:p>27.76</text:p>
          </table:table-cell>
          <table:table-cell office:value-type="float" office:value="0" calcext:value-type="float">
            <text:p>0</text:p>
          </table:table-cell>
          <table:table-cell office:value-type="float" office:value="26.32" calcext:value-type="float">
            <text:p>26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8" calcext:value-type="float">
            <text:p>27.8</text:p>
          </table:table-cell>
          <table:table-cell office:value-type="float" office:value="0" calcext:value-type="float">
            <text:p>0</text:p>
          </table:table-cell>
          <table:table-cell office:value-type="float" office:value="26.36" calcext:value-type="float">
            <text:p>26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.84" calcext:value-type="float">
            <text:p>27.84</text:p>
          </table:table-cell>
          <table:table-cell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88" calcext:value-type="float">
            <text:p>27.88</text:p>
          </table:table-cell>
          <table:table-cell office:value-type="float" office:value="0" calcext:value-type="float">
            <text:p>0</text:p>
          </table:table-cell>
          <table:table-cell office:value-type="float" office:value="26.44" calcext:value-type="float">
            <text:p>2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92" calcext:value-type="float">
            <text:p>27.92</text:p>
          </table:table-cell>
          <table:table-cell office:value-type="float" office:value="0" calcext:value-type="float">
            <text:p>0</text:p>
          </table:table-cell>
          <table:table-cell office:value-type="float" office:value="26.48" calcext:value-type="float">
            <text:p>2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96" calcext:value-type="float">
            <text:p>27.96</text:p>
          </table:table-cell>
          <table:table-cell office:value-type="float" office:value="0" calcext:value-type="float">
            <text:p>0</text:p>
          </table:table-cell>
          <table:table-cell office:value-type="float" office:value="26.52" calcext:value-type="float">
            <text:p>26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6.56" calcext:value-type="float">
            <text:p>2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04" calcext:value-type="float">
            <text:p>28.04</text:p>
          </table:table-cell>
          <table:table-cell office:value-type="float" office:value="0" calcext:value-type="float">
            <text:p>0</text:p>
          </table:table-cell>
          <table:table-cell office:value-type="float" office:value="26.6" calcext:value-type="float">
            <text:p>2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office:value-type="float" office:value="26.64" calcext:value-type="float">
            <text:p>26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12" calcext:value-type="float">
            <text:p>28.12</text:p>
          </table:table-cell>
          <table:table-cell office:value-type="float" office:value="0" calcext:value-type="float">
            <text:p>0</text:p>
          </table:table-cell>
          <table:table-cell office:value-type="float" office:value="26.68" calcext:value-type="float">
            <text:p>2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16" calcext:value-type="float">
            <text:p>28.16</text:p>
          </table:table-cell>
          <table:table-cell office:value-type="float" office:value="0" calcext:value-type="float">
            <text:p>0</text:p>
          </table:table-cell>
          <table:table-cell office:value-type="float" office:value="26.72" calcext:value-type="float">
            <text:p>2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2" calcext:value-type="float">
            <text:p>28.2</text:p>
          </table:table-cell>
          <table:table-cell office:value-type="float" office:value="0" calcext:value-type="float">
            <text:p>0</text:p>
          </table:table-cell>
          <table:table-cell office:value-type="float" office:value="26.76" calcext:value-type="float">
            <text:p>2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24" calcext:value-type="float">
            <text:p>28.24</text:p>
          </table:table-cell>
          <table:table-cell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28" calcext:value-type="float">
            <text:p>28.28</text:p>
          </table:table-cell>
          <table:table-cell office:value-type="float" office:value="0" calcext:value-type="float">
            <text:p>0</text:p>
          </table:table-cell>
          <table:table-cell office:value-type="float" office:value="26.84" calcext:value-type="float">
            <text:p>2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32" calcext:value-type="float">
            <text:p>28.32</text:p>
          </table:table-cell>
          <table:table-cell office:value-type="float" office:value="0" calcext:value-type="float">
            <text:p>0</text:p>
          </table:table-cell>
          <table:table-cell office:value-type="float" office:value="26.88" calcext:value-type="float">
            <text:p>2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36" calcext:value-type="float">
            <text:p>28.36</text:p>
          </table:table-cell>
          <table:table-cell office:value-type="float" office:value="0" calcext:value-type="float">
            <text:p>0</text:p>
          </table:table-cell>
          <table:table-cell office:value-type="float" office:value="26.92" calcext:value-type="float">
            <text:p>26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  <table:table-cell office:value-type="float" office:value="26.96" calcext:value-type="float">
            <text:p>2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44" calcext:value-type="float">
            <text:p>28.4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48" calcext:value-type="float">
            <text:p>28.48</text:p>
          </table:table-cell>
          <table:table-cell office:value-type="float" office:value="0" calcext:value-type="float">
            <text:p>0</text:p>
          </table:table-cell>
          <table:table-cell office:value-type="float" office:value="27.04" calcext:value-type="float">
            <text:p>2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52" calcext:value-type="float">
            <text:p>28.52</text:p>
          </table:table-cell>
          <table:table-cell office:value-type="float" office:value="0" calcext:value-type="float">
            <text:p>0</text:p>
          </table:table-cell>
          <table:table-cell office:value-type="float" office:value="27.08" calcext:value-type="float">
            <text:p>27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56" calcext:value-type="float">
            <text:p>28.56</text:p>
          </table:table-cell>
          <table:table-cell office:value-type="float" office:value="0" calcext:value-type="float">
            <text:p>0</text:p>
          </table:table-cell>
          <table:table-cell office:value-type="float" office:value="27.12" calcext:value-type="float">
            <text:p>2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office:value-type="float" office:value="27.16" calcext:value-type="float">
            <text:p>2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64" calcext:value-type="float">
            <text:p>28.64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68" calcext:value-type="float">
            <text:p>28.68</text:p>
          </table:table-cell>
          <table:table-cell office:value-type="float" office:value="0" calcext:value-type="float">
            <text:p>0</text:p>
          </table:table-cell>
          <table:table-cell office:value-type="float" office:value="27.24" calcext:value-type="float">
            <text:p>27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72" calcext:value-type="float">
            <text:p>28.72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76" calcext:value-type="float">
            <text:p>28.7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27.36" calcext:value-type="float">
            <text:p>2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84" calcext:value-type="float">
            <text:p>28.84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88" calcext:value-type="float">
            <text:p>28.88</text:p>
          </table:table-cell>
          <table:table-cell office:value-type="float" office:value="1" calcext:value-type="float">
            <text:p>1</text:p>
          </table:table-cell>
          <table:table-cell office:value-type="float" office:value="27.44" calcext:value-type="float">
            <text:p>2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92" calcext:value-type="float">
            <text:p>28.92</text:p>
          </table:table-cell>
          <table:table-cell office:value-type="float" office:value="0" calcext:value-type="float">
            <text:p>0</text:p>
          </table:table-cell>
          <table:table-cell office:value-type="float" office:value="27.48" calcext:value-type="float">
            <text:p>2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96" calcext:value-type="float">
            <text:p>28.96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7.56" calcext:value-type="float">
            <text:p>2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04" calcext:value-type="float">
            <text:p>29.04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08" calcext:value-type="float">
            <text:p>29.08</text:p>
          </table:table-cell>
          <table:table-cell office:value-type="float" office:value="0" calcext:value-type="float">
            <text:p>0</text:p>
          </table:table-cell>
          <table:table-cell office:value-type="float" office:value="27.64" calcext:value-type="float">
            <text:p>2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12" calcext:value-type="float">
            <text:p>29.12</text:p>
          </table:table-cell>
          <table:table-cell office:value-type="float" office:value="0" calcext:value-type="float">
            <text:p>0</text:p>
          </table:table-cell>
          <table:table-cell office:value-type="float" office:value="27.68" calcext:value-type="float">
            <text:p>27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16" calcext:value-type="float">
            <text:p>29.16</text:p>
          </table:table-cell>
          <table:table-cell office:value-type="float" office:value="0" calcext:value-type="float">
            <text:p>0</text:p>
          </table:table-cell>
          <table:table-cell office:value-type="float" office:value="27.72" calcext:value-type="float">
            <text:p>27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2" calcext:value-type="float">
            <text:p>29.2</text:p>
          </table:table-cell>
          <table:table-cell office:value-type="float" office:value="0" calcext:value-type="float">
            <text:p>0</text:p>
          </table:table-cell>
          <table:table-cell office:value-type="float" office:value="27.76" calcext:value-type="float">
            <text:p>2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24" calcext:value-type="float">
            <text:p>29.24</text:p>
          </table:table-cell>
          <table:table-cell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28" calcext:value-type="float">
            <text:p>29.28</text:p>
          </table:table-cell>
          <table:table-cell office:value-type="float" office:value="0" calcext:value-type="float">
            <text:p>0</text:p>
          </table:table-cell>
          <table:table-cell office:value-type="float" office:value="27.84" calcext:value-type="float">
            <text:p>27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32" calcext:value-type="float">
            <text:p>29.32</text:p>
          </table:table-cell>
          <table:table-cell office:value-type="float" office:value="0" calcext:value-type="float">
            <text:p>0</text:p>
          </table:table-cell>
          <table:table-cell office:value-type="float" office:value="27.88" calcext:value-type="float">
            <text:p>2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36" calcext:value-type="float">
            <text:p>29.36</text:p>
          </table:table-cell>
          <table:table-cell office:value-type="float" office:value="0" calcext:value-type="float">
            <text:p>0</text:p>
          </table:table-cell>
          <table:table-cell office:value-type="float" office:value="27.92" calcext:value-type="float">
            <text:p>2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4" calcext:value-type="float">
            <text:p>29.4</text:p>
          </table:table-cell>
          <table:table-cell office:value-type="float" office:value="0" calcext:value-type="float">
            <text:p>0</text:p>
          </table:table-cell>
          <table:table-cell office:value-type="float" office:value="27.96" calcext:value-type="float">
            <text:p>27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44" calcext:value-type="float">
            <text:p>29.4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48" calcext:value-type="float">
            <text:p>29.48</text:p>
          </table:table-cell>
          <table:table-cell office:value-type="float" office:value="0" calcext:value-type="float">
            <text:p>0</text:p>
          </table:table-cell>
          <table:table-cell office:value-type="float" office:value="28.04" calcext:value-type="float">
            <text:p>2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52" calcext:value-type="float">
            <text:p>29.52</text:p>
          </table:table-cell>
          <table:table-cell office:value-type="float" office:value="0" calcext:value-type="float">
            <text:p>0</text:p>
          </table:table-cell>
          <table:table-cell office:value-type="float" office:value="28.08" calcext:value-type="float">
            <text:p>2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56" calcext:value-type="float">
            <text:p>29.56</text:p>
          </table:table-cell>
          <table:table-cell office:value-type="float" office:value="0" calcext:value-type="float">
            <text:p>0</text:p>
          </table:table-cell>
          <table:table-cell office:value-type="float" office:value="28.12" calcext:value-type="float">
            <text:p>2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  <table:table-cell office:value-type="float" office:value="28.16" calcext:value-type="float">
            <text:p>28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68" calcext:value-type="float">
            <text:p>29.68</text:p>
          </table:table-cell>
          <table:table-cell office:value-type="float" office:value="0" calcext:value-type="float">
            <text:p>0</text:p>
          </table:table-cell>
          <table:table-cell office:value-type="float" office:value="28.24" calcext:value-type="float">
            <text:p>2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72" calcext:value-type="float">
            <text:p>29.72</text:p>
          </table:table-cell>
          <table:table-cell office:value-type="float" office:value="0" calcext:value-type="float">
            <text:p>0</text:p>
          </table:table-cell>
          <table:table-cell office:value-type="float" office:value="28.28" calcext:value-type="float">
            <text:p>2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76" calcext:value-type="float">
            <text:p>29.76</text:p>
          </table:table-cell>
          <table:table-cell office:value-type="float" office:value="0" calcext:value-type="float">
            <text:p>0</text:p>
          </table:table-cell>
          <table:table-cell office:value-type="float" office:value="28.32" calcext:value-type="float">
            <text:p>2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8" calcext:value-type="float">
            <text:p>29.8</text:p>
          </table:table-cell>
          <table:table-cell office:value-type="float" office:value="0" calcext:value-type="float">
            <text:p>0</text:p>
          </table:table-cell>
          <table:table-cell office:value-type="float" office:value="28.36" calcext:value-type="float">
            <text:p>2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84" calcext:value-type="float">
            <text:p>29.84</text:p>
          </table:table-cell>
          <table:table-cell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88" calcext:value-type="float">
            <text:p>29.88</text:p>
          </table:table-cell>
          <table:table-cell office:value-type="float" office:value="0" calcext:value-type="float">
            <text:p>0</text:p>
          </table:table-cell>
          <table:table-cell office:value-type="float" office:value="28.44" calcext:value-type="float">
            <text:p>28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9.92" calcext:value-type="float">
            <text:p>29.92</text:p>
          </table:table-cell>
          <table:table-cell office:value-type="float" office:value="0" calcext:value-type="float">
            <text:p>0</text:p>
          </table:table-cell>
          <table:table-cell office:value-type="float" office:value="28.48" calcext:value-type="float">
            <text:p>2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96" calcext:value-type="float">
            <text:p>29.9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04" calcext:value-type="float">
            <text:p>30.04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08" calcext:value-type="float">
            <text:p>30.08</text:p>
          </table:table-cell>
          <table:table-cell office:value-type="float" office:value="0" calcext:value-type="float">
            <text:p>0</text:p>
          </table:table-cell>
          <table:table-cell office:value-type="float" office:value="28.64" calcext:value-type="float">
            <text:p>2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12" calcext:value-type="float">
            <text:p>30.12</text:p>
          </table:table-cell>
          <table:table-cell office:value-type="float" office:value="0" calcext:value-type="float">
            <text:p>0</text:p>
          </table:table-cell>
          <table:table-cell office:value-type="float" office:value="28.68" calcext:value-type="float">
            <text:p>2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16" calcext:value-type="float">
            <text:p>30.16</text:p>
          </table:table-cell>
          <table:table-cell office:value-type="float" office:value="0" calcext:value-type="float">
            <text:p>0</text:p>
          </table:table-cell>
          <table:table-cell office:value-type="float" office:value="28.72" calcext:value-type="float">
            <text:p>2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office:value-type="float" office:value="28.76" calcext:value-type="float">
            <text:p>2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24" calcext:value-type="float">
            <text:p>30.24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28" calcext:value-type="float">
            <text:p>30.28</text:p>
          </table:table-cell>
          <table:table-cell office:value-type="float" office:value="0" calcext:value-type="float">
            <text:p>0</text:p>
          </table:table-cell>
          <table:table-cell office:value-type="float" office:value="28.84" calcext:value-type="float">
            <text:p>2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32" calcext:value-type="float">
            <text:p>30.32</text:p>
          </table:table-cell>
          <table:table-cell office:value-type="float" office:value="0" calcext:value-type="float">
            <text:p>0</text:p>
          </table:table-cell>
          <table:table-cell office:value-type="float" office:value="28.88" calcext:value-type="float">
            <text:p>2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36" calcext:value-type="float">
            <text:p>30.36</text:p>
          </table:table-cell>
          <table:table-cell office:value-type="float" office:value="0" calcext:value-type="float">
            <text:p>0</text:p>
          </table:table-cell>
          <table:table-cell office:value-type="float" office:value="28.92" calcext:value-type="float">
            <text:p>2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4" calcext:value-type="float">
            <text:p>30.4</text:p>
          </table:table-cell>
          <table:table-cell office:value-type="float" office:value="0" calcext:value-type="float">
            <text:p>0</text:p>
          </table:table-cell>
          <table:table-cell office:value-type="float" office:value="28.96" calcext:value-type="float">
            <text:p>2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44" calcext:value-type="float">
            <text:p>30.4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48" calcext:value-type="float">
            <text:p>30.48</text:p>
          </table:table-cell>
          <table:table-cell office:value-type="float" office:value="0" calcext:value-type="float">
            <text:p>0</text:p>
          </table:table-cell>
          <table:table-cell office:value-type="float" office:value="29.04" calcext:value-type="float">
            <text:p>2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52" calcext:value-type="float">
            <text:p>30.52</text:p>
          </table:table-cell>
          <table:table-cell office:value-type="float" office:value="0" calcext:value-type="float">
            <text:p>0</text:p>
          </table:table-cell>
          <table:table-cell office:value-type="float" office:value="29.08" calcext:value-type="float">
            <text:p>2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56" calcext:value-type="float">
            <text:p>30.56</text:p>
          </table:table-cell>
          <table:table-cell office:value-type="float" office:value="0" calcext:value-type="float">
            <text:p>0</text:p>
          </table:table-cell>
          <table:table-cell office:value-type="float" office:value="29.12" calcext:value-type="float">
            <text:p>2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6" calcext:value-type="float">
            <text:p>30.6</text:p>
          </table:table-cell>
          <table:table-cell office:value-type="float" office:value="0" calcext:value-type="float">
            <text:p>0</text:p>
          </table:table-cell>
          <table:table-cell office:value-type="float" office:value="29.16" calcext:value-type="float">
            <text:p>2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64" calcext:value-type="float">
            <text:p>30.64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68" calcext:value-type="float">
            <text:p>30.68</text:p>
          </table:table-cell>
          <table:table-cell office:value-type="float" office:value="0" calcext:value-type="float">
            <text:p>0</text:p>
          </table:table-cell>
          <table:table-cell office:value-type="float" office:value="29.24" calcext:value-type="float">
            <text:p>2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72" calcext:value-type="float">
            <text:p>30.72</text:p>
          </table:table-cell>
          <table:table-cell office:value-type="float" office:value="0" calcext:value-type="float">
            <text:p>0</text:p>
          </table:table-cell>
          <table:table-cell office:value-type="float" office:value="29.28" calcext:value-type="float">
            <text:p>29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76" calcext:value-type="float">
            <text:p>30.76</text:p>
          </table:table-cell>
          <table:table-cell office:value-type="float" office:value="0" calcext:value-type="float">
            <text:p>0</text:p>
          </table:table-cell>
          <table:table-cell office:value-type="float" office:value="29.32" calcext:value-type="float">
            <text:p>2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8" calcext:value-type="float">
            <text:p>30.8</text:p>
          </table:table-cell>
          <table:table-cell office:value-type="float" office:value="0" calcext:value-type="float">
            <text:p>0</text:p>
          </table:table-cell>
          <table:table-cell office:value-type="float" office:value="29.36" calcext:value-type="float">
            <text:p>2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84" calcext:value-type="float">
            <text:p>30.84</text:p>
          </table:table-cell>
          <table:table-cell office:value-type="float" office:value="0" calcext:value-type="float">
            <text:p>0</text:p>
          </table:table-cell>
          <table:table-cell office:value-type="float" office:value="29.4" calcext:value-type="float">
            <text:p>2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88" calcext:value-type="float">
            <text:p>30.88</text:p>
          </table:table-cell>
          <table:table-cell office:value-type="float" office:value="0" calcext:value-type="float">
            <text:p>0</text:p>
          </table:table-cell>
          <table:table-cell office:value-type="float" office:value="29.44" calcext:value-type="float">
            <text:p>2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92" calcext:value-type="float">
            <text:p>30.92</text:p>
          </table:table-cell>
          <table:table-cell office:value-type="float" office:value="0" calcext:value-type="float">
            <text:p>0</text:p>
          </table:table-cell>
          <table:table-cell office:value-type="float" office:value="29.48" calcext:value-type="float">
            <text:p>2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96" calcext:value-type="float">
            <text:p>30.96</text:p>
          </table:table-cell>
          <table:table-cell office:value-type="float" office:value="0" calcext:value-type="float">
            <text:p>0</text:p>
          </table:table-cell>
          <table:table-cell office:value-type="float" office:value="29.52" calcext:value-type="float">
            <text:p>2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.56" calcext:value-type="float">
            <text:p>2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04" calcext:value-type="float">
            <text:p>31.04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08" calcext:value-type="float">
            <text:p>31.08</text:p>
          </table:table-cell>
          <table:table-cell office:value-type="float" office:value="0" calcext:value-type="float">
            <text:p>0</text:p>
          </table:table-cell>
          <table:table-cell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12" calcext:value-type="float">
            <text:p>31.12</text:p>
          </table:table-cell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16" calcext:value-type="float">
            <text:p>31.16</text:p>
          </table:table-cell>
          <table:table-cell office:value-type="float" office:value="0" calcext:value-type="float">
            <text:p>0</text:p>
          </table:table-cell>
          <table:table-cell office:value-type="float" office:value="29.72" calcext:value-type="float">
            <text:p>2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2" calcext:value-type="float">
            <text:p>31.2</text:p>
          </table:table-cell>
          <table:table-cell office:value-type="float" office:value="0" calcext:value-type="float">
            <text:p>0</text:p>
          </table:table-cell>
          <table:table-cell office:value-type="float" office:value="29.76" calcext:value-type="float">
            <text:p>2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24" calcext:value-type="float">
            <text:p>31.24</text:p>
          </table:table-cell>
          <table:table-cell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28" calcext:value-type="float">
            <text:p>31.28</text:p>
          </table:table-cell>
          <table:table-cell office:value-type="float" office:value="0" calcext:value-type="float">
            <text:p>0</text:p>
          </table:table-cell>
          <table:table-cell office:value-type="float" office:value="29.84" calcext:value-type="float">
            <text:p>2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32" calcext:value-type="float">
            <text:p>31.32</text:p>
          </table:table-cell>
          <table:table-cell office:value-type="float" office:value="0" calcext:value-type="float">
            <text:p>0</text:p>
          </table:table-cell>
          <table:table-cell office:value-type="float" office:value="29.88" calcext:value-type="float">
            <text:p>2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36" calcext:value-type="float">
            <text:p>31.36</text:p>
          </table:table-cell>
          <table:table-cell office:value-type="float" office:value="0" calcext:value-type="float">
            <text:p>0</text:p>
          </table:table-cell>
          <table:table-cell office:value-type="float" office:value="29.92" calcext:value-type="float">
            <text:p>2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0" calcext:value-type="float">
            <text:p>0</text:p>
          </table:table-cell>
          <table:table-cell office:value-type="float" office:value="29.96" calcext:value-type="float">
            <text:p>2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44" calcext:value-type="float">
            <text:p>31.4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48" calcext:value-type="float">
            <text:p>31.48</text:p>
          </table:table-cell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52" calcext:value-type="float">
            <text:p>31.52</text:p>
          </table:table-cell>
          <table:table-cell office:value-type="float" office:value="0" calcext:value-type="float">
            <text:p>0</text:p>
          </table:table-cell>
          <table:table-cell office:value-type="float" office:value="30.08" calcext:value-type="float">
            <text:p>3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56" calcext:value-type="float">
            <text:p>31.56</text:p>
          </table:table-cell>
          <table:table-cell office:value-type="float" office:value="1" calcext:value-type="float">
            <text:p>1</text:p>
          </table:table-cell>
          <table:table-cell office:value-type="float" office:value="30.12" calcext:value-type="float">
            <text:p>3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0.16" calcext:value-type="float">
            <text:p>3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64" calcext:value-type="float">
            <text:p>31.64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68" calcext:value-type="float">
            <text:p>31.68</text:p>
          </table:table-cell>
          <table:table-cell office:value-type="float" office:value="0" calcext:value-type="float">
            <text:p>0</text:p>
          </table:table-cell>
          <table:table-cell office:value-type="float" office:value="30.24" calcext:value-type="float">
            <text:p>3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72" calcext:value-type="float">
            <text:p>31.72</text:p>
          </table:table-cell>
          <table:table-cell office:value-type="float" office:value="0" calcext:value-type="float">
            <text:p>0</text:p>
          </table:table-cell>
          <table:table-cell office:value-type="float" office:value="30.28" calcext:value-type="float">
            <text:p>3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76" calcext:value-type="float">
            <text:p>31.76</text:p>
          </table:table-cell>
          <table:table-cell office:value-type="float" office:value="0" calcext:value-type="float">
            <text:p>0</text:p>
          </table:table-cell>
          <table:table-cell office:value-type="float" office:value="30.32" calcext:value-type="float">
            <text:p>3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8" calcext:value-type="float">
            <text:p>31.8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84" calcext:value-type="float">
            <text:p>31.84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88" calcext:value-type="float">
            <text:p>31.88</text:p>
          </table:table-cell>
          <table:table-cell office:value-type="float" office:value="0" calcext:value-type="float">
            <text:p>0</text:p>
          </table:table-cell>
          <table:table-cell office:value-type="float" office:value="30.44" calcext:value-type="float">
            <text:p>3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92" calcext:value-type="float">
            <text:p>31.92</text:p>
          </table:table-cell>
          <table:table-cell office:value-type="float" office:value="0" calcext:value-type="float">
            <text:p>0</text:p>
          </table:table-cell>
          <table:table-cell office:value-type="float" office:value="30.48" calcext:value-type="float">
            <text:p>3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96" calcext:value-type="float">
            <text:p>31.96</text:p>
          </table:table-cell>
          <table:table-cell office:value-type="float" office:value="0" calcext:value-type="float">
            <text:p>0</text:p>
          </table:table-cell>
          <table:table-cell office:value-type="float" office:value="30.52" calcext:value-type="float">
            <text:p>3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.56" calcext:value-type="float">
            <text:p>3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04" calcext:value-type="float">
            <text:p>32.04</text:p>
          </table:table-cell>
          <table:table-cell office:value-type="float" office:value="0" calcext:value-type="float">
            <text:p>0</text:p>
          </table:table-cell>
          <table:table-cell office:value-type="float" office:value="30.6" calcext:value-type="float">
            <text:p>3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08" calcext:value-type="float">
            <text:p>32.08</text:p>
          </table:table-cell>
          <table:table-cell office:value-type="float" office:value="0" calcext:value-type="float">
            <text:p>0</text:p>
          </table:table-cell>
          <table:table-cell office:value-type="float" office:value="30.64" calcext:value-type="float">
            <text:p>3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12" calcext:value-type="float">
            <text:p>32.12</text:p>
          </table:table-cell>
          <table:table-cell office:value-type="float" office:value="0" calcext:value-type="float">
            <text:p>0</text:p>
          </table:table-cell>
          <table:table-cell office:value-type="float" office:value="30.68" calcext:value-type="float">
            <text:p>3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16" calcext:value-type="float">
            <text:p>32.16</text:p>
          </table:table-cell>
          <table:table-cell office:value-type="float" office:value="0" calcext:value-type="float">
            <text:p>0</text:p>
          </table:table-cell>
          <table:table-cell office:value-type="float" office:value="30.72" calcext:value-type="float">
            <text:p>3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30.76" calcext:value-type="float">
            <text:p>3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24" calcext:value-type="float">
            <text:p>32.24</text:p>
          </table:table-cell>
          <table:table-cell office:value-type="float" office:value="1" calcext:value-type="float">
            <text:p>1</text:p>
          </table:table-cell>
          <table:table-cell office:value-type="float" office:value="30.8" calcext:value-type="float">
            <text:p>3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28" calcext:value-type="float">
            <text:p>32.28</text:p>
          </table:table-cell>
          <table:table-cell office:value-type="float" office:value="0" calcext:value-type="float">
            <text:p>0</text:p>
          </table:table-cell>
          <table:table-cell office:value-type="float" office:value="30.84" calcext:value-type="float">
            <text:p>3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32" calcext:value-type="float">
            <text:p>32.32</text:p>
          </table:table-cell>
          <table:table-cell office:value-type="float" office:value="0" calcext:value-type="float">
            <text:p>0</text:p>
          </table:table-cell>
          <table:table-cell office:value-type="float" office:value="30.88" calcext:value-type="float">
            <text:p>3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36" calcext:value-type="float">
            <text:p>32.36</text:p>
          </table:table-cell>
          <table:table-cell office:value-type="float" office:value="0" calcext:value-type="float">
            <text:p>0</text:p>
          </table:table-cell>
          <table:table-cell office:value-type="float" office:value="30.92" calcext:value-type="float">
            <text:p>3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4" calcext:value-type="float">
            <text:p>32.4</text:p>
          </table:table-cell>
          <table:table-cell office:value-type="float" office:value="0" calcext:value-type="float">
            <text:p>0</text:p>
          </table:table-cell>
          <table:table-cell office:value-type="float" office:value="30.96" calcext:value-type="float">
            <text:p>3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44" calcext:value-type="float">
            <text:p>32.4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48" calcext:value-type="float">
            <text:p>32.48</text:p>
          </table:table-cell>
          <table:table-cell office:value-type="float" office:value="0" calcext:value-type="float">
            <text:p>0</text:p>
          </table:table-cell>
          <table:table-cell office:value-type="float" office:value="31.04" calcext:value-type="float">
            <text:p>3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52" calcext:value-type="float">
            <text:p>32.52</text:p>
          </table:table-cell>
          <table:table-cell office:value-type="float" office:value="0" calcext:value-type="float">
            <text:p>0</text:p>
          </table:table-cell>
          <table:table-cell office:value-type="float" office:value="31.08" calcext:value-type="float">
            <text:p>3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56" calcext:value-type="float">
            <text:p>32.56</text:p>
          </table:table-cell>
          <table:table-cell office:value-type="float" office:value="0" calcext:value-type="float">
            <text:p>0</text:p>
          </table:table-cell>
          <table:table-cell office:value-type="float" office:value="31.12" calcext:value-type="float">
            <text:p>3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6" calcext:value-type="float">
            <text:p>32.6</text:p>
          </table:table-cell>
          <table:table-cell office:value-type="float" office:value="0" calcext:value-type="float">
            <text:p>0</text:p>
          </table:table-cell>
          <table:table-cell office:value-type="float" office:value="31.16" calcext:value-type="float">
            <text:p>3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64" calcext:value-type="float">
            <text:p>32.64</text:p>
          </table:table-cell>
          <table:table-cell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68" calcext:value-type="float">
            <text:p>32.68</text:p>
          </table:table-cell>
          <table:table-cell office:value-type="float" office:value="0" calcext:value-type="float">
            <text:p>0</text:p>
          </table:table-cell>
          <table:table-cell office:value-type="float" office:value="31.24" calcext:value-type="float">
            <text:p>3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72" calcext:value-type="float">
            <text:p>32.72</text:p>
          </table:table-cell>
          <table:table-cell office:value-type="float" office:value="0" calcext:value-type="float">
            <text:p>0</text:p>
          </table:table-cell>
          <table:table-cell office:value-type="float" office:value="31.28" calcext:value-type="float">
            <text:p>3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76" calcext:value-type="float">
            <text:p>32.76</text:p>
          </table:table-cell>
          <table:table-cell office:value-type="float" office:value="0" calcext:value-type="float">
            <text:p>0</text:p>
          </table:table-cell>
          <table:table-cell office:value-type="float" office:value="31.32" calcext:value-type="float">
            <text:p>3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8" calcext:value-type="float">
            <text:p>32.8</text:p>
          </table:table-cell>
          <table:table-cell office:value-type="float" office:value="0" calcext:value-type="float">
            <text:p>0</text:p>
          </table:table-cell>
          <table:table-cell office:value-type="float" office:value="31.36" calcext:value-type="float">
            <text:p>3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84" calcext:value-type="float">
            <text:p>32.84</text:p>
          </table:table-cell>
          <table:table-cell office:value-type="float" office:value="0" calcext:value-type="float">
            <text:p>0</text:p>
          </table:table-cell>
          <table:table-cell office:value-type="float" office:value="31.4" calcext:value-type="float">
            <text:p>3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88" calcext:value-type="float">
            <text:p>32.88</text:p>
          </table:table-cell>
          <table:table-cell office:value-type="float" office:value="0" calcext:value-type="float">
            <text:p>0</text:p>
          </table:table-cell>
          <table:table-cell office:value-type="float" office:value="31.44" calcext:value-type="float">
            <text:p>3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92" calcext:value-type="float">
            <text:p>32.92</text:p>
          </table:table-cell>
          <table:table-cell office:value-type="float" office:value="0" calcext:value-type="float">
            <text:p>0</text:p>
          </table:table-cell>
          <table:table-cell office:value-type="float" office:value="31.48" calcext:value-type="float">
            <text:p>3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96" calcext:value-type="float">
            <text:p>32.96</text:p>
          </table:table-cell>
          <table:table-cell office:value-type="float" office:value="0" calcext:value-type="float">
            <text:p>0</text:p>
          </table:table-cell>
          <table:table-cell office:value-type="float" office:value="31.52" calcext:value-type="float">
            <text:p>3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1.56" calcext:value-type="float">
            <text:p>3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04" calcext:value-type="float">
            <text:p>33.04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08" calcext:value-type="float">
            <text:p>33.08</text:p>
          </table:table-cell>
          <table:table-cell office:value-type="float" office:value="0" calcext:value-type="float">
            <text:p>0</text:p>
          </table:table-cell>
          <table:table-cell office:value-type="float" office:value="31.64" calcext:value-type="float">
            <text:p>3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12" calcext:value-type="float">
            <text:p>33.12</text:p>
          </table:table-cell>
          <table:table-cell office:value-type="float" office:value="0" calcext:value-type="float">
            <text:p>0</text:p>
          </table:table-cell>
          <table:table-cell office:value-type="float" office:value="31.68" calcext:value-type="float">
            <text:p>3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16" calcext:value-type="float">
            <text:p>33.16</text:p>
          </table:table-cell>
          <table:table-cell office:value-type="float" office:value="0" calcext:value-type="float">
            <text:p>0</text:p>
          </table:table-cell>
          <table:table-cell office:value-type="float" office:value="31.72" calcext:value-type="float">
            <text:p>3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2" calcext:value-type="float">
            <text:p>33.2</text:p>
          </table:table-cell>
          <table:table-cell office:value-type="float" office:value="1" calcext:value-type="float">
            <text:p>1</text:p>
          </table:table-cell>
          <table:table-cell office:value-type="float" office:value="31.76" calcext:value-type="float">
            <text:p>3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24" calcext:value-type="float">
            <text:p>33.24</text:p>
          </table:table-cell>
          <table:table-cell office:value-type="float" office:value="0" calcext:value-type="float">
            <text:p>0</text:p>
          </table:table-cell>
          <table:table-cell office:value-type="float" office:value="31.8" calcext:value-type="float">
            <text:p>3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28" calcext:value-type="float">
            <text:p>33.28</text:p>
          </table:table-cell>
          <table:table-cell office:value-type="float" office:value="0" calcext:value-type="float">
            <text:p>0</text:p>
          </table:table-cell>
          <table:table-cell office:value-type="float" office:value="31.84" calcext:value-type="float">
            <text:p>3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32" calcext:value-type="float">
            <text:p>33.32</text:p>
          </table:table-cell>
          <table:table-cell office:value-type="float" office:value="0" calcext:value-type="float">
            <text:p>0</text:p>
          </table:table-cell>
          <table:table-cell office:value-type="float" office:value="31.88" calcext:value-type="float">
            <text:p>3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36" calcext:value-type="float">
            <text:p>33.36</text:p>
          </table:table-cell>
          <table:table-cell office:value-type="float" office:value="0" calcext:value-type="float">
            <text:p>0</text:p>
          </table:table-cell>
          <table:table-cell office:value-type="float" office:value="31.92" calcext:value-type="float">
            <text:p>3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4" calcext:value-type="float">
            <text:p>33.4</text:p>
          </table:table-cell>
          <table:table-cell office:value-type="float" office:value="0" calcext:value-type="float">
            <text:p>0</text:p>
          </table:table-cell>
          <table:table-cell office:value-type="float" office:value="31.96" calcext:value-type="float">
            <text:p>31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44" calcext:value-type="float">
            <text:p>33.4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48" calcext:value-type="float">
            <text:p>33.48</text:p>
          </table:table-cell>
          <table:table-cell office:value-type="float" office:value="0" calcext:value-type="float">
            <text:p>0</text:p>
          </table:table-cell>
          <table:table-cell office:value-type="float" office:value="32.04" calcext:value-type="float">
            <text:p>3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52" calcext:value-type="float">
            <text:p>33.52</text:p>
          </table:table-cell>
          <table:table-cell office:value-type="float" office:value="0" calcext:value-type="float">
            <text:p>0</text:p>
          </table:table-cell>
          <table:table-cell office:value-type="float" office:value="32.08" calcext:value-type="float">
            <text:p>3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56" calcext:value-type="float">
            <text:p>33.56</text:p>
          </table:table-cell>
          <table:table-cell office:value-type="float" office:value="1" calcext:value-type="float">
            <text:p>1</text:p>
          </table:table-cell>
          <table:table-cell office:value-type="float" office:value="32.12" calcext:value-type="float">
            <text:p>3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6" calcext:value-type="float">
            <text:p>33.6</text:p>
          </table:table-cell>
          <table:table-cell office:value-type="float" office:value="0" calcext:value-type="float">
            <text:p>0</text:p>
          </table:table-cell>
          <table:table-cell office:value-type="float" office:value="32.16" calcext:value-type="float">
            <text:p>3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64" calcext:value-type="float">
            <text:p>33.64</text:p>
          </table:table-cell>
          <table:table-cell office:value-type="float" office:value="0" calcext:value-type="float">
            <text:p>0</text:p>
          </table:table-cell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68" calcext:value-type="float">
            <text:p>33.68</text:p>
          </table:table-cell>
          <table:table-cell office:value-type="float" office:value="0" calcext:value-type="float">
            <text:p>0</text:p>
          </table:table-cell>
          <table:table-cell office:value-type="float" office:value="32.24" calcext:value-type="float">
            <text:p>3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72" calcext:value-type="float">
            <text:p>33.72</text:p>
          </table:table-cell>
          <table:table-cell office:value-type="float" office:value="0" calcext:value-type="float">
            <text:p>0</text:p>
          </table:table-cell>
          <table:table-cell office:value-type="float" office:value="32.28" calcext:value-type="float">
            <text:p>3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76" calcext:value-type="float">
            <text:p>33.76</text:p>
          </table:table-cell>
          <table:table-cell office:value-type="float" office:value="1" calcext:value-type="float">
            <text:p>1</text:p>
          </table:table-cell>
          <table:table-cell office:value-type="float" office:value="32.32" calcext:value-type="float">
            <text:p>3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8" calcext:value-type="float">
            <text:p>33.8</text:p>
          </table:table-cell>
          <table:table-cell office:value-type="float" office:value="0" calcext:value-type="float">
            <text:p>0</text:p>
          </table:table-cell>
          <table:table-cell office:value-type="float" office:value="32.36" calcext:value-type="float">
            <text:p>3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84" calcext:value-type="float">
            <text:p>33.84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88" calcext:value-type="float">
            <text:p>33.88</text:p>
          </table:table-cell>
          <table:table-cell office:value-type="float" office:value="0" calcext:value-type="float">
            <text:p>0</text:p>
          </table:table-cell>
          <table:table-cell office:value-type="float" office:value="32.44" calcext:value-type="float">
            <text:p>3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92" calcext:value-type="float">
            <text:p>33.92</text:p>
          </table:table-cell>
          <table:table-cell office:value-type="float" office:value="0" calcext:value-type="float">
            <text:p>0</text:p>
          </table:table-cell>
          <table:table-cell office:value-type="float" office:value="32.48" calcext:value-type="float">
            <text:p>3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96" calcext:value-type="float">
            <text:p>33.96</text:p>
          </table:table-cell>
          <table:table-cell office:value-type="float" office:value="0" calcext:value-type="float">
            <text:p>0</text:p>
          </table:table-cell>
          <table:table-cell office:value-type="float" office:value="32.52" calcext:value-type="float">
            <text:p>3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2.56" calcext:value-type="float">
            <text:p>3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04" calcext:value-type="float">
            <text:p>34.04</text:p>
          </table:table-cell>
          <table:table-cell office:value-type="float" office:value="0" calcext:value-type="float">
            <text:p>0</text:p>
          </table:table-cell>
          <table:table-cell office:value-type="float" office:value="32.6" calcext:value-type="float">
            <text:p>3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08" calcext:value-type="float">
            <text:p>34.08</text:p>
          </table:table-cell>
          <table:table-cell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12" calcext:value-type="float">
            <text:p>34.12</text:p>
          </table:table-cell>
          <table:table-cell office:value-type="float" office:value="0" calcext:value-type="float">
            <text:p>0</text:p>
          </table:table-cell>
          <table:table-cell office:value-type="float" office:value="32.68" calcext:value-type="float">
            <text:p>3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16" calcext:value-type="float">
            <text:p>34.16</text:p>
          </table:table-cell>
          <table:table-cell office:value-type="float" office:value="0" calcext:value-type="float">
            <text:p>0</text:p>
          </table:table-cell>
          <table:table-cell office:value-type="float" office:value="32.72" calcext:value-type="float">
            <text:p>3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2" calcext:value-type="float">
            <text:p>34.2</text:p>
          </table:table-cell>
          <table:table-cell office:value-type="float" office:value="0" calcext:value-type="float">
            <text:p>0</text:p>
          </table:table-cell>
          <table:table-cell office:value-type="float" office:value="32.76" calcext:value-type="float">
            <text:p>3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24" calcext:value-type="float">
            <text:p>34.24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28" calcext:value-type="float">
            <text:p>34.28</text:p>
          </table:table-cell>
          <table:table-cell office:value-type="float" office:value="0" calcext:value-type="float">
            <text:p>0</text:p>
          </table:table-cell>
          <table:table-cell office:value-type="float" office:value="32.84" calcext:value-type="float">
            <text:p>3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32" calcext:value-type="float">
            <text:p>34.32</text:p>
          </table:table-cell>
          <table:table-cell office:value-type="float" office:value="0" calcext:value-type="float">
            <text:p>0</text:p>
          </table:table-cell>
          <table:table-cell office:value-type="float" office:value="32.88" calcext:value-type="float">
            <text:p>3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36" calcext:value-type="float">
            <text:p>34.36</text:p>
          </table:table-cell>
          <table:table-cell office:value-type="float" office:value="0" calcext:value-type="float">
            <text:p>0</text:p>
          </table:table-cell>
          <table:table-cell office:value-type="float" office:value="32.92" calcext:value-type="float">
            <text:p>3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4" calcext:value-type="float">
            <text:p>34.4</text:p>
          </table:table-cell>
          <table:table-cell office:value-type="float" office:value="0" calcext:value-type="float">
            <text:p>0</text:p>
          </table:table-cell>
          <table:table-cell office:value-type="float" office:value="32.96" calcext:value-type="float">
            <text:p>3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44" calcext:value-type="float">
            <text:p>34.4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48" calcext:value-type="float">
            <text:p>34.48</text:p>
          </table:table-cell>
          <table:table-cell office:value-type="float" office:value="0" calcext:value-type="float">
            <text:p>0</text:p>
          </table:table-cell>
          <table:table-cell office:value-type="float" office:value="33.04" calcext:value-type="float">
            <text:p>3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52" calcext:value-type="float">
            <text:p>34.52</text:p>
          </table:table-cell>
          <table:table-cell office:value-type="float" office:value="0" calcext:value-type="float">
            <text:p>0</text:p>
          </table:table-cell>
          <table:table-cell office:value-type="float" office:value="33.08" calcext:value-type="float">
            <text:p>33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56" calcext:value-type="float">
            <text:p>34.56</text:p>
          </table:table-cell>
          <table:table-cell office:value-type="float" office:value="0" calcext:value-type="float">
            <text:p>0</text:p>
          </table:table-cell>
          <table:table-cell office:value-type="float" office:value="33.12" calcext:value-type="float">
            <text:p>3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6" calcext:value-type="float">
            <text:p>34.6</text:p>
          </table:table-cell>
          <table:table-cell office:value-type="float" office:value="0" calcext:value-type="float">
            <text:p>0</text:p>
          </table:table-cell>
          <table:table-cell office:value-type="float" office:value="33.16" calcext:value-type="float">
            <text:p>3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64" calcext:value-type="float">
            <text:p>34.64</text:p>
          </table:table-cell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68" calcext:value-type="float">
            <text:p>34.68</text:p>
          </table:table-cell>
          <table:table-cell office:value-type="float" office:value="0" calcext:value-type="float">
            <text:p>0</text:p>
          </table:table-cell>
          <table:table-cell office:value-type="float" office:value="33.24" calcext:value-type="float">
            <text:p>3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72" calcext:value-type="float">
            <text:p>34.72</text:p>
          </table:table-cell>
          <table:table-cell office:value-type="float" office:value="0" calcext:value-type="float">
            <text:p>0</text:p>
          </table:table-cell>
          <table:table-cell office:value-type="float" office:value="33.28" calcext:value-type="float">
            <text:p>3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76" calcext:value-type="float">
            <text:p>34.76</text:p>
          </table:table-cell>
          <table:table-cell office:value-type="float" office:value="0" calcext:value-type="float">
            <text:p>0</text:p>
          </table:table-cell>
          <table:table-cell office:value-type="float" office:value="33.32" calcext:value-type="float">
            <text:p>33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8" calcext:value-type="float">
            <text:p>34.8</text:p>
          </table:table-cell>
          <table:table-cell office:value-type="float" office:value="0" calcext:value-type="float">
            <text:p>0</text:p>
          </table:table-cell>
          <table:table-cell office:value-type="float" office:value="33.36" calcext:value-type="float">
            <text:p>3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84" calcext:value-type="float">
            <text:p>34.84</text:p>
          </table:table-cell>
          <table:table-cell office:value-type="float" office:value="0" calcext:value-type="float">
            <text:p>0</text:p>
          </table:table-cell>
          <table:table-cell office:value-type="float" office:value="33.4" calcext:value-type="float">
            <text:p>3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88" calcext:value-type="float">
            <text:p>34.88</text:p>
          </table:table-cell>
          <table:table-cell office:value-type="float" office:value="0" calcext:value-type="float">
            <text:p>0</text:p>
          </table:table-cell>
          <table:table-cell office:value-type="float" office:value="33.44" calcext:value-type="float">
            <text:p>3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92" calcext:value-type="float">
            <text:p>34.92</text:p>
          </table:table-cell>
          <table:table-cell office:value-type="float" office:value="0" calcext:value-type="float">
            <text:p>0</text:p>
          </table:table-cell>
          <table:table-cell office:value-type="float" office:value="33.48" calcext:value-type="float">
            <text:p>3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96" calcext:value-type="float">
            <text:p>34.96</text:p>
          </table:table-cell>
          <table:table-cell office:value-type="float" office:value="0" calcext:value-type="float">
            <text:p>0</text:p>
          </table:table-cell>
          <table:table-cell office:value-type="float" office:value="33.52" calcext:value-type="float">
            <text:p>3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3.56" calcext:value-type="float">
            <text:p>3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04" calcext:value-type="float">
            <text:p>35.04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08" calcext:value-type="float">
            <text:p>35.08</text:p>
          </table:table-cell>
          <table:table-cell office:value-type="float" office:value="0" calcext:value-type="float">
            <text:p>0</text:p>
          </table:table-cell>
          <table:table-cell office:value-type="float" office:value="33.64" calcext:value-type="float">
            <text:p>3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12" calcext:value-type="float">
            <text:p>35.12</text:p>
          </table:table-cell>
          <table:table-cell office:value-type="float" office:value="0" calcext:value-type="float">
            <text:p>0</text:p>
          </table:table-cell>
          <table:table-cell office:value-type="float" office:value="33.68" calcext:value-type="float">
            <text:p>3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16" calcext:value-type="float">
            <text:p>35.16</text:p>
          </table:table-cell>
          <table:table-cell office:value-type="float" office:value="0" calcext:value-type="float">
            <text:p>0</text:p>
          </table:table-cell>
          <table:table-cell office:value-type="float" office:value="33.72" calcext:value-type="float">
            <text:p>3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  <table:table-cell office:value-type="float" office:value="33.76" calcext:value-type="float">
            <text:p>3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24" calcext:value-type="float">
            <text:p>35.24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28" calcext:value-type="float">
            <text:p>35.28</text:p>
          </table:table-cell>
          <table:table-cell office:value-type="float" office:value="0" calcext:value-type="float">
            <text:p>0</text:p>
          </table:table-cell>
          <table:table-cell office:value-type="float" office:value="33.84" calcext:value-type="float">
            <text:p>33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32" calcext:value-type="float">
            <text:p>35.32</text:p>
          </table:table-cell>
          <table:table-cell office:value-type="float" office:value="0" calcext:value-type="float">
            <text:p>0</text:p>
          </table:table-cell>
          <table:table-cell office:value-type="float" office:value="33.88" calcext:value-type="float">
            <text:p>3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36" calcext:value-type="float">
            <text:p>35.36</text:p>
          </table:table-cell>
          <table:table-cell office:value-type="float" office:value="0" calcext:value-type="float">
            <text:p>0</text:p>
          </table:table-cell>
          <table:table-cell office:value-type="float" office:value="33.92" calcext:value-type="float">
            <text:p>3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4" calcext:value-type="float">
            <text:p>35.4</text:p>
          </table:table-cell>
          <table:table-cell office:value-type="float" office:value="1" calcext:value-type="float">
            <text:p>1</text:p>
          </table:table-cell>
          <table:table-cell office:value-type="float" office:value="33.96" calcext:value-type="float">
            <text:p>3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44" calcext:value-type="float">
            <text:p>35.4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48" calcext:value-type="float">
            <text:p>35.48</text:p>
          </table:table-cell>
          <table:table-cell office:value-type="float" office:value="0" calcext:value-type="float">
            <text:p>0</text:p>
          </table:table-cell>
          <table:table-cell office:value-type="float" office:value="34.04" calcext:value-type="float">
            <text:p>3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52" calcext:value-type="float">
            <text:p>35.52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56" calcext:value-type="float">
            <text:p>35.56</text:p>
          </table:table-cell>
          <table:table-cell office:value-type="float" office:value="0" calcext:value-type="float">
            <text:p>0</text:p>
          </table:table-cell>
          <table:table-cell office:value-type="float" office:value="34.12" calcext:value-type="float">
            <text:p>3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6" calcext:value-type="float">
            <text:p>35.6</text:p>
          </table:table-cell>
          <table:table-cell office:value-type="float" office:value="0" calcext:value-type="float">
            <text:p>0</text:p>
          </table:table-cell>
          <table:table-cell office:value-type="float" office:value="34.16" calcext:value-type="float">
            <text:p>3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64" calcext:value-type="float">
            <text:p>35.64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68" calcext:value-type="float">
            <text:p>35.68</text:p>
          </table:table-cell>
          <table:table-cell office:value-type="float" office:value="0" calcext:value-type="float">
            <text:p>0</text:p>
          </table:table-cell>
          <table:table-cell office:value-type="float" office:value="34.24" calcext:value-type="float">
            <text:p>3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72" calcext:value-type="float">
            <text:p>35.72</text:p>
          </table:table-cell>
          <table:table-cell office:value-type="float" office:value="0" calcext:value-type="float">
            <text:p>0</text:p>
          </table:table-cell>
          <table:table-cell office:value-type="float" office:value="34.28" calcext:value-type="float">
            <text:p>3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76" calcext:value-type="float">
            <text:p>35.76</text:p>
          </table:table-cell>
          <table:table-cell office:value-type="float" office:value="1" calcext:value-type="float">
            <text:p>1</text:p>
          </table:table-cell>
          <table:table-cell office:value-type="float" office:value="34.32" calcext:value-type="float">
            <text:p>3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8" calcext:value-type="float">
            <text:p>35.8</text:p>
          </table:table-cell>
          <table:table-cell office:value-type="float" office:value="0" calcext:value-type="float">
            <text:p>0</text:p>
          </table:table-cell>
          <table:table-cell office:value-type="float" office:value="34.36" calcext:value-type="float">
            <text:p>3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84" calcext:value-type="float">
            <text:p>35.84</text:p>
          </table:table-cell>
          <table:table-cell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88" calcext:value-type="float">
            <text:p>35.88</text:p>
          </table:table-cell>
          <table:table-cell office:value-type="float" office:value="0" calcext:value-type="float">
            <text:p>0</text:p>
          </table:table-cell>
          <table:table-cell office:value-type="float" office:value="34.44" calcext:value-type="float">
            <text:p>3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92" calcext:value-type="float">
            <text:p>35.92</text:p>
          </table:table-cell>
          <table:table-cell office:value-type="float" office:value="0" calcext:value-type="float">
            <text:p>0</text:p>
          </table:table-cell>
          <table:table-cell office:value-type="float" office:value="34.48" calcext:value-type="float">
            <text:p>3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96" calcext:value-type="float">
            <text:p>35.96</text:p>
          </table:table-cell>
          <table:table-cell office:value-type="float" office:value="0" calcext:value-type="float">
            <text:p>0</text:p>
          </table:table-cell>
          <table:table-cell office:value-type="float" office:value="34.52" calcext:value-type="float">
            <text:p>3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04" calcext:value-type="float">
            <text:p>36.04</text:p>
          </table:table-cell>
          <table:table-cell office:value-type="float" office:value="0" calcext:value-type="float">
            <text:p>0</text:p>
          </table:table-cell>
          <table:table-cell office:value-type="float" office:value="34.6" calcext:value-type="float">
            <text:p>3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08" calcext:value-type="float">
            <text:p>36.08</text:p>
          </table:table-cell>
          <table:table-cell office:value-type="float" office:value="0" calcext:value-type="float">
            <text:p>0</text:p>
          </table:table-cell>
          <table:table-cell office:value-type="float" office:value="34.64" calcext:value-type="float">
            <text:p>34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.12" calcext:value-type="float">
            <text:p>36.12</text:p>
          </table:table-cell>
          <table:table-cell office:value-type="float" office:value="0" calcext:value-type="float">
            <text:p>0</text:p>
          </table:table-cell>
          <table:table-cell office:value-type="float" office:value="34.68" calcext:value-type="float">
            <text:p>3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16" calcext:value-type="float">
            <text:p>36.16</text:p>
          </table:table-cell>
          <table:table-cell office:value-type="float" office:value="0" calcext:value-type="float">
            <text:p>0</text:p>
          </table:table-cell>
          <table:table-cell office:value-type="float" office:value="34.72" calcext:value-type="float">
            <text:p>3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2" calcext:value-type="float">
            <text:p>36.2</text:p>
          </table:table-cell>
          <table:table-cell office:value-type="float" office:value="0" calcext:value-type="float">
            <text:p>0</text:p>
          </table:table-cell>
          <table:table-cell office:value-type="float" office:value="34.76" calcext:value-type="float">
            <text:p>34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24" calcext:value-type="float">
            <text:p>36.24</text:p>
          </table:table-cell>
          <table:table-cell office:value-type="float" office:value="0" calcext:value-type="float">
            <text:p>0</text:p>
          </table:table-cell>
          <table:table-cell office:value-type="float" office:value="34.8" calcext:value-type="float">
            <text:p>3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28" calcext:value-type="float">
            <text:p>36.28</text:p>
          </table:table-cell>
          <table:table-cell office:value-type="float" office:value="0" calcext:value-type="float">
            <text:p>0</text:p>
          </table:table-cell>
          <table:table-cell office:value-type="float" office:value="34.84" calcext:value-type="float">
            <text:p>3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32" calcext:value-type="float">
            <text:p>36.32</text:p>
          </table:table-cell>
          <table:table-cell office:value-type="float" office:value="0" calcext:value-type="float">
            <text:p>0</text:p>
          </table:table-cell>
          <table:table-cell office:value-type="float" office:value="34.88" calcext:value-type="float">
            <text:p>3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36" calcext:value-type="float">
            <text:p>36.36</text:p>
          </table:table-cell>
          <table:table-cell office:value-type="float" office:value="0" calcext:value-type="float">
            <text:p>0</text:p>
          </table:table-cell>
          <table:table-cell office:value-type="float" office:value="34.92" calcext:value-type="float">
            <text:p>3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4" calcext:value-type="float">
            <text:p>36.4</text:p>
          </table:table-cell>
          <table:table-cell office:value-type="float" office:value="0" calcext:value-type="float">
            <text:p>0</text:p>
          </table:table-cell>
          <table:table-cell office:value-type="float" office:value="34.96" calcext:value-type="float">
            <text:p>3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44" calcext:value-type="float">
            <text:p>36.4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48" calcext:value-type="float">
            <text:p>36.48</text:p>
          </table:table-cell>
          <table:table-cell office:value-type="float" office:value="0" calcext:value-type="float">
            <text:p>0</text:p>
          </table:table-cell>
          <table:table-cell office:value-type="float" office:value="35.04" calcext:value-type="float">
            <text:p>3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52" calcext:value-type="float">
            <text:p>36.52</text:p>
          </table:table-cell>
          <table:table-cell office:value-type="float" office:value="0" calcext:value-type="float">
            <text:p>0</text:p>
          </table:table-cell>
          <table:table-cell office:value-type="float" office:value="35.08" calcext:value-type="float">
            <text:p>35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56" calcext:value-type="float">
            <text:p>36.56</text:p>
          </table:table-cell>
          <table:table-cell office:value-type="float" office:value="0" calcext:value-type="float">
            <text:p>0</text:p>
          </table:table-cell>
          <table:table-cell office:value-type="float" office:value="35.12" calcext:value-type="float">
            <text:p>3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6" calcext:value-type="float">
            <text:p>36.6</text:p>
          </table:table-cell>
          <table:table-cell office:value-type="float" office:value="0" calcext:value-type="float">
            <text:p>0</text:p>
          </table:table-cell>
          <table:table-cell office:value-type="float" office:value="35.16" calcext:value-type="float">
            <text:p>3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64" calcext:value-type="float">
            <text:p>36.64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68" calcext:value-type="float">
            <text:p>36.68</text:p>
          </table:table-cell>
          <table:table-cell office:value-type="float" office:value="0" calcext:value-type="float">
            <text:p>0</text:p>
          </table:table-cell>
          <table:table-cell office:value-type="float" office:value="35.24" calcext:value-type="float">
            <text:p>35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72" calcext:value-type="float">
            <text:p>36.72</text:p>
          </table:table-cell>
          <table:table-cell office:value-type="float" office:value="0" calcext:value-type="float">
            <text:p>0</text:p>
          </table:table-cell>
          <table:table-cell office:value-type="float" office:value="35.28" calcext:value-type="float">
            <text:p>3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76" calcext:value-type="float">
            <text:p>36.76</text:p>
          </table:table-cell>
          <table:table-cell office:value-type="float" office:value="0" calcext:value-type="float">
            <text:p>0</text:p>
          </table:table-cell>
          <table:table-cell office:value-type="float" office:value="35.32" calcext:value-type="float">
            <text:p>35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  <table:table-cell office:value-type="float" office:value="35.36" calcext:value-type="float">
            <text:p>3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84" calcext:value-type="float">
            <text:p>36.84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88" calcext:value-type="float">
            <text:p>36.88</text:p>
          </table:table-cell>
          <table:table-cell office:value-type="float" office:value="0" calcext:value-type="float">
            <text:p>0</text:p>
          </table:table-cell>
          <table:table-cell office:value-type="float" office:value="35.44" calcext:value-type="float">
            <text:p>3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92" calcext:value-type="float">
            <text:p>36.92</text:p>
          </table:table-cell>
          <table:table-cell office:value-type="float" office:value="0" calcext:value-type="float">
            <text:p>0</text:p>
          </table:table-cell>
          <table:table-cell office:value-type="float" office:value="35.48" calcext:value-type="float">
            <text:p>3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96" calcext:value-type="float">
            <text:p>36.96</text:p>
          </table:table-cell>
          <table:table-cell office:value-type="float" office:value="0" calcext:value-type="float">
            <text:p>0</text:p>
          </table:table-cell>
          <table:table-cell office:value-type="float" office:value="35.52" calcext:value-type="float">
            <text:p>3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.56" calcext:value-type="float">
            <text:p>3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04" calcext:value-type="float">
            <text:p>37.04</text:p>
          </table:table-cell>
          <table:table-cell office:value-type="float" office:value="0" calcext:value-type="float">
            <text:p>0</text:p>
          </table:table-cell>
          <table:table-cell office:value-type="float" office:value="35.6" calcext:value-type="float">
            <text:p>3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08" calcext:value-type="float">
            <text:p>37.08</text:p>
          </table:table-cell>
          <table:table-cell office:value-type="float" office:value="0" calcext:value-type="float">
            <text:p>0</text:p>
          </table:table-cell>
          <table:table-cell office:value-type="float" office:value="35.64" calcext:value-type="float">
            <text:p>3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12" calcext:value-type="float">
            <text:p>37.12</text:p>
          </table:table-cell>
          <table:table-cell office:value-type="float" office:value="0" calcext:value-type="float">
            <text:p>0</text:p>
          </table:table-cell>
          <table:table-cell office:value-type="float" office:value="35.68" calcext:value-type="float">
            <text:p>3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16" calcext:value-type="float">
            <text:p>37.16</text:p>
          </table:table-cell>
          <table:table-cell office:value-type="float" office:value="0" calcext:value-type="float">
            <text:p>0</text:p>
          </table:table-cell>
          <table:table-cell office:value-type="float" office:value="35.72" calcext:value-type="float">
            <text:p>35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  <table:table-cell office:value-type="float" office:value="35.76" calcext:value-type="float">
            <text:p>3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24" calcext:value-type="float">
            <text:p>37.24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28" calcext:value-type="float">
            <text:p>37.28</text:p>
          </table:table-cell>
          <table:table-cell office:value-type="float" office:value="0" calcext:value-type="float">
            <text:p>0</text:p>
          </table:table-cell>
          <table:table-cell office:value-type="float" office:value="35.84" calcext:value-type="float">
            <text:p>3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32" calcext:value-type="float">
            <text:p>37.32</text:p>
          </table:table-cell>
          <table:table-cell office:value-type="float" office:value="0" calcext:value-type="float">
            <text:p>0</text:p>
          </table:table-cell>
          <table:table-cell office:value-type="float" office:value="35.88" calcext:value-type="float">
            <text:p>3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36" calcext:value-type="float">
            <text:p>37.36</text:p>
          </table:table-cell>
          <table:table-cell office:value-type="float" office:value="0" calcext:value-type="float">
            <text:p>0</text:p>
          </table:table-cell>
          <table:table-cell office:value-type="float" office:value="35.92" calcext:value-type="float">
            <text:p>3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4" calcext:value-type="float">
            <text:p>37.4</text:p>
          </table:table-cell>
          <table:table-cell office:value-type="float" office:value="0" calcext:value-type="float">
            <text:p>0</text:p>
          </table:table-cell>
          <table:table-cell office:value-type="float" office:value="35.96" calcext:value-type="float">
            <text:p>3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44" calcext:value-type="float">
            <text:p>37.4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48" calcext:value-type="float">
            <text:p>37.48</text:p>
          </table:table-cell>
          <table:table-cell office:value-type="float" office:value="0" calcext:value-type="float">
            <text:p>0</text:p>
          </table:table-cell>
          <table:table-cell office:value-type="float" office:value="36.04" calcext:value-type="float">
            <text:p>36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52" calcext:value-type="float">
            <text:p>37.52</text:p>
          </table:table-cell>
          <table:table-cell office:value-type="float" office:value="0" calcext:value-type="float">
            <text:p>0</text:p>
          </table:table-cell>
          <table:table-cell office:value-type="float" office:value="36.08" calcext:value-type="float">
            <text:p>3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56" calcext:value-type="float">
            <text:p>37.56</text:p>
          </table:table-cell>
          <table:table-cell office:value-type="float" office:value="0" calcext:value-type="float">
            <text:p>0</text:p>
          </table:table-cell>
          <table:table-cell office:value-type="float" office:value="36.12" calcext:value-type="float">
            <text:p>36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6" calcext:value-type="float">
            <text:p>37.6</text:p>
          </table:table-cell>
          <table:table-cell office:value-type="float" office:value="1" calcext:value-type="float">
            <text:p>1</text:p>
          </table:table-cell>
          <table:table-cell office:value-type="float" office:value="36.16" calcext:value-type="float">
            <text:p>3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64" calcext:value-type="float">
            <text:p>37.64</text:p>
          </table:table-cell>
          <table:table-cell office:value-type="float" office:value="0" calcext:value-type="float">
            <text:p>0</text:p>
          </table:table-cell>
          <table:table-cell office:value-type="float" office:value="36.2" calcext:value-type="float">
            <text:p>3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68" calcext:value-type="float">
            <text:p>37.68</text:p>
          </table:table-cell>
          <table:table-cell office:value-type="float" office:value="0" calcext:value-type="float">
            <text:p>0</text:p>
          </table:table-cell>
          <table:table-cell office:value-type="float" office:value="36.24" calcext:value-type="float">
            <text:p>3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28" calcext:value-type="float">
            <text:p>3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32" calcext:value-type="float">
            <text:p>36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36" calcext:value-type="float">
            <text:p>3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4" calcext:value-type="float">
            <text:p>3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44" calcext:value-type="float">
            <text:p>3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48" calcext:value-type="float">
            <text:p>3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52" calcext:value-type="float">
            <text:p>36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56" calcext:value-type="float">
            <text:p>3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6" calcext:value-type="float">
            <text:p>3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64" calcext:value-type="float">
            <text:p>36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68" calcext:value-type="float">
            <text:p>3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72" calcext:value-type="float">
            <text:p>3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76" calcext:value-type="float">
            <text:p>3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84" calcext:value-type="float">
            <text:p>3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88" calcext:value-type="float">
            <text:p>3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92" calcext:value-type="float">
            <text:p>36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96" calcext:value-type="float">
            <text:p>3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04" calcext:value-type="float">
            <text:p>3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08" calcext:value-type="float">
            <text:p>37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12" calcext:value-type="float">
            <text:p>3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16" calcext:value-type="float">
            <text:p>3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24" calcext:value-type="float">
            <text:p>37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28" calcext:value-type="float">
            <text:p>3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32" calcext:value-type="float">
            <text:p>37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36" calcext:value-type="float">
            <text:p>3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4" calcext:value-type="float">
            <text:p>3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44" calcext:value-type="float">
            <text:p>3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48" calcext:value-type="float">
            <text:p>3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52" calcext:value-type="float">
            <text:p>3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56" calcext:value-type="float">
            <text:p>3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64" calcext:value-type="float">
            <text:p>3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68" calcext:value-type="float">
            <text:p>37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72" calcext:value-type="float">
            <text:p>37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76" calcext:value-type="float">
            <text:p>3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8" calcext:value-type="float">
            <text:p>3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84" calcext:value-type="float">
            <text:p>37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88" calcext:value-type="float">
            <text:p>3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92" calcext:value-type="float">
            <text:p>3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96" calcext:value-type="float">
            <text:p>37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04" calcext:value-type="float">
            <text:p>3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08" calcext:value-type="float">
            <text:p>3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12" calcext:value-type="float">
            <text:p>3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16" calcext:value-type="float">
            <text:p>38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24" calcext:value-type="float">
            <text:p>3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28" calcext:value-type="float">
            <text:p>3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36" calcext:value-type="float">
            <text:p>3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44" calcext:value-type="float">
            <text:p>3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48" calcext:value-type="float">
            <text:p>3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52" calcext:value-type="float">
            <text:p>3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56" calcext:value-type="float">
            <text:p>3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6" calcext:value-type="float">
            <text:p>3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64" calcext:value-type="float">
            <text:p>3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68" calcext:value-type="float">
            <text:p>3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72" calcext:value-type="float">
            <text:p>3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76" calcext:value-type="float">
            <text:p>3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8" calcext:value-type="float">
            <text:p>3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84" calcext:value-type="float">
            <text:p>3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88" calcext:value-type="float">
            <text:p>3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92" calcext:value-type="float">
            <text:p>3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96" calcext:value-type="float">
            <text:p>3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04" calcext:value-type="float">
            <text:p>3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08" calcext:value-type="float">
            <text:p>3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12" calcext:value-type="float">
            <text:p>3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16" calcext:value-type="float">
            <text:p>3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24" calcext:value-type="float">
            <text:p>3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28" calcext:value-type="float">
            <text:p>39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32" calcext:value-type="float">
            <text:p>3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36" calcext:value-type="float">
            <text:p>3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4" calcext:value-type="float">
            <text:p>3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44" calcext:value-type="float">
            <text:p>3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48" calcext:value-type="float">
            <text:p>3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52" calcext:value-type="float">
            <text:p>3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56" calcext:value-type="float">
            <text:p>3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68" calcext:value-type="float">
            <text:p>3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72" calcext:value-type="float">
            <text:p>3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76" calcext:value-type="float">
            <text:p>3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84" calcext:value-type="float">
            <text:p>3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88" calcext:value-type="float">
            <text:p>3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92" calcext:value-type="float">
            <text:p>3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96" calcext:value-type="float">
            <text:p>39.9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312.23mm" svg:height="163.09mm" svg:x="46.26mm" svg:y="1.06mm">
            <loext:p draw:notify-on-update-of-ranges="Sheet2.A6:Sheet2.A1000 Sheet2.B6:Sheet2.B100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92" calcext:value-type="float">
            <text:p>1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" calcext:value-type="float">
            <text:p>1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8" calcext:value-type="float">
            <text:p>2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8" calcext:value-type="float">
            <text:p>2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2" calcext:value-type="float">
            <text:p>2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4" calcext:value-type="float">
            <text:p>2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08" calcext:value-type="float">
            <text:p>2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8" calcext:value-type="float">
            <text:p>2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2" calcext:value-type="float">
            <text:p>2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2" calcext:value-type="float">
            <text:p>21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4" calcext:value-type="float">
            <text:p>2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8" calcext:value-type="float">
            <text:p>2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4" calcext:value-type="float">
            <text:p>2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6" calcext:value-type="float">
            <text:p>2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4" calcext:value-type="float">
            <text:p>2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8" calcext:value-type="float">
            <text:p>2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" calcext:value-type="float">
            <text:p>2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" calcext:value-type="float">
            <text:p>2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2" calcext:value-type="float">
            <text:p>2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4" calcext:value-type="float">
            <text:p>2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84" calcext:value-type="float">
            <text:p>2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8" calcext:value-type="float">
            <text:p>22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" calcext:value-type="float">
            <text:p>2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" calcext:value-type="float">
            <text:p>23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" calcext:value-type="float">
            <text:p>23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" calcext:value-type="float">
            <text:p>23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" calcext:value-type="float">
            <text:p>2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" calcext:value-type="float">
            <text:p>2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" calcext:value-type="float">
            <text:p>2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" calcext:value-type="float">
            <text:p>2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72" calcext:value-type="float">
            <text:p>23.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" calcext:value-type="float">
            <text:p>23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" calcext:value-type="float">
            <text:p>2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" calcext:value-type="float">
            <text:p>2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" calcext:value-type="float">
            <text:p>2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04" calcext:value-type="float">
            <text:p>2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08" calcext:value-type="float">
            <text:p>2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24" calcext:value-type="float">
            <text:p>2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28" calcext:value-type="float">
            <text:p>2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32" calcext:value-type="float">
            <text:p>2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36" calcext:value-type="float">
            <text:p>24.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48" calcext:value-type="float">
            <text:p>2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64" calcext:value-type="float">
            <text:p>2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68" calcext:value-type="float">
            <text:p>2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72" calcext:value-type="float">
            <text:p>2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76" calcext:value-type="float">
            <text:p>24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84" calcext:value-type="float">
            <text:p>24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88" calcext:value-type="float">
            <text:p>2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92" calcext:value-type="float">
            <text:p>2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04" calcext:value-type="float">
            <text:p>2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08" calcext:value-type="float">
            <text:p>25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16" calcext:value-type="float">
            <text:p>2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24" calcext:value-type="float">
            <text:p>25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28" calcext:value-type="float">
            <text:p>25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48" calcext:value-type="float">
            <text:p>2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52" calcext:value-type="float">
            <text:p>2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56" calcext:value-type="float">
            <text:p>2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64" calcext:value-type="float">
            <text:p>2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68" calcext:value-type="float">
            <text:p>2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72" calcext:value-type="float">
            <text:p>25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76" calcext:value-type="float">
            <text:p>2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84" calcext:value-type="float">
            <text:p>2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88" calcext:value-type="float">
            <text:p>2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96" calcext:value-type="float">
            <text:p>2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04" calcext:value-type="float">
            <text:p>26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08" calcext:value-type="float">
            <text:p>2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12" calcext:value-type="float">
            <text:p>26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28" calcext:value-type="float">
            <text:p>26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32" calcext:value-type="float">
            <text:p>26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36" calcext:value-type="float">
            <text:p>2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44" calcext:value-type="float">
            <text:p>2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48" calcext:value-type="float">
            <text:p>26.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.52" calcext:value-type="float">
            <text:p>26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56" calcext:value-type="float">
            <text:p>2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64" calcext:value-type="float">
            <text:p>26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68" calcext:value-type="float">
            <text:p>2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72" calcext:value-type="float">
            <text:p>2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84" calcext:value-type="float">
            <text:p>2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92" calcext:value-type="float">
            <text:p>26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96" calcext:value-type="float">
            <text:p>2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04" calcext:value-type="float">
            <text:p>2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08" calcext:value-type="float">
            <text:p>27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12" calcext:value-type="float">
            <text:p>2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16" calcext:value-type="float">
            <text:p>2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24" calcext:value-type="float">
            <text:p>27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28" calcext:value-type="float">
            <text:p>27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36" calcext:value-type="float">
            <text:p>2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44" calcext:value-type="float">
            <text:p>2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56" calcext:value-type="float">
            <text:p>2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64" calcext:value-type="float">
            <text:p>2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72" calcext:value-type="float">
            <text:p>27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76" calcext:value-type="float">
            <text:p>27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84" calcext:value-type="float">
            <text:p>27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88" calcext:value-type="float">
            <text:p>2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92" calcext:value-type="float">
            <text:p>27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96" calcext:value-type="float">
            <text:p>27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04" calcext:value-type="float">
            <text:p>2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08" calcext:value-type="float">
            <text:p>2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12" calcext:value-type="float">
            <text:p>28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16" calcext:value-type="float">
            <text:p>28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24" calcext:value-type="float">
            <text:p>2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28" calcext:value-type="float">
            <text:p>2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32" calcext:value-type="float">
            <text:p>2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36" calcext:value-type="float">
            <text:p>2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44" calcext:value-type="float">
            <text:p>28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48" calcext:value-type="float">
            <text:p>2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56" calcext:value-type="float">
            <text:p>2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64" calcext:value-type="float">
            <text:p>2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68" calcext:value-type="float">
            <text:p>2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72" calcext:value-type="float">
            <text:p>2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76" calcext:value-type="float">
            <text:p>2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84" calcext:value-type="float">
            <text:p>2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88" calcext:value-type="float">
            <text:p>2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92" calcext:value-type="float">
            <text:p>2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96" calcext:value-type="float">
            <text:p>2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04" calcext:value-type="float">
            <text:p>2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8" calcext:value-type="float">
            <text:p>2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12" calcext:value-type="float">
            <text:p>2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16" calcext:value-type="float">
            <text:p>2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24" calcext:value-type="float">
            <text:p>2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32" calcext:value-type="float">
            <text:p>2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36" calcext:value-type="float">
            <text:p>2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44" calcext:value-type="float">
            <text:p>2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48" calcext:value-type="float">
            <text:p>2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56" calcext:value-type="float">
            <text:p>2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68" calcext:value-type="float">
            <text:p>2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72" calcext:value-type="float">
            <text:p>2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76" calcext:value-type="float">
            <text:p>2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84" calcext:value-type="float">
            <text:p>2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88" calcext:value-type="float">
            <text:p>2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92" calcext:value-type="float">
            <text:p>2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96" calcext:value-type="float">
            <text:p>2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04" calcext:value-type="float">
            <text:p>3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12" calcext:value-type="float">
            <text:p>3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16" calcext:value-type="float">
            <text:p>3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24" calcext:value-type="float">
            <text:p>3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28" calcext:value-type="float">
            <text:p>3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32" calcext:value-type="float">
            <text:p>3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36" calcext:value-type="float">
            <text:p>3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44" calcext:value-type="float">
            <text:p>3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48" calcext:value-type="float">
            <text:p>3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52" calcext:value-type="float">
            <text:p>30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.56" calcext:value-type="float">
            <text:p>3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64" calcext:value-type="float">
            <text:p>3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68" calcext:value-type="float">
            <text:p>3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2" calcext:value-type="float">
            <text:p>3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6" calcext:value-type="float">
            <text:p>3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84" calcext:value-type="float">
            <text:p>3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88" calcext:value-type="float">
            <text:p>3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92" calcext:value-type="float">
            <text:p>3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96" calcext:value-type="float">
            <text:p>3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08" calcext:value-type="float">
            <text:p>3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12" calcext:value-type="float">
            <text:p>3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16" calcext:value-type="float">
            <text:p>3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24" calcext:value-type="float">
            <text:p>3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28" calcext:value-type="float">
            <text:p>3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32" calcext:value-type="float">
            <text:p>3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.44" calcext:value-type="float">
            <text:p>31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.48" calcext:value-type="float">
            <text:p>3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52" calcext:value-type="float">
            <text:p>3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56" calcext:value-type="float">
            <text:p>3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64" calcext:value-type="float">
            <text:p>3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68" calcext:value-type="float">
            <text:p>3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72" calcext:value-type="float">
            <text:p>3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76" calcext:value-type="float">
            <text:p>3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84" calcext:value-type="float">
            <text:p>3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88" calcext:value-type="float">
            <text:p>3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92" calcext:value-type="float">
            <text:p>3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96" calcext:value-type="float">
            <text:p>31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04" calcext:value-type="float">
            <text:p>3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08" calcext:value-type="float">
            <text:p>3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12" calcext:value-type="float">
            <text:p>3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16" calcext:value-type="float">
            <text:p>3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24" calcext:value-type="float">
            <text:p>3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28" calcext:value-type="float">
            <text:p>3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32" calcext:value-type="float">
            <text:p>3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36" calcext:value-type="float">
            <text:p>3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44" calcext:value-type="float">
            <text:p>3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48" calcext:value-type="float">
            <text:p>3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52" calcext:value-type="float">
            <text:p>3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56" calcext:value-type="float">
            <text:p>32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68" calcext:value-type="float">
            <text:p>3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72" calcext:value-type="float">
            <text:p>3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76" calcext:value-type="float">
            <text:p>3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84" calcext:value-type="float">
            <text:p>3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88" calcext:value-type="float">
            <text:p>3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92" calcext:value-type="float">
            <text:p>3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96" calcext:value-type="float">
            <text:p>3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04" calcext:value-type="float">
            <text:p>3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08" calcext:value-type="float">
            <text:p>33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12" calcext:value-type="float">
            <text:p>3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16" calcext:value-type="float">
            <text:p>3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24" calcext:value-type="float">
            <text:p>3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28" calcext:value-type="float">
            <text:p>3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32" calcext:value-type="float">
            <text:p>33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36" calcext:value-type="float">
            <text:p>3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44" calcext:value-type="float">
            <text:p>3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48" calcext:value-type="float">
            <text:p>3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2" calcext:value-type="float">
            <text:p>3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6" calcext:value-type="float">
            <text:p>3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64" calcext:value-type="float">
            <text:p>3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68" calcext:value-type="float">
            <text:p>3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72" calcext:value-type="float">
            <text:p>3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76" calcext:value-type="float">
            <text:p>33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84" calcext:value-type="float">
            <text:p>33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88" calcext:value-type="float">
            <text:p>3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2" calcext:value-type="float">
            <text:p>3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6" calcext:value-type="float">
            <text:p>33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04" calcext:value-type="float">
            <text:p>3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08" calcext:value-type="float">
            <text:p>3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12" calcext:value-type="float">
            <text:p>3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16" calcext:value-type="float">
            <text:p>3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24" calcext:value-type="float">
            <text:p>3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28" calcext:value-type="float">
            <text:p>3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32" calcext:value-type="float">
            <text:p>3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36" calcext:value-type="float">
            <text:p>3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44" calcext:value-type="float">
            <text:p>3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48" calcext:value-type="float">
            <text:p>3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52" calcext:value-type="float">
            <text:p>3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8" calcext:value-type="float">
            <text:p>34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72" calcext:value-type="float">
            <text:p>3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76" calcext:value-type="float">
            <text:p>34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84" calcext:value-type="float">
            <text:p>3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88" calcext:value-type="float">
            <text:p>3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92" calcext:value-type="float">
            <text:p>3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96" calcext:value-type="float">
            <text:p>3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04" calcext:value-type="float">
            <text:p>3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08" calcext:value-type="float">
            <text:p>35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12" calcext:value-type="float">
            <text:p>3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16" calcext:value-type="float">
            <text:p>3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4" calcext:value-type="float">
            <text:p>35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8" calcext:value-type="float">
            <text:p>3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32" calcext:value-type="float">
            <text:p>35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36" calcext:value-type="float">
            <text:p>3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44" calcext:value-type="float">
            <text:p>3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48" calcext:value-type="float">
            <text:p>3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52" calcext:value-type="float">
            <text:p>3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56" calcext:value-type="float">
            <text:p>3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4" calcext:value-type="float">
            <text:p>3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8" calcext:value-type="float">
            <text:p>3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2" calcext:value-type="float">
            <text:p>35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6" calcext:value-type="float">
            <text:p>3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84" calcext:value-type="float">
            <text:p>3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88" calcext:value-type="float">
            <text:p>3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92" calcext:value-type="float">
            <text:p>35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96" calcext:value-type="float">
            <text:p>3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04" calcext:value-type="float">
            <text:p>36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08" calcext:value-type="float">
            <text:p>3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12" calcext:value-type="float">
            <text:p>36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16" calcext:value-type="float">
            <text:p>3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4" calcext:value-type="float">
            <text:p>3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8" calcext:value-type="float">
            <text:p>3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32" calcext:value-type="float">
            <text:p>36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36" calcext:value-type="float">
            <text:p>36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44" calcext:value-type="float">
            <text:p>3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48" calcext:value-type="float">
            <text:p>3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52" calcext:value-type="float">
            <text:p>36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56" calcext:value-type="float">
            <text:p>3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64" calcext:value-type="float">
            <text:p>36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68" calcext:value-type="float">
            <text:p>3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72" calcext:value-type="float">
            <text:p>3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76" calcext:value-type="float">
            <text:p>3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84" calcext:value-type="float">
            <text:p>3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88" calcext:value-type="float">
            <text:p>3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92" calcext:value-type="float">
            <text:p>36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96" calcext:value-type="float">
            <text:p>3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04" calcext:value-type="float">
            <text:p>3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08" calcext:value-type="float">
            <text:p>37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16" calcext:value-type="float">
            <text:p>3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24" calcext:value-type="float">
            <text:p>37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28" calcext:value-type="float">
            <text:p>3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32" calcext:value-type="float">
            <text:p>37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36" calcext:value-type="float">
            <text:p>3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4" calcext:value-type="float">
            <text:p>3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8" calcext:value-type="float">
            <text:p>3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52" calcext:value-type="float">
            <text:p>3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56" calcext:value-type="float">
            <text:p>3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64" calcext:value-type="float">
            <text:p>3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68" calcext:value-type="float">
            <text:p>37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72" calcext:value-type="float">
            <text:p>37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76" calcext:value-type="float">
            <text:p>3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84" calcext:value-type="float">
            <text:p>37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88" calcext:value-type="float">
            <text:p>3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92" calcext:value-type="float">
            <text:p>3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96" calcext:value-type="float">
            <text:p>37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04" calcext:value-type="float">
            <text:p>3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08" calcext:value-type="float">
            <text:p>3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12" calcext:value-type="float">
            <text:p>3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16" calcext:value-type="float">
            <text:p>38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24" calcext:value-type="float">
            <text:p>3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28" calcext:value-type="float">
            <text:p>3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36" calcext:value-type="float">
            <text:p>3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44" calcext:value-type="float">
            <text:p>3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48" calcext:value-type="float">
            <text:p>3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52" calcext:value-type="float">
            <text:p>3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56" calcext:value-type="float">
            <text:p>3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4" calcext:value-type="float">
            <text:p>3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8" calcext:value-type="float">
            <text:p>3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72" calcext:value-type="float">
            <text:p>3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76" calcext:value-type="float">
            <text:p>3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4" calcext:value-type="float">
            <text:p>3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8" calcext:value-type="float">
            <text:p>3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92" calcext:value-type="float">
            <text:p>3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96" calcext:value-type="float">
            <text:p>3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04" calcext:value-type="float">
            <text:p>3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08" calcext:value-type="float">
            <text:p>3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12" calcext:value-type="float">
            <text:p>3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16" calcext:value-type="float">
            <text:p>39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24" calcext:value-type="float">
            <text:p>3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28" calcext:value-type="float">
            <text:p>39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32" calcext:value-type="float">
            <text:p>3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36" calcext:value-type="float">
            <text:p>3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44" calcext:value-type="float">
            <text:p>3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48" calcext:value-type="float">
            <text:p>3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52" calcext:value-type="float">
            <text:p>3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56" calcext:value-type="float">
            <text:p>3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72" calcext:value-type="float">
            <text:p>3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76" calcext:value-type="float">
            <text:p>3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84" calcext:value-type="float">
            <text:p>3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88" calcext:value-type="float">
            <text:p>3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92" calcext:value-type="float">
            <text:p>3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96" calcext:value-type="float">
            <text:p>39.9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00/00/00</text:date>, <text:time style:data-style-name="N2" text:time-value="00:39:53.96482568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5:47:39.285974130</meta:creation-date>
    <dc:date>2017-05-30T01:06:14.858937434</dc:date>
    <meta:editing-duration>PT42M1S</meta:editing-duration>
    <meta:editing-cycles>4</meta:editing-cycles>
    <meta:generator>LibreOffice/5.1.6.2$Linux_X86_64 LibreOffice_project/10m0$Build-2</meta:generator>
    <meta:document-statistic meta:table-count="2" meta:cell-count="605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874cm" svg:height="13.574cm" xlink:href=".." xlink:type="simple" chart:class="chart:scatter" chart:style-name="ch1">
        <chart:legend chart:legend-position="end" svg:x="24.758cm" svg:y="6.408cm" style:legend-expansion="high" chart:style-name="ch2"/>
        <chart:plot-area chart:style-name="ch3" table:cell-range-address="Sheet1.A1:Sheet1.B92" svg:x="0.537cm" svg:y="0.271cm" svg:width="23.684cm" svg:height="13.032cm">
          <chartooo:coordinate-region svg:x="1.714cm" svg:y="0.471cm" svg:width="22.32cm" svg:height="12.1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92" chart:class="chart:scatter">
            <chart:domain table:cell-range-address="Sheet1.A1:Sheet1.A92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92</svg:desc>
                </draw:g>
              </table:table-cell>
              <table:table-cell office:value-type="float" office:value="NaN">
                <text:p>NaN</text:p>
                <draw:g>
                  <svg:desc>Sheet1.B1:Sheet1.B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35812">
                <text:p>35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">
                <text:p>0.32</text:p>
              </table:table-cell>
              <table:table-cell office:value-type="float" office:value="19637">
                <text:p>19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">
                <text:p>0.48</text:p>
              </table:table-cell>
              <table:table-cell office:value-type="float" office:value="7815">
                <text:p>7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">
                <text:p>0.64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">
                <text:p>0.96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">
                <text:p>1.12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8">
                <text:p>1.2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4">
                <text:p>1.4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">
                <text:p>1.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6">
                <text:p>1.7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2">
                <text:p>1.9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8">
                <text:p>2.0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4">
                <text:p>2.2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">
                <text:p>2.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6">
                <text:p>2.5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2">
                <text:p>2.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8">
                <text:p>2.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4">
                <text:p>3.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">
                <text:p>3.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6">
                <text:p>3.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2">
                <text:p>3.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8">
                <text:p>3.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4">
                <text:p>3.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6">
                <text:p>4.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32">
                <text:p>4.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48">
                <text:p>4.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64">
                <text:p>4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">
                <text:p>4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6">
                <text:p>4.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12">
                <text:p>5.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28">
                <text:p>5.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44">
                <text:p>5.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6">
                <text:p>5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76">
                <text:p>5.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92">
                <text:p>5.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08">
                <text:p>6.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24">
                <text:p>6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4">
                <text:p>6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56">
                <text:p>6.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72">
                <text:p>6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88">
                <text:p>6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04">
                <text:p>7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2">
                <text:p>7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36">
                <text:p>7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52">
                <text:p>7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68">
                <text:p>7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84">
                <text:p>7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16">
                <text:p>8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32">
                <text:p>8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48">
                <text:p>8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64">
                <text:p>8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96">
                <text:p>8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12">
                <text:p>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28">
                <text:p>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44">
                <text:p>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6">
                <text:p>9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76">
                <text:p>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92">
                <text:p>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08">
                <text:p>1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24">
                <text:p>10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4">
                <text:p>10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56">
                <text:p>1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72">
                <text:p>1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88">
                <text:p>1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04">
                <text:p>1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36">
                <text:p>1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52">
                <text:p>1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68">
                <text:p>1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84">
                <text:p>1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16">
                <text:p>1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32">
                <text:p>1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48">
                <text:p>1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64">
                <text:p>1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96">
                <text:p>1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12">
                <text:p>1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28">
                <text:p>1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44">
                <text:p>13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76">
                <text:p>1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92">
                <text:p>1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08">
                <text:p>1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24">
                <text:p>1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56">
                <text:p>14.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713cm" svg:height="15.939cm" xlink:href=".." xlink:type="simple" chart:class="chart:scatter" chart:style-name="ch1">
        <chart:legend chart:legend-position="end" svg:x="36.597cm" svg:y="7.59cm" style:legend-expansion="high" chart:style-name="ch2"/>
        <chart:plot-area chart:style-name="ch3" table:cell-range-address="Sheet1.C2:Sheet1.D943" svg:x="0.774cm" svg:y="0.318cm" svg:width="35.049cm" svg:height="15.303cm">
          <chartooo:coordinate-region svg:x="1.21cm" svg:y="0.517cm" svg:width="34.241cm" svg:height="14.4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943" chart:class="chart:scatter">
            <chart:domain table:cell-range-address="Sheet1.C2:Sheet1.C943"/>
            <chart:data-point chart:repeated="9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2:Sheet1.C943</svg:desc>
                </draw:g>
              </table:table-cell>
              <table:table-cell office:value-type="float" office:value="NaN">
                <text:p>NaN</text:p>
                <draw:g>
                  <svg:desc>Sheet1.D2:Sheet1.D9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">
                <text:p>0.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">
                <text:p>0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">
                <text:p>0.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">
                <text:p>0.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">
                <text:p>0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">
                <text:p>0.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">
                <text:p>0.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">
                <text:p>0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">
                <text:p>0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2">
                <text:p>0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6">
                <text:p>0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4">
                <text:p>0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">
                <text:p>0.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2">
                <text:p>0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6">
                <text:p>0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8">
                <text:p>1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6">
                <text:p>1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4">
                <text:p>1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6">
                <text:p>1.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">
                <text:p>1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2">
                <text:p>1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4">
                <text:p>1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8">
                <text:p>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6">
                <text:p>1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4">
                <text:p>1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8">
                <text:p>1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2">
                <text:p>1.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6">
                <text:p>1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8">
                <text:p>2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2">
                <text:p>2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6">
                <text:p>2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4">
                <text:p>2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8">
                <text:p>2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2">
                <text:p>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6">
                <text:p>2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4">
                <text:p>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2">
                <text:p>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6">
                <text:p>2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">
                <text:p>2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8">
                <text:p>2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2">
                <text:p>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6">
                <text:p>2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">
                <text:p>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4">
                <text:p>2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2">
                <text:p>2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6">
                <text:p>2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04">
                <text:p>3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12">
                <text:p>3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6">
                <text:p>3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2">
                <text:p>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4">
                <text:p>3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2">
                <text:p>3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6">
                <text:p>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4">
                <text:p>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8">
                <text:p>3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6">
                <text:p>3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4">
                <text:p>3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8">
                <text:p>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72">
                <text:p>3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6">
                <text:p>3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4">
                <text:p>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8">
                <text:p>3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92">
                <text:p>3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6">
                <text:p>3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04">
                <text:p>4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8">
                <text:p>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12">
                <text:p>4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6">
                <text:p>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2">
                <text:p>4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4">
                <text:p>4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8">
                <text:p>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32">
                <text:p>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6">
                <text:p>4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4">
                <text:p>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4">
                <text:p>4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8">
                <text:p>4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52">
                <text:p>4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6">
                <text:p>4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6">
                <text:p>4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64">
                <text:p>4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8">
                <text:p>4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72">
                <text:p>4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6">
                <text:p>4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8">
                <text:p>4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4">
                <text:p>4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88">
                <text:p>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92">
                <text:p>4.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6">
                <text:p>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04">
                <text:p>5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08">
                <text:p>5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12">
                <text:p>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16">
                <text:p>5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2">
                <text:p>5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4">
                <text:p>5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8">
                <text:p>5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32">
                <text:p>5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6">
                <text:p>5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4">
                <text:p>5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48">
                <text:p>5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52">
                <text:p>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6">
                <text:p>5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4">
                <text:p>5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8">
                <text:p>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72">
                <text:p>5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76">
                <text:p>5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84">
                <text:p>5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88">
                <text:p>5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92">
                <text:p>5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6">
                <text:p>5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04">
                <text:p>6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08">
                <text:p>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12">
                <text:p>6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6">
                <text:p>6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2">
                <text:p>6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4">
                <text:p>6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28">
                <text:p>6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32">
                <text:p>6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36">
                <text:p>6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44">
                <text:p>6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48">
                <text:p>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52">
                <text:p>6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56">
                <text:p>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6">
                <text:p>6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4">
                <text:p>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68">
                <text:p>6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72">
                <text:p>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6">
                <text:p>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">
                <text:p>6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84">
                <text:p>6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88">
                <text:p>6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92">
                <text:p>6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6">
                <text:p>6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04">
                <text:p>7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08">
                <text:p>7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12">
                <text:p>7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16">
                <text:p>7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24">
                <text:p>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28">
                <text:p>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32">
                <text:p>7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6">
                <text:p>7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4">
                <text:p>7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44">
                <text:p>7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48">
                <text:p>7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52">
                <text:p>7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6">
                <text:p>7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6">
                <text:p>7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64">
                <text:p>7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68">
                <text:p>7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72">
                <text:p>7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76">
                <text:p>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84">
                <text:p>7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88">
                <text:p>7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92">
                <text:p>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96">
                <text:p>7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04">
                <text:p>8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08">
                <text:p>8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12">
                <text:p>8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16">
                <text:p>8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24">
                <text:p>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28">
                <text:p>8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32">
                <text:p>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36">
                <text:p>8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44">
                <text:p>8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48">
                <text:p>8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52">
                <text:p>8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56">
                <text:p>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64">
                <text:p>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68">
                <text:p>8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72">
                <text:p>8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76">
                <text:p>8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84">
                <text:p>8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88">
                <text:p>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92">
                <text:p>8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96">
                <text:p>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04">
                <text:p>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08">
                <text:p>9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12">
                <text:p>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16">
                <text:p>9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24">
                <text:p>9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28">
                <text:p>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32">
                <text:p>9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36">
                <text:p>9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44">
                <text:p>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48">
                <text:p>9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52">
                <text:p>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56">
                <text:p>9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64">
                <text:p>9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68">
                <text:p>9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72">
                <text:p>9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76">
                <text:p>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84">
                <text:p>9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88">
                <text:p>9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92">
                <text:p>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96">
                <text:p>9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04">
                <text:p>1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08">
                <text:p>1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12">
                <text:p>1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16">
                <text:p>1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24">
                <text:p>1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28">
                <text:p>1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32">
                <text:p>1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36">
                <text:p>1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44">
                <text:p>1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48">
                <text:p>1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52">
                <text:p>1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56">
                <text:p>1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6">
                <text:p>1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64">
                <text:p>1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68">
                <text:p>1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72">
                <text:p>1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76">
                <text:p>1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8">
                <text:p>1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84">
                <text:p>1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88">
                <text:p>1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92">
                <text:p>1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96">
                <text:p>1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04">
                <text:p>1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08">
                <text:p>1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12">
                <text:p>1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.16">
                <text:p>1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.24">
                <text:p>11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28">
                <text:p>1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.32">
                <text:p>1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.36">
                <text:p>1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.4">
                <text:p>1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.44">
                <text:p>11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.48">
                <text:p>1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.52">
                <text:p>1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.56">
                <text:p>1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.64">
                <text:p>11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.68">
                <text:p>1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.72">
                <text:p>1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.76">
                <text:p>1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.84">
                <text:p>1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.88">
                <text:p>1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.92">
                <text:p>1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.96">
                <text:p>1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.04">
                <text:p>1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.08">
                <text:p>1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.12">
                <text:p>1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.16">
                <text:p>1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.2">
                <text:p>12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.24">
                <text:p>1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.28">
                <text:p>1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.32">
                <text:p>1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.36">
                <text:p>1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.44">
                <text:p>1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.48">
                <text:p>1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.52">
                <text:p>1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.56">
                <text:p>1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.64">
                <text:p>1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.68">
                <text:p>1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.72">
                <text:p>1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.76">
                <text:p>1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.84">
                <text:p>1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.88">
                <text:p>1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.92">
                <text:p>12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.96">
                <text:p>1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.04">
                <text:p>13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.08">
                <text:p>13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.12">
                <text:p>1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.16">
                <text:p>13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.24">
                <text:p>13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.28">
                <text:p>13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.32">
                <text:p>13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.36">
                <text:p>1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.44">
                <text:p>1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.48">
                <text:p>13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.52">
                <text:p>1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.56">
                <text:p>13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.64">
                <text:p>13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.68">
                <text:p>13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.72">
                <text:p>13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.76">
                <text:p>13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.8">
                <text:p>1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.84">
                <text:p>1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.88">
                <text:p>13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.92">
                <text:p>1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.04">
                <text:p>14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.08">
                <text:p>14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.12">
                <text:p>1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.16">
                <text:p>1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.2">
                <text:p>1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.24">
                <text:p>1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.28">
                <text:p>1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.32">
                <text:p>1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.36">
                <text:p>14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.44">
                <text:p>14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.48">
                <text:p>1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.52">
                <text:p>14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.56">
                <text:p>1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.6">
                <text:p>1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.64">
                <text:p>14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.68">
                <text:p>1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.72">
                <text:p>1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.76">
                <text:p>14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.84">
                <text:p>14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.88">
                <text:p>1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.92">
                <text:p>14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.96">
                <text:p>1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.04">
                <text:p>15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.08">
                <text:p>15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.12">
                <text:p>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.16">
                <text:p>15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.24">
                <text:p>15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.28">
                <text:p>15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.32">
                <text:p>15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.36">
                <text:p>1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.44">
                <text:p>15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.48">
                <text:p>15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.52">
                <text:p>1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.56">
                <text:p>15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.6">
                <text:p>15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.64">
                <text:p>15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.68">
                <text:p>15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.72">
                <text:p>15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.76">
                <text:p>15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.8">
                <text:p>1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.84">
                <text:p>1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.88">
                <text:p>15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.92">
                <text:p>15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.96">
                <text:p>15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.04">
                <text:p>16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.08">
                <text:p>1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.12">
                <text:p>16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.16">
                <text:p>16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.24">
                <text:p>16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.28">
                <text:p>16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.32">
                <text:p>16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.36">
                <text:p>16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.4">
                <text:p>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.44">
                <text:p>16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.48">
                <text:p>1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.52">
                <text:p>16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.56">
                <text:p>1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.6">
                <text:p>1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.64">
                <text:p>1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.68">
                <text:p>16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.72">
                <text:p>1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.76">
                <text:p>1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.8">
                <text:p>1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.84">
                <text:p>16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.88">
                <text:p>16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.92">
                <text:p>16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.96">
                <text:p>1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.04">
                <text:p>17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.08">
                <text:p>17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.12">
                <text:p>1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.16">
                <text:p>17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.2">
                <text:p>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.24">
                <text:p>1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.28">
                <text:p>1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.32">
                <text:p>17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.36">
                <text:p>17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.4">
                <text:p>1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.44">
                <text:p>1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.48">
                <text:p>17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.52">
                <text:p>17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.56">
                <text:p>17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.6">
                <text:p>1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.64">
                <text:p>17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.68">
                <text:p>17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.72">
                <text:p>17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.76">
                <text:p>1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.8">
                <text:p>1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.84">
                <text:p>17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.88">
                <text:p>17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.92">
                <text:p>1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.96">
                <text:p>17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.04">
                <text:p>18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.08">
                <text:p>18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.12">
                <text:p>18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.16">
                <text:p>18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.24">
                <text:p>18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.28">
                <text:p>18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.32">
                <text:p>1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.36">
                <text:p>18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.4">
                <text:p>1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.44">
                <text:p>18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.48">
                <text:p>18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.52">
                <text:p>18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.56">
                <text:p>1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.6">
                <text:p>1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.64">
                <text:p>1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.68">
                <text:p>18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.72">
                <text:p>18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.76">
                <text:p>18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.84">
                <text:p>18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.88">
                <text:p>1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.92">
                <text:p>18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.96">
                <text:p>1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.04">
                <text:p>1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.08">
                <text:p>19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.12">
                <text:p>1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.16">
                <text:p>19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.2">
                <text:p>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.24">
                <text:p>19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.28">
                <text:p>1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.32">
                <text:p>19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.36">
                <text:p>19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.4">
                <text:p>1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.44">
                <text:p>1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.48">
                <text:p>19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.52">
                <text:p>1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.56">
                <text:p>19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.6">
                <text:p>1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.64">
                <text:p>19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.68">
                <text:p>19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.72">
                <text:p>19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.76">
                <text:p>1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.8">
                <text:p>1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.84">
                <text:p>19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.88">
                <text:p>19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.92">
                <text:p>1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.96">
                <text:p>19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.04">
                <text:p>2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.08">
                <text:p>2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.12">
                <text:p>2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.16">
                <text:p>2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.2">
                <text:p>2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.24">
                <text:p>2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.28">
                <text:p>2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.32">
                <text:p>20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.36">
                <text:p>2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.4">
                <text:p>2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.44">
                <text:p>2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.48">
                <text:p>2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.52">
                <text:p>2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.56">
                <text:p>2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.6">
                <text:p>2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.64">
                <text:p>2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.68">
                <text:p>2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.72">
                <text:p>2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.76">
                <text:p>2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.8">
                <text:p>2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.84">
                <text:p>2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.88">
                <text:p>2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.92">
                <text:p>2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.96">
                <text:p>2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1.04">
                <text:p>21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.08">
                <text:p>2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.12">
                <text:p>2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1.16">
                <text:p>2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1.2">
                <text:p>2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.24">
                <text:p>2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.28">
                <text:p>2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.32">
                <text:p>2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1.36">
                <text:p>2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1.4">
                <text:p>2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1.44">
                <text:p>2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1.48">
                <text:p>2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1.52">
                <text:p>2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1.56">
                <text:p>2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1.6">
                <text:p>2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1.64">
                <text:p>2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1.68">
                <text:p>2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1.72">
                <text:p>21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.76">
                <text:p>2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.8">
                <text:p>2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.84">
                <text:p>2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1.88">
                <text:p>2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.92">
                <text:p>2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1.96">
                <text:p>2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2.04">
                <text:p>2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2.08">
                <text:p>2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2.12">
                <text:p>2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2.16">
                <text:p>2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2.2">
                <text:p>2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2.24">
                <text:p>2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2.28">
                <text:p>2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.32">
                <text:p>2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.36">
                <text:p>2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2.4">
                <text:p>2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2.44">
                <text:p>2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.48">
                <text:p>2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.52">
                <text:p>2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2.56">
                <text:p>2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.6">
                <text:p>2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2.64">
                <text:p>2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2.68">
                <text:p>2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2.72">
                <text:p>2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.76">
                <text:p>2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.8">
                <text:p>2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2.84">
                <text:p>2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2.88">
                <text:p>2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2.92">
                <text:p>22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2.96">
                <text:p>2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3.04">
                <text:p>2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3.08">
                <text:p>23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3.12">
                <text:p>2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3.16">
                <text:p>23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3.2">
                <text:p>2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3.24">
                <text:p>23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3.28">
                <text:p>2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3.32">
                <text:p>23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3.36">
                <text:p>2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3.4">
                <text:p>2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3.44">
                <text:p>2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3.48">
                <text:p>23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3.52">
                <text:p>2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3.56">
                <text:p>23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3.6">
                <text:p>2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3.64">
                <text:p>23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3.68">
                <text:p>2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3.72">
                <text:p>23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3.76">
                <text:p>2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3.8">
                <text:p>2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3.84">
                <text:p>2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3.88">
                <text:p>23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3.92">
                <text:p>2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3.96">
                <text:p>23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4.04">
                <text:p>24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4.08">
                <text:p>2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4.12">
                <text:p>2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4.16">
                <text:p>2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4.2">
                <text:p>2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4.24">
                <text:p>2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4.28">
                <text:p>2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4.32">
                <text:p>2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4.36">
                <text:p>24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4.4">
                <text:p>2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4.44">
                <text:p>24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4.48">
                <text:p>2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4.52">
                <text:p>24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4.56">
                <text:p>2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4.6">
                <text:p>2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4.64">
                <text:p>24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4.68">
                <text:p>2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4.72">
                <text:p>2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4.76">
                <text:p>24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4.8">
                <text:p>2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4.84">
                <text:p>24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4.88">
                <text:p>2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4.92">
                <text:p>24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4.96">
                <text:p>2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5.04">
                <text:p>25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5.08">
                <text:p>25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5.12">
                <text:p>2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5.16">
                <text:p>25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5.2">
                <text:p>2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5.24">
                <text:p>25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5.28">
                <text:p>25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5.32">
                <text:p>25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5.36">
                <text:p>2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5.4">
                <text:p>2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5.44">
                <text:p>25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.48">
                <text:p>25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5.52">
                <text:p>2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5.56">
                <text:p>25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5.6">
                <text:p>2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5.64">
                <text:p>25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5.68">
                <text:p>2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5.72">
                <text:p>25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5.76">
                <text:p>25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5.8">
                <text:p>2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5.84">
                <text:p>2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5.88">
                <text:p>25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5.92">
                <text:p>25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5.96">
                <text:p>25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6.04">
                <text:p>26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6.08">
                <text:p>2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6.12">
                <text:p>26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6.16">
                <text:p>26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.2">
                <text:p>2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6.24">
                <text:p>26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6.28">
                <text:p>26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6.32">
                <text:p>26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6.36">
                <text:p>26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6.4">
                <text:p>2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.44">
                <text:p>26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6.48">
                <text:p>2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6.52">
                <text:p>26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6.56">
                <text:p>2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6.6">
                <text:p>2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6.64">
                <text:p>2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6.68">
                <text:p>26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6.72">
                <text:p>2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6.76">
                <text:p>2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6.8">
                <text:p>2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6.84">
                <text:p>26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6.88">
                <text:p>26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6.92">
                <text:p>26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6.96">
                <text:p>2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7.04">
                <text:p>27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7.08">
                <text:p>27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7.12">
                <text:p>2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7.16">
                <text:p>27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7.2">
                <text:p>2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7.24">
                <text:p>2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.28">
                <text:p>2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7.32">
                <text:p>27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7.36">
                <text:p>27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7.4">
                <text:p>2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7.44">
                <text:p>2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7.48">
                <text:p>27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7.52">
                <text:p>27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7.56">
                <text:p>27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7.6">
                <text:p>2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.64">
                <text:p>27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7.68">
                <text:p>27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7.72">
                <text:p>27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7.76">
                <text:p>2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7.8">
                <text:p>2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7.84">
                <text:p>27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7.88">
                <text:p>27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7.92">
                <text:p>2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7.96">
                <text:p>27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8.04">
                <text:p>28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8.08">
                <text:p>28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8.12">
                <text:p>28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8.16">
                <text:p>28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8.2">
                <text:p>2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8.24">
                <text:p>2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8.28">
                <text:p>28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8.32">
                <text:p>2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8.36">
                <text:p>28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8.4">
                <text:p>2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8.44">
                <text:p>28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8.48">
                <text:p>28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8.52">
                <text:p>28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8.56">
                <text:p>2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8.6">
                <text:p>2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8.64">
                <text:p>2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8.68">
                <text:p>28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8.72">
                <text:p>28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8.76">
                <text:p>28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8.8">
                <text:p>2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.84">
                <text:p>28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8.88">
                <text:p>28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8.92">
                <text:p>28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8.96">
                <text:p>2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.04">
                <text:p>2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9.08">
                <text:p>29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9.12">
                <text:p>2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9.16">
                <text:p>29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.2">
                <text:p>2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9.24">
                <text:p>29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9.28">
                <text:p>2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9.32">
                <text:p>29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9.36">
                <text:p>29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9.4">
                <text:p>2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9.44">
                <text:p>2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9.48">
                <text:p>29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9.52">
                <text:p>2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9.56">
                <text:p>29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9.6">
                <text:p>2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9.64">
                <text:p>29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9.68">
                <text:p>29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9.72">
                <text:p>29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9.76">
                <text:p>2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9.8">
                <text:p>2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9.84">
                <text:p>29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9.88">
                <text:p>29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.92">
                <text:p>2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9.96">
                <text:p>29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0.04">
                <text:p>3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0.08">
                <text:p>3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0.12">
                <text:p>3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0.16">
                <text:p>3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0.24">
                <text:p>3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0.28">
                <text:p>3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0.32">
                <text:p>3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0.36">
                <text:p>3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0.4">
                <text:p>3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0.44">
                <text:p>3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0.48">
                <text:p>3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0.52">
                <text:p>3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0.56">
                <text:p>3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0.6">
                <text:p>3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0.64">
                <text:p>3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0.68">
                <text:p>3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0.72">
                <text:p>3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0.76">
                <text:p>3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0.8">
                <text:p>3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0.84">
                <text:p>3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0.88">
                <text:p>3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0.92">
                <text:p>3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0.96">
                <text:p>3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1.04">
                <text:p>3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1.08">
                <text:p>3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1.12">
                <text:p>3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1.16">
                <text:p>3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1.2">
                <text:p>3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1.24">
                <text:p>3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1.28">
                <text:p>3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1.32">
                <text:p>3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1.36">
                <text:p>3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1.4">
                <text:p>3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1.44">
                <text:p>3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1.48">
                <text:p>3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1.52">
                <text:p>3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1.56">
                <text:p>31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1.6">
                <text:p>3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1.64">
                <text:p>3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1.68">
                <text:p>3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1.72">
                <text:p>3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1.76">
                <text:p>3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1.8">
                <text:p>3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1.84">
                <text:p>3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1.88">
                <text:p>3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1.92">
                <text:p>3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1.96">
                <text:p>3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2.04">
                <text:p>3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2.08">
                <text:p>3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2.12">
                <text:p>3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.16">
                <text:p>3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2.2">
                <text:p>3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2.24">
                <text:p>32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2.28">
                <text:p>3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2.32">
                <text:p>3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2.36">
                <text:p>3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2.4">
                <text:p>3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2.44">
                <text:p>3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2.48">
                <text:p>3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2.52">
                <text:p>3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2.56">
                <text:p>3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2.6">
                <text:p>3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2.64">
                <text:p>3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2.68">
                <text:p>3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2.72">
                <text:p>3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2.76">
                <text:p>3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2.8">
                <text:p>3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.84">
                <text:p>3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2.88">
                <text:p>3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2.92">
                <text:p>32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2.96">
                <text:p>3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3.04">
                <text:p>3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3.08">
                <text:p>33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3.12">
                <text:p>3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3.16">
                <text:p>33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3.2">
                <text:p>3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3.24">
                <text:p>33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3.28">
                <text:p>3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3.32">
                <text:p>33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3.36">
                <text:p>3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3.4">
                <text:p>3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3.44">
                <text:p>3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3.48">
                <text:p>33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3.52">
                <text:p>3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3.56">
                <text:p>33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3.6">
                <text:p>3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3.64">
                <text:p>33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3.68">
                <text:p>3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3.72">
                <text:p>33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3.76">
                <text:p>33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3.8">
                <text:p>3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3.84">
                <text:p>3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3.88">
                <text:p>33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3.92">
                <text:p>3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3.96">
                <text:p>33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4.04">
                <text:p>34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4.08">
                <text:p>3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4.12">
                <text:p>3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4.16">
                <text:p>3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4.2">
                <text:p>3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4.24">
                <text:p>3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4.28">
                <text:p>3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4.32">
                <text:p>3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4.36">
                <text:p>34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4.4">
                <text:p>3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4.44">
                <text:p>34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4.48">
                <text:p>3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4.52">
                <text:p>34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4.56">
                <text:p>3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4.6">
                <text:p>3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4.64">
                <text:p>34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4.68">
                <text:p>3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4.72">
                <text:p>3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4.76">
                <text:p>34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4.8">
                <text:p>3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4.84">
                <text:p>34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4.88">
                <text:p>3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.92">
                <text:p>34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4.96">
                <text:p>3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5.04">
                <text:p>35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5.08">
                <text:p>35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5.12">
                <text:p>3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5.16">
                <text:p>35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5.2">
                <text:p>3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5.24">
                <text:p>35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5.28">
                <text:p>35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5.32">
                <text:p>35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5.36">
                <text:p>3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5.4">
                <text:p>35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5.44">
                <text:p>35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.48">
                <text:p>35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5.52">
                <text:p>3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5.56">
                <text:p>35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5.6">
                <text:p>3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5.64">
                <text:p>35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5.68">
                <text:p>3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5.72">
                <text:p>35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5.76">
                <text:p>35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5.8">
                <text:p>3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5.84">
                <text:p>3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5.88">
                <text:p>35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5.92">
                <text:p>35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5.96">
                <text:p>35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6.04">
                <text:p>36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6.08">
                <text:p>3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6.12">
                <text:p>36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6.16">
                <text:p>36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6.2">
                <text:p>3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6.24">
                <text:p>36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6.28">
                <text:p>36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6.32">
                <text:p>36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6.36">
                <text:p>36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6.4">
                <text:p>3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6.44">
                <text:p>36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6.48">
                <text:p>3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6.52">
                <text:p>36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6.56">
                <text:p>3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6.6">
                <text:p>3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6.64">
                <text:p>3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6.68">
                <text:p>36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6.72">
                <text:p>3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6.76">
                <text:p>3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6.8">
                <text:p>3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6.84">
                <text:p>36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6.88">
                <text:p>36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6.92">
                <text:p>36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6.96">
                <text:p>3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7.04">
                <text:p>37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7.08">
                <text:p>37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7.12">
                <text:p>3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7.16">
                <text:p>37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7.2">
                <text:p>3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7.24">
                <text:p>3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7.28">
                <text:p>3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7.32">
                <text:p>37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7.36">
                <text:p>37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7.4">
                <text:p>3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7.44">
                <text:p>3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7.48">
                <text:p>37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7.52">
                <text:p>37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7.56">
                <text:p>37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7.6">
                <text:p>37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7.64">
                <text:p>37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7.68">
                <text:p>37.6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223cm" svg:height="13.813cm" xlink:href=".." xlink:type="simple" chart:class="chart:line" chart:style-name="ch1">
        <chart:legend chart:legend-position="end" svg:x="26.133cm" svg:y="6.527cm" style:legend-expansion="high" chart:style-name="ch2"/>
        <chart:plot-area chart:style-name="ch3" table:cell-range-address="Sheet1.F37:Sheet1.F1036" svg:x="0.564cm" svg:y="0.276cm" svg:width="25.005cm" svg:height="13.261cm">
          <chartooo:coordinate-region svg:x="1.185cm" svg:y="0.276cm" svg:width="24.384cm" svg:height="12.1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7:Sheet1.F1036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37:Sheet1.F10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224cm" svg:height="16.31cm" xlink:href=".." xlink:type="simple" chart:class="chart:scatter" chart:style-name="ch1">
        <chart:legend chart:legend-position="end" svg:x="29.108cm" svg:y="7.776cm" style:legend-expansion="high" chart:style-name="ch2"/>
        <chart:plot-area chart:style-name="ch3" table:cell-range-address="Sheet2.A6:Sheet2.B1000" svg:x="0.624cm" svg:y="0.326cm" svg:width="27.86cm" svg:height="15.658cm">
          <chartooo:coordinate-region svg:x="1.245cm" svg:y="0.525cm" svg:width="26.866cm" svg:height="14.8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6:Sheet2.B1000" chart:class="chart:scatter">
            <chart:domain table:cell-range-address="Sheet2.A6:Sheet2.A1000"/>
            <chart:data-point chart:repeated="99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2.A6:Sheet2.A1000</svg:desc>
                </draw:g>
              </table:table-cell>
              <table:table-cell office:value-type="float" office:value="151">
                <text:p>151</text:p>
                <draw:g>
                  <svg:desc>Sheet2.B6:Sheet2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">
                <text:p>0.2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">
                <text:p>0.2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">
                <text:p>0.3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">
                <text:p>0.3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">
                <text:p>0.4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">
                <text:p>0.4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">
                <text:p>0.5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">
                <text:p>0.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4">
                <text:p>0.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">
                <text:p>0.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">
                <text:p>0.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">
                <text:p>0.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">
                <text:p>0.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8">
                <text:p>0.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">
                <text:p>0.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6">
                <text:p>0.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4">
                <text:p>1.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">
                <text:p>1.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">
                <text:p>1.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6">
                <text:p>1.1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">
                <text:p>1.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4">
                <text:p>1.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8">
                <text:p>1.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2">
                <text:p>1.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6">
                <text:p>1.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">
                <text:p>1.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4">
                <text:p>1.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8">
                <text:p>1.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2">
                <text:p>1.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6">
                <text:p>1.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">
                <text:p>1.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4">
                <text:p>1.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8">
                <text:p>1.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2">
                <text:p>1.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6">
                <text:p>1.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">
                <text:p>1.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4">
                <text:p>1.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8">
                <text:p>1.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2">
                <text:p>1.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6">
                <text:p>1.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4">
                <text:p>2.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8">
                <text:p>2.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2">
                <text:p>2.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6">
                <text:p>2.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">
                <text:p>2.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4">
                <text:p>2.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8">
                <text:p>2.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2">
                <text:p>2.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6">
                <text:p>2.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4">
                <text:p>2.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4">
                <text:p>2.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48">
                <text:p>2.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52">
                <text:p>2.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56">
                <text:p>2.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">
                <text:p>2.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4">
                <text:p>2.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8">
                <text:p>2.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72">
                <text:p>2.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76">
                <text:p>2.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8">
                <text:p>2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84">
                <text:p>2.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88">
                <text:p>2.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92">
                <text:p>2.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96">
                <text:p>2.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4">
                <text:p>3.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8">
                <text:p>3.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12">
                <text:p>3.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6">
                <text:p>3.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2">
                <text:p>3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24">
                <text:p>3.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28">
                <text:p>3.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32">
                <text:p>3.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36">
                <text:p>3.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4">
                <text:p>3.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44">
                <text:p>3.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48">
                <text:p>3.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52">
                <text:p>3.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6">
                <text:p>3.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6">
                <text:p>3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4">
                <text:p>3.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8">
                <text:p>3.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2">
                <text:p>3.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76">
                <text:p>3.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8">
                <text:p>3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84">
                <text:p>3.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88">
                <text:p>3.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92">
                <text:p>3.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96">
                <text:p>3.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04">
                <text:p>4.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08">
                <text:p>4.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12">
                <text:p>4.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16">
                <text:p>4.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2">
                <text:p>4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24">
                <text:p>4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28">
                <text:p>4.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32">
                <text:p>4.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36">
                <text:p>4.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4">
                <text:p>4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44">
                <text:p>4.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48">
                <text:p>4.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52">
                <text:p>4.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56">
                <text:p>4.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6">
                <text:p>4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64">
                <text:p>4.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68">
                <text:p>4.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72">
                <text:p>4.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8">
                <text:p>4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84">
                <text:p>4.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88">
                <text:p>4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92">
                <text:p>4.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96">
                <text:p>4.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04">
                <text:p>5.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08">
                <text:p>5.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12">
                <text:p>5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16">
                <text:p>5.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2">
                <text:p>5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24">
                <text:p>5.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28">
                <text:p>5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32">
                <text:p>5.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36">
                <text:p>5.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4">
                <text:p>5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44">
                <text:p>5.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48">
                <text:p>5.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52">
                <text:p>5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56">
                <text:p>5.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6">
                <text:p>5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64">
                <text:p>5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68">
                <text:p>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72">
                <text:p>5.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76">
                <text:p>5.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8">
                <text:p>5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84">
                <text:p>5.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88">
                <text:p>5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92">
                <text:p>5.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96">
                <text:p>5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04">
                <text:p>6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08">
                <text:p>6.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12">
                <text:p>6.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16">
                <text:p>6.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2">
                <text:p>6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24">
                <text:p>6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28">
                <text:p>6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32">
                <text:p>6.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36">
                <text:p>6.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4">
                <text:p>6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44">
                <text:p>6.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48">
                <text:p>6.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52">
                <text:p>6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56">
                <text:p>6.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6">
                <text:p>6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64">
                <text:p>6.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68">
                <text:p>6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72">
                <text:p>6.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76">
                <text:p>6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8">
                <text:p>6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84">
                <text:p>6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88">
                <text:p>6.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92">
                <text:p>6.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96">
                <text:p>6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04">
                <text:p>7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08">
                <text:p>7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12">
                <text:p>7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16">
                <text:p>7.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2">
                <text:p>7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24">
                <text:p>7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28">
                <text:p>7.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32">
                <text:p>7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36">
                <text:p>7.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4">
                <text:p>7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44">
                <text:p>7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48">
                <text:p>7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52">
                <text:p>7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56">
                <text:p>7.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6">
                <text:p>7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64">
                <text:p>7.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68">
                <text:p>7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72">
                <text:p>7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76">
                <text:p>7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8">
                <text:p>7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84">
                <text:p>7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88">
                <text:p>7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92">
                <text:p>7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96">
                <text:p>7.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04">
                <text:p>8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08">
                <text:p>8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12">
                <text:p>8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16">
                <text:p>8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2">
                <text:p>8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24">
                <text:p>8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28">
                <text:p>8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32">
                <text:p>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36">
                <text:p>8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4">
                <text:p>8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44">
                <text:p>8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48">
                <text:p>8.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52">
                <text:p>8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56">
                <text:p>8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64">
                <text:p>8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68">
                <text:p>8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72">
                <text:p>8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76">
                <text:p>8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84">
                <text:p>8.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88">
                <text:p>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92">
                <text:p>8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96">
                <text:p>8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.04">
                <text:p>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.08">
                <text:p>9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.12">
                <text:p>9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.16">
                <text:p>9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2">
                <text:p>9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24">
                <text:p>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28">
                <text:p>9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32">
                <text:p>9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36">
                <text:p>9.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4">
                <text:p>9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44">
                <text:p>9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48">
                <text:p>9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52">
                <text:p>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56">
                <text:p>9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6">
                <text:p>9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64">
                <text:p>9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68">
                <text:p>9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72">
                <text:p>9.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76">
                <text:p>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84">
                <text:p>9.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88">
                <text:p>9.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92">
                <text:p>9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96">
                <text:p>9.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.04">
                <text:p>1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.08">
                <text:p>1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.12">
                <text:p>10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16">
                <text:p>1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2">
                <text:p>1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24">
                <text:p>10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28">
                <text:p>1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32">
                <text:p>10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36">
                <text:p>10.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4">
                <text:p>10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44">
                <text:p>10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48">
                <text:p>10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52">
                <text:p>10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56">
                <text:p>10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6">
                <text:p>10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64">
                <text:p>1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68">
                <text:p>10.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72">
                <text:p>10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76">
                <text:p>1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8">
                <text:p>1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84">
                <text:p>10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88">
                <text:p>1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92">
                <text:p>10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96">
                <text:p>10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.04">
                <text:p>11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.08">
                <text:p>1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.12">
                <text:p>11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.16">
                <text:p>1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24">
                <text:p>1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28">
                <text:p>11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.32">
                <text:p>11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.36">
                <text:p>1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.4">
                <text:p>1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44">
                <text:p>11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.48">
                <text:p>1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.52">
                <text:p>11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.56">
                <text:p>1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.6">
                <text:p>11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.64">
                <text:p>1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.68">
                <text:p>1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.72">
                <text:p>11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.76">
                <text:p>11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.8">
                <text:p>11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.84">
                <text:p>1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.88">
                <text:p>11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.92">
                <text:p>11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.96">
                <text:p>11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.04">
                <text:p>12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.08">
                <text:p>12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.12">
                <text:p>1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.16">
                <text:p>12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.2">
                <text:p>12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.24">
                <text:p>1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.28">
                <text:p>12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.32">
                <text:p>12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.36">
                <text:p>12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.4">
                <text:p>12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.44">
                <text:p>12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.48">
                <text:p>12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.52">
                <text:p>12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.56">
                <text:p>12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.64">
                <text:p>1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.68">
                <text:p>12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.72">
                <text:p>1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.76">
                <text:p>12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.8">
                <text:p>1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.84">
                <text:p>12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.88">
                <text:p>12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.92">
                <text:p>12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.96">
                <text:p>12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.04">
                <text:p>13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.08">
                <text:p>13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.12">
                <text:p>13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.16">
                <text:p>13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.2">
                <text:p>13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.24">
                <text:p>13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.28">
                <text:p>13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.32">
                <text:p>13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.36">
                <text:p>1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.4">
                <text:p>1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.44">
                <text:p>13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.48">
                <text:p>13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.52">
                <text:p>13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.56">
                <text:p>13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.64">
                <text:p>13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.68">
                <text:p>13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.72">
                <text:p>13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.76">
                <text:p>13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.8">
                <text:p>13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.84">
                <text:p>13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.88">
                <text:p>13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.92">
                <text:p>13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.04">
                <text:p>14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.08">
                <text:p>14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.12">
                <text:p>1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.16">
                <text:p>14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.2">
                <text:p>14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.24">
                <text:p>1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.28">
                <text:p>1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.32">
                <text:p>1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.36">
                <text:p>14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.4">
                <text:p>1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.44">
                <text:p>14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.48">
                <text:p>1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.52">
                <text:p>14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.56">
                <text:p>14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.6">
                <text:p>14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.64">
                <text:p>14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.68">
                <text:p>1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.72">
                <text:p>14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.76">
                <text:p>14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.84">
                <text:p>14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.88">
                <text:p>1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.92">
                <text:p>14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.96">
                <text:p>1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.04">
                <text:p>15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.08">
                <text:p>15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.12">
                <text:p>15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.16">
                <text:p>15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.2">
                <text:p>15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.24">
                <text:p>15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.28">
                <text:p>15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.32">
                <text:p>15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.36">
                <text:p>1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.44">
                <text:p>15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.48">
                <text:p>15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.52">
                <text:p>1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.56">
                <text:p>15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.64">
                <text:p>15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.68">
                <text:p>1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.72">
                <text:p>15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.76">
                <text:p>15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.8">
                <text:p>1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.84">
                <text:p>1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.88">
                <text:p>15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.92">
                <text:p>15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.96">
                <text:p>15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.04">
                <text:p>16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.08">
                <text:p>1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.12">
                <text:p>16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.16">
                <text:p>16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.24">
                <text:p>16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.28">
                <text:p>16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.32">
                <text:p>16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.36">
                <text:p>16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.4">
                <text:p>1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.44">
                <text:p>16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.48">
                <text:p>1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.52">
                <text:p>16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.56">
                <text:p>1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.6">
                <text:p>16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.64">
                <text:p>16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.68">
                <text:p>16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.72">
                <text:p>1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.76">
                <text:p>1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.8">
                <text:p>16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.84">
                <text:p>16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.88">
                <text:p>16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.92">
                <text:p>16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.96">
                <text:p>1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.04">
                <text:p>17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.08">
                <text:p>17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.12">
                <text:p>1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.16">
                <text:p>17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.2">
                <text:p>1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.24">
                <text:p>1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.28">
                <text:p>1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.32">
                <text:p>17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.36">
                <text:p>17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.4">
                <text:p>1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.44">
                <text:p>17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.48">
                <text:p>17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.52">
                <text:p>17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.56">
                <text:p>17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.6">
                <text:p>17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.64">
                <text:p>17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.68">
                <text:p>17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.72">
                <text:p>17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.76">
                <text:p>1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.8">
                <text:p>1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.84">
                <text:p>17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.88">
                <text:p>17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.92">
                <text:p>1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.96">
                <text:p>17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8.04">
                <text:p>18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.08">
                <text:p>18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8.12">
                <text:p>18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.16">
                <text:p>18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.24">
                <text:p>1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.28">
                <text:p>18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.32">
                <text:p>18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.36">
                <text:p>18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.4">
                <text:p>1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.44">
                <text:p>18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.48">
                <text:p>18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.52">
                <text:p>18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.56">
                <text:p>18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.6">
                <text:p>1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.64">
                <text:p>1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.68">
                <text:p>18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.72">
                <text:p>18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.76">
                <text:p>18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.84">
                <text:p>18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.88">
                <text:p>18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.92">
                <text:p>18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.96">
                <text:p>1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.04">
                <text:p>1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.08">
                <text:p>19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.12">
                <text:p>1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.16">
                <text:p>19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.2">
                <text:p>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.24">
                <text:p>19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.28">
                <text:p>1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.32">
                <text:p>19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.36">
                <text:p>19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.4">
                <text:p>1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.44">
                <text:p>1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.48">
                <text:p>19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.52">
                <text:p>19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.56">
                <text:p>19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.6">
                <text:p>1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.64">
                <text:p>19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.68">
                <text:p>19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.72">
                <text:p>19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.76">
                <text:p>19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.8">
                <text:p>1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.84">
                <text:p>19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.88">
                <text:p>19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.92">
                <text:p>1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.96">
                <text:p>19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.04">
                <text:p>2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.08">
                <text:p>2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.12">
                <text:p>2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.16">
                <text:p>2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.2">
                <text:p>2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.24">
                <text:p>20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.28">
                <text:p>2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.32">
                <text:p>2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.36">
                <text:p>2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.4">
                <text:p>2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.44">
                <text:p>2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.48">
                <text:p>2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.52">
                <text:p>2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.56">
                <text:p>2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.6">
                <text:p>2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.64">
                <text:p>2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.68">
                <text:p>2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.72">
                <text:p>2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.76">
                <text:p>2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.8">
                <text:p>2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.84">
                <text:p>2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.88">
                <text:p>2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.92">
                <text:p>2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.96">
                <text:p>2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1.04">
                <text:p>21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1.08">
                <text:p>2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1.12">
                <text:p>2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1.16">
                <text:p>21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1.2">
                <text:p>2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.24">
                <text:p>2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.28">
                <text:p>2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1.32">
                <text:p>2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1.36">
                <text:p>2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.4">
                <text:p>2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.44">
                <text:p>2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.48">
                <text:p>2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1.52">
                <text:p>21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1.56">
                <text:p>2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1.6">
                <text:p>2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1.64">
                <text:p>2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1.68">
                <text:p>2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1.72">
                <text:p>2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1.76">
                <text:p>2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1.8">
                <text:p>2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1.84">
                <text:p>2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1.88">
                <text:p>2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.92">
                <text:p>2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.96">
                <text:p>2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2.04">
                <text:p>2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2.08">
                <text:p>2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2.12">
                <text:p>2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2.16">
                <text:p>2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2.2">
                <text:p>2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2.24">
                <text:p>2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2.28">
                <text:p>2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2.32">
                <text:p>2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2.36">
                <text:p>2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2.4">
                <text:p>22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2.44">
                <text:p>2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.48">
                <text:p>2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.52">
                <text:p>2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2.56">
                <text:p>2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2.6">
                <text:p>2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.64">
                <text:p>2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.68">
                <text:p>2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2.72">
                <text:p>2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.76">
                <text:p>2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2.8">
                <text:p>2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2.84">
                <text:p>2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2.88">
                <text:p>22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.92">
                <text:p>22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.96">
                <text:p>2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3.04">
                <text:p>2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3.08">
                <text:p>23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3.12">
                <text:p>23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3.16">
                <text:p>23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3.2">
                <text:p>2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3.24">
                <text:p>23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3.28">
                <text:p>2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3.32">
                <text:p>23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3.36">
                <text:p>2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3.4">
                <text:p>2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3.44">
                <text:p>2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3.48">
                <text:p>23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3.52">
                <text:p>2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3.56">
                <text:p>23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3.6">
                <text:p>2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3.64">
                <text:p>23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3.68">
                <text:p>23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3.72">
                <text:p>23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3.76">
                <text:p>2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3.8">
                <text:p>2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3.84">
                <text:p>2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3.88">
                <text:p>23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3.92">
                <text:p>2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3.96">
                <text:p>23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4.04">
                <text:p>24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4.08">
                <text:p>2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4.12">
                <text:p>2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4.16">
                <text:p>2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4.2">
                <text:p>2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4.24">
                <text:p>2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4.28">
                <text:p>2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4.32">
                <text:p>2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4.36">
                <text:p>24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4.4">
                <text:p>2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4.44">
                <text:p>24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4.48">
                <text:p>2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4.52">
                <text:p>24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4.56">
                <text:p>24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4.6">
                <text:p>2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4.64">
                <text:p>24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4.68">
                <text:p>2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4.72">
                <text:p>2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4.76">
                <text:p>24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4.8">
                <text:p>2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4.84">
                <text:p>24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4.88">
                <text:p>2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4.92">
                <text:p>24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4.96">
                <text:p>2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5.04">
                <text:p>25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5.08">
                <text:p>25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5.12">
                <text:p>2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5.16">
                <text:p>25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5.2">
                <text:p>2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5.24">
                <text:p>25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5.28">
                <text:p>25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5.32">
                <text:p>25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5.36">
                <text:p>2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5.4">
                <text:p>2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5.44">
                <text:p>25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5.48">
                <text:p>25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5.52">
                <text:p>2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5.56">
                <text:p>25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5.6">
                <text:p>25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.64">
                <text:p>25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5.68">
                <text:p>2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5.72">
                <text:p>25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5.76">
                <text:p>25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5.8">
                <text:p>2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5.84">
                <text:p>2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5.88">
                <text:p>25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5.92">
                <text:p>25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5.96">
                <text:p>25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6.04">
                <text:p>26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6.08">
                <text:p>2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6.12">
                <text:p>26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6.16">
                <text:p>26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6.2">
                <text:p>2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6.24">
                <text:p>26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6.28">
                <text:p>26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6.32">
                <text:p>26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.36">
                <text:p>26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6.4">
                <text:p>2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6.44">
                <text:p>26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6.48">
                <text:p>26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6.52">
                <text:p>26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6.56">
                <text:p>2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.6">
                <text:p>2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6.64">
                <text:p>2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6.68">
                <text:p>26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6.72">
                <text:p>2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6.76">
                <text:p>26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6.8">
                <text:p>2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6.84">
                <text:p>26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6.88">
                <text:p>26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6.92">
                <text:p>26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6.96">
                <text:p>2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7.04">
                <text:p>27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7.08">
                <text:p>27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7.12">
                <text:p>2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7.16">
                <text:p>27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7.2">
                <text:p>2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7.24">
                <text:p>2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7.28">
                <text:p>27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7.32">
                <text:p>27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7.36">
                <text:p>27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7.4">
                <text:p>2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.44">
                <text:p>2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7.48">
                <text:p>27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7.52">
                <text:p>27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7.56">
                <text:p>27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7.6">
                <text:p>27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7.64">
                <text:p>27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7.68">
                <text:p>27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7.72">
                <text:p>27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7.76">
                <text:p>27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.8">
                <text:p>2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7.84">
                <text:p>27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7.88">
                <text:p>27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7.92">
                <text:p>27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7.96">
                <text:p>27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8.04">
                <text:p>28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8.08">
                <text:p>28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8.12">
                <text:p>28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8.16">
                <text:p>28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8.2">
                <text:p>2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8.24">
                <text:p>2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8.28">
                <text:p>28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8.32">
                <text:p>2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8.36">
                <text:p>28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8.4">
                <text:p>2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8.44">
                <text:p>28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8.48">
                <text:p>28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8.52">
                <text:p>28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8.56">
                <text:p>2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8.6">
                <text:p>2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8.64">
                <text:p>2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8.68">
                <text:p>28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8.72">
                <text:p>28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8.76">
                <text:p>28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8.8">
                <text:p>2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8.84">
                <text:p>28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8.88">
                <text:p>2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8.92">
                <text:p>28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8.96">
                <text:p>2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9.04">
                <text:p>2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9.08">
                <text:p>29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9.12">
                <text:p>2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9.16">
                <text:p>29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.2">
                <text:p>2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9.24">
                <text:p>29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9.28">
                <text:p>2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9.32">
                <text:p>29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.36">
                <text:p>29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9.4">
                <text:p>2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9.44">
                <text:p>2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9.48">
                <text:p>29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9.52">
                <text:p>2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9.56">
                <text:p>29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9.6">
                <text:p>2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9.64">
                <text:p>29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9.68">
                <text:p>29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9.72">
                <text:p>29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9.76">
                <text:p>2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9.8">
                <text:p>2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9.84">
                <text:p>29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9.88">
                <text:p>29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9.92">
                <text:p>2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9.96">
                <text:p>29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0.04">
                <text:p>3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0.08">
                <text:p>3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0.12">
                <text:p>3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0.16">
                <text:p>3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0.24">
                <text:p>3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0.28">
                <text:p>3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0.32">
                <text:p>3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0.36">
                <text:p>3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0.4">
                <text:p>3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0.44">
                <text:p>3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0.48">
                <text:p>3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0.52">
                <text:p>30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0.56">
                <text:p>3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0.6">
                <text:p>3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0.64">
                <text:p>3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0.68">
                <text:p>3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0.72">
                <text:p>3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0.76">
                <text:p>3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0.8">
                <text:p>3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0.84">
                <text:p>3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0.88">
                <text:p>3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0.92">
                <text:p>3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0.96">
                <text:p>3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1.04">
                <text:p>3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1.08">
                <text:p>3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1.12">
                <text:p>3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1.16">
                <text:p>3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1.2">
                <text:p>3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1.24">
                <text:p>3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1.28">
                <text:p>3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1.32">
                <text:p>3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1.36">
                <text:p>3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1.4">
                <text:p>3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1.44">
                <text:p>31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1.48">
                <text:p>3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1.52">
                <text:p>3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1.56">
                <text:p>3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1.6">
                <text:p>3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1.64">
                <text:p>3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1.68">
                <text:p>3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1.72">
                <text:p>3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1.76">
                <text:p>3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1.8">
                <text:p>3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1.84">
                <text:p>3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1.88">
                <text:p>3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1.92">
                <text:p>3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1.96">
                <text:p>3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2.04">
                <text:p>3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2.08">
                <text:p>3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2.12">
                <text:p>3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2.16">
                <text:p>3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2.2">
                <text:p>3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2.24">
                <text:p>3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2.28">
                <text:p>3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.32">
                <text:p>3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2.36">
                <text:p>3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2.4">
                <text:p>3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2.44">
                <text:p>3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2.48">
                <text:p>3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2.52">
                <text:p>3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2.56">
                <text:p>32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2.6">
                <text:p>3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2.64">
                <text:p>3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2.68">
                <text:p>3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2.72">
                <text:p>3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2.76">
                <text:p>3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2.8">
                <text:p>3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2.84">
                <text:p>3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2.88">
                <text:p>3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2.92">
                <text:p>32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2.96">
                <text:p>3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3.04">
                <text:p>3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3.08">
                <text:p>33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3.12">
                <text:p>3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3.16">
                <text:p>33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3.2">
                <text:p>3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3.24">
                <text:p>33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3.28">
                <text:p>3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3.32">
                <text:p>33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3.36">
                <text:p>3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3.4">
                <text:p>3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3.44">
                <text:p>3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3.48">
                <text:p>33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3.52">
                <text:p>3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3.56">
                <text:p>33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3.6">
                <text:p>33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3.64">
                <text:p>33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3.68">
                <text:p>3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3.72">
                <text:p>33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3.76">
                <text:p>33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3.8">
                <text:p>3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3.84">
                <text:p>3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3.88">
                <text:p>33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3.92">
                <text:p>3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3.96">
                <text:p>33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4.04">
                <text:p>34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4.08">
                <text:p>3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4.12">
                <text:p>3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4.16">
                <text:p>3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4.2">
                <text:p>3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4.24">
                <text:p>3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4.28">
                <text:p>3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4.32">
                <text:p>3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4.36">
                <text:p>34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4.4">
                <text:p>3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4.44">
                <text:p>34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4.48">
                <text:p>3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4.52">
                <text:p>34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4.56">
                <text:p>3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4.6">
                <text:p>3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4.64">
                <text:p>34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4.68">
                <text:p>34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4.72">
                <text:p>3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4.76">
                <text:p>34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4.8">
                <text:p>34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4.84">
                <text:p>34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4.88">
                <text:p>3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4.92">
                <text:p>34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4.96">
                <text:p>3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.04">
                <text:p>35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5.08">
                <text:p>35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5.12">
                <text:p>3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5.16">
                <text:p>35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5.2">
                <text:p>3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5.24">
                <text:p>35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5.28">
                <text:p>35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5.32">
                <text:p>35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5.36">
                <text:p>3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5.4">
                <text:p>35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5.44">
                <text:p>35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5.48">
                <text:p>35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5.52">
                <text:p>3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5.56">
                <text:p>35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5.6">
                <text:p>3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.64">
                <text:p>35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5.68">
                <text:p>3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5.72">
                <text:p>35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5.76">
                <text:p>35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5.8">
                <text:p>3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5.84">
                <text:p>3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5.88">
                <text:p>35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5.92">
                <text:p>35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5.96">
                <text:p>35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6.04">
                <text:p>36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6.08">
                <text:p>3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6.12">
                <text:p>36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6.16">
                <text:p>36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6.2">
                <text:p>3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6.24">
                <text:p>36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6.28">
                <text:p>36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6.32">
                <text:p>36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6.36">
                <text:p>36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6.4">
                <text:p>3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6.44">
                <text:p>36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6.48">
                <text:p>3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6.52">
                <text:p>36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6.56">
                <text:p>3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6.6">
                <text:p>3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6.64">
                <text:p>3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6.68">
                <text:p>36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6.72">
                <text:p>3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6.76">
                <text:p>3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6.8">
                <text:p>3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6.84">
                <text:p>36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6.88">
                <text:p>36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6.92">
                <text:p>36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6.96">
                <text:p>3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7.04">
                <text:p>37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7.08">
                <text:p>37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7.12">
                <text:p>3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7.16">
                <text:p>37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7.2">
                <text:p>3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7.24">
                <text:p>3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7.28">
                <text:p>3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7.32">
                <text:p>37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7.36">
                <text:p>37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7.4">
                <text:p>3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7.44">
                <text:p>3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7.48">
                <text:p>37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7.52">
                <text:p>37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7.56">
                <text:p>37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7.6">
                <text:p>3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7.64">
                <text:p>37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7.68">
                <text:p>37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7.72">
                <text:p>37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7.76">
                <text:p>3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7.8">
                <text:p>3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7.84">
                <text:p>37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7.88">
                <text:p>37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7.92">
                <text:p>3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7.96">
                <text:p>37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8.04">
                <text:p>38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8.08">
                <text:p>38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8.12">
                <text:p>38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8.16">
                <text:p>38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8.2">
                <text:p>3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8.24">
                <text:p>3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8.28">
                <text:p>38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8.32">
                <text:p>3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8.36">
                <text:p>38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8.4">
                <text:p>3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8.44">
                <text:p>38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8.48">
                <text:p>38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8.52">
                <text:p>38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8.56">
                <text:p>3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8.6">
                <text:p>3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8.64">
                <text:p>3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8.68">
                <text:p>38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8.72">
                <text:p>38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8.76">
                <text:p>38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8.8">
                <text:p>3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8.84">
                <text:p>38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8.88">
                <text:p>3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8.92">
                <text:p>38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8.96">
                <text:p>3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9.04">
                <text:p>3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9.08">
                <text:p>39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9.12">
                <text:p>3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9.16">
                <text:p>39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9.24">
                <text:p>39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9.28">
                <text:p>3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9.32">
                <text:p>39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9.36">
                <text:p>39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9.4">
                <text:p>3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9.44">
                <text:p>3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9.48">
                <text:p>39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9.52">
                <text:p>3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9.56">
                <text:p>39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9.6">
                <text:p>3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9.64">
                <text:p>39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9.68">
                <text:p>39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9.72">
                <text:p>39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9.76">
                <text:p>3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9.84">
                <text:p>39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9.88">
                <text:p>39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9.92">
                <text:p>3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9.96">
                <text:p>39.9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